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pt"/>
    </style:style>
    <style:style style:name="co2" style:family="table-column">
      <style:table-column-properties fo:break-before="auto" style:column-width="96.5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ut_20_2000" table:style-name="ta1">
        <table:shapes>
          <draw:frame draw:z-index="0" draw:style-name="gr1" draw:text-style-name="P1" svg:width="1329pt" svg:height="638.5pt" svg:x="130.28pt" svg:y="3pt">
            <loext:p draw:notify-on-update-of-ranges="out_20_2000.B1:out_20_2000.B20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00101E+018" calcext:value-type="float">
            <text:p>4.00101E+01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9165E+018" calcext:value-type="float">
            <text:p>2.9165E+0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.84081E+018" calcext:value-type="float">
            <text:p>7.84081E+0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022E+018" calcext:value-type="float">
            <text:p>3.022E+0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84255E+018" calcext:value-type="float">
            <text:p>1.84255E+0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20512E+018" calcext:value-type="float">
            <text:p>2.20512E+01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54528E+018" calcext:value-type="float">
            <text:p>4.54528E+01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.00126E+017" calcext:value-type="float">
            <text:p>8.00126E+0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.5883E+018" calcext:value-type="float">
            <text:p>4.5883E+0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.1046E+017" calcext:value-type="float">
            <text:p>9.1046E+0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80631E+018" calcext:value-type="float">
            <text:p>6.80631E+0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.2702E+018" calcext:value-type="float">
            <text:p>1.2702E+01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55476E+018" calcext:value-type="float">
            <text:p>4.55476E+01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44504E+018" calcext:value-type="float">
            <text:p>4.44504E+01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.60355E+018" calcext:value-type="float">
            <text:p>6.60355E+0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01008E+018" calcext:value-type="float">
            <text:p>1.01008E+01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.25273E+016" calcext:value-type="float">
            <text:p>4.25273E+0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.1003E+016" calcext:value-type="float">
            <text:p>1.1003E+01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.64422E+018" calcext:value-type="float">
            <text:p>1.64422E+0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2737E+018" calcext:value-type="float">
            <text:p>2.2737E+0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.6239E+018" calcext:value-type="float">
            <text:p>3.6239E+0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.81015E+018" calcext:value-type="float">
            <text:p>3.81015E+0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45812E+018" calcext:value-type="float">
            <text:p>4.45812E+01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.30141E+018" calcext:value-type="float">
            <text:p>2.30141E+0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.11412E+018" calcext:value-type="float">
            <text:p>6.11412E+01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.02853E+018" calcext:value-type="float">
            <text:p>2.02853E+0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.44142E+018" calcext:value-type="float">
            <text:p>2.44142E+0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.2221E+018" calcext:value-type="float">
            <text:p>2.2221E+01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.0403E+018" calcext:value-type="float">
            <text:p>6.0403E+0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.33437E+018" calcext:value-type="float">
            <text:p>4.33437E+0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.36681E+018" calcext:value-type="float">
            <text:p>3.36681E+0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.20304E+018" calcext:value-type="float">
            <text:p>5.20304E+0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63272E+018" calcext:value-type="float">
            <text:p>8.63272E+0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.49048E+018" calcext:value-type="float">
            <text:p>1.49048E+0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11E+018" calcext:value-type="float">
            <text:p>5.11E+01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.19811E+018" calcext:value-type="float">
            <text:p>6.19811E+0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.35233E+017" calcext:value-type="float">
            <text:p>8.35233E+01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.30676E+018" calcext:value-type="float">
            <text:p>3.30676E+01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.04402E+018" calcext:value-type="float">
            <text:p>6.04402E+01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.2445E+018" calcext:value-type="float">
            <text:p>1.2445E+01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02102E+018" calcext:value-type="float">
            <text:p>1.02102E+0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4251E+018" calcext:value-type="float">
            <text:p>5.4251E+0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.49023E+018" calcext:value-type="float">
            <text:p>1.49023E+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3.31375E+017" calcext:value-type="float">
            <text:p>3.31375E+01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.26115E+018" calcext:value-type="float">
            <text:p>1.26115E+01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.11084E+018" calcext:value-type="float">
            <text:p>4.11084E+0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92145E+018" calcext:value-type="float">
            <text:p>5.92145E+01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.60114E+018" calcext:value-type="float">
            <text:p>4.60114E+0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00121E+018" calcext:value-type="float">
            <text:p>1.00121E+01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0546E+018" calcext:value-type="float">
            <text:p>5.0546E+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0307E+018" calcext:value-type="float">
            <text:p>6.70307E+01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.51041E+018" calcext:value-type="float">
            <text:p>1.51041E+0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.03271E+018" calcext:value-type="float">
            <text:p>7.03271E+01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7.14047E+018" calcext:value-type="float">
            <text:p>7.14047E+0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.50401E+017" calcext:value-type="float">
            <text:p>2.50401E+01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.22162E+018" calcext:value-type="float">
            <text:p>2.22162E+0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.08312E+018" calcext:value-type="float">
            <text:p>4.08312E+01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.16432E+018" calcext:value-type="float">
            <text:p>2.16432E+0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11224E+018" calcext:value-type="float">
            <text:p>5.11224E+0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.21859E+018" calcext:value-type="float">
            <text:p>1.21859E+0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23821E+018" calcext:value-type="float">
            <text:p>3.23821E+0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.40003E+018" calcext:value-type="float">
            <text:p>2.40003E+0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6.16122E+018" calcext:value-type="float">
            <text:p>6.16122E+01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.72025E+018" calcext:value-type="float">
            <text:p>6.72025E+01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.04235E+018" calcext:value-type="float">
            <text:p>4.04235E+01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.24866E+018" calcext:value-type="float">
            <text:p>1.24866E+018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.51901E+018" calcext:value-type="float">
            <text:p>6.51901E+018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.02242E+018" calcext:value-type="float">
            <text:p>2.02242E+018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.3223E+018" calcext:value-type="float">
            <text:p>1.3223E+018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.30562E+017" calcext:value-type="float">
            <text:p>4.30562E+01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.71774E+018" calcext:value-type="float">
            <text:p>1.71774E+0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.14004E+017" calcext:value-type="float">
            <text:p>2.14004E+017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7.0207E+018" calcext:value-type="float">
            <text:p>7.0207E+0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.6631E+018" calcext:value-type="float">
            <text:p>2.6631E+0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7.30316E+018" calcext:value-type="float">
            <text:p>7.30316E+0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21126E+017" calcext:value-type="float">
            <text:p>5.21126E+01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.40511E+018" calcext:value-type="float">
            <text:p>1.40511E+0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.36107E+018" calcext:value-type="float">
            <text:p>4.36107E+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.27003E+017" calcext:value-type="float">
            <text:p>2.27003E+01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8.44343E+018" calcext:value-type="float">
            <text:p>8.44343E+0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.23602E+018" calcext:value-type="float">
            <text:p>7.23602E+0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.70323E+018" calcext:value-type="float">
            <text:p>1.70323E+01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.15682E+017" calcext:value-type="float">
            <text:p>6.15682E+01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.31142E+018" calcext:value-type="float">
            <text:p>6.31142E+0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.3574E+018" calcext:value-type="float">
            <text:p>3.3574E+0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0453E+018" calcext:value-type="float">
            <text:p>4.0453E+018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73428E+017" calcext:value-type="float">
            <text:p>4.73428E+017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76127E+018" calcext:value-type="float">
            <text:p>1.76127E+01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.05053E+018" calcext:value-type="float">
            <text:p>3.05053E+018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.07806E+016" calcext:value-type="float">
            <text:p>6.07806E+01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17004E+018" calcext:value-type="float">
            <text:p>3.17004E+0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3.30345E+016" calcext:value-type="float">
            <text:p>3.30345E+016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.13744E+018" calcext:value-type="float">
            <text:p>6.13744E+0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2.2204E+017" calcext:value-type="float">
            <text:p>2.2204E+0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2.33403E+018" calcext:value-type="float">
            <text:p>2.33403E+01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00042E+018" calcext:value-type="float">
            <text:p>1.00042E+018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3.63114E+018" calcext:value-type="float">
            <text:p>3.63114E+0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.00303E+018" calcext:value-type="float">
            <text:p>7.00303E+018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.45232E+018" calcext:value-type="float">
            <text:p>8.45232E+01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7.20241E+017" calcext:value-type="float">
            <text:p>7.20241E+0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.46163E+016" calcext:value-type="float">
            <text:p>2.46163E+0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8.47312E+017" calcext:value-type="float">
            <text:p>8.47312E+01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9.72361E+018" calcext:value-type="float">
            <text:p>9.72361E+0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3.01403E+018" calcext:value-type="float">
            <text:p>3.01403E+0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.71062E+018" calcext:value-type="float">
            <text:p>5.71062E+0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2.30092E+016" calcext:value-type="float">
            <text:p>2.30092E+01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45577E+018" calcext:value-type="float">
            <text:p>1.45577E+018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21104E+018" calcext:value-type="float">
            <text:p>1.21104E+01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2.02652E+017" calcext:value-type="float">
            <text:p>2.02652E+01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9.45329E+017" calcext:value-type="float">
            <text:p>9.45329E+01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.43042E+018" calcext:value-type="float">
            <text:p>6.43042E+01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.21312E+018" calcext:value-type="float">
            <text:p>3.21312E+01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.40204E+018" calcext:value-type="float">
            <text:p>6.40204E+018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7821210000000000" calcext:value-type="float">
            <text:p>782121000000000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20023E+018" calcext:value-type="float">
            <text:p>1.20023E+0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83533E+018" calcext:value-type="float">
            <text:p>4.83533E+018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5024E+016" calcext:value-type="float">
            <text:p>1.5024E+01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32384E+017" calcext:value-type="float">
            <text:p>4.32384E+01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23326E+018" calcext:value-type="float">
            <text:p>1.23326E+018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.0227E+017" calcext:value-type="float">
            <text:p>2.0227E+01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.21587E+018" calcext:value-type="float">
            <text:p>6.21587E+0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2.33032E+018" calcext:value-type="float">
            <text:p>2.33032E+0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.00423E+018" calcext:value-type="float">
            <text:p>2.00423E+0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63561E+018" calcext:value-type="float">
            <text:p>1.63561E+018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63142E+017" calcext:value-type="float">
            <text:p>1.63142E+0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.1634E+017" calcext:value-type="float">
            <text:p>2.1634E+01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2.13206E+018" calcext:value-type="float">
            <text:p>2.13206E+0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.11582E+018" calcext:value-type="float">
            <text:p>2.11582E+01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31411E+016" calcext:value-type="float">
            <text:p>3.31411E+01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22104E+018" calcext:value-type="float">
            <text:p>3.22104E+0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4471E+018" calcext:value-type="float">
            <text:p>1.4471E+0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.24272E+018" calcext:value-type="float">
            <text:p>4.24272E+0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63331E+018" calcext:value-type="float">
            <text:p>1.63331E+0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2.17212E+016" calcext:value-type="float">
            <text:p>2.17212E+01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.81103E+018" calcext:value-type="float">
            <text:p>3.81103E+01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8.37211E+018" calcext:value-type="float">
            <text:p>8.37211E+01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.13256E+018" calcext:value-type="float">
            <text:p>4.13256E+018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2483E+017" calcext:value-type="float">
            <text:p>1.2483E+0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.0204E+018" calcext:value-type="float">
            <text:p>2.0204E+01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.042E+016" calcext:value-type="float">
            <text:p>4.042E+0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16014E+018" calcext:value-type="float">
            <text:p>3.16014E+018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7.05275E+017" calcext:value-type="float">
            <text:p>7.05275E+01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41318E+018" calcext:value-type="float">
            <text:p>1.41318E+01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.26301E+018" calcext:value-type="float">
            <text:p>5.26301E+018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.3105E+018" calcext:value-type="float">
            <text:p>3.3105E+01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10301E+018" calcext:value-type="float">
            <text:p>1.10301E+01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.05045E+018" calcext:value-type="float">
            <text:p>4.05045E+018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.03131E+018" calcext:value-type="float">
            <text:p>4.03131E+0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.41324E+018" calcext:value-type="float">
            <text:p>4.41324E+0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63655E+018" calcext:value-type="float">
            <text:p>3.63655E+0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32283E+018" calcext:value-type="float">
            <text:p>2.32283E+0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.61733E+018" calcext:value-type="float">
            <text:p>4.61733E+0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.06726E+018" calcext:value-type="float">
            <text:p>4.06726E+0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.033E+018" calcext:value-type="float">
            <text:p>2.033E+0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5.68042E+018" calcext:value-type="float">
            <text:p>5.68042E+01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.01333E+018" calcext:value-type="float">
            <text:p>4.01333E+01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8.02303E+018" calcext:value-type="float">
            <text:p>8.02303E+01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.4468E+018" calcext:value-type="float">
            <text:p>5.4468E+01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.48224E+016" calcext:value-type="float">
            <text:p>5.48224E+0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.27044E+018" calcext:value-type="float">
            <text:p>2.27044E+01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28643E+018" calcext:value-type="float">
            <text:p>4.28643E+01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.54059E+018" calcext:value-type="float">
            <text:p>2.54059E+01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.50603E+018" calcext:value-type="float">
            <text:p>2.50603E+01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.31611E+018" calcext:value-type="float">
            <text:p>1.31611E+01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.21106E+018" calcext:value-type="float">
            <text:p>2.21106E+01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.06062E+017" calcext:value-type="float">
            <text:p>2.06062E+01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.50812E+017" calcext:value-type="float">
            <text:p>3.50812E+01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9.06041E+018" calcext:value-type="float">
            <text:p>9.06041E+01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.631E+018" calcext:value-type="float">
            <text:p>2.631E+01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18125E+017" calcext:value-type="float">
            <text:p>4.18125E+01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5105E+018" calcext:value-type="float">
            <text:p>4.5105E+018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2154E+018" calcext:value-type="float">
            <text:p>4.2154E+01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.37352E+017" calcext:value-type="float">
            <text:p>2.37352E+017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.53113E+018" calcext:value-type="float">
            <text:p>2.53113E+018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.07132E+018" calcext:value-type="float">
            <text:p>1.07132E+0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8.08722E+018" calcext:value-type="float">
            <text:p>8.08722E+018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.11832E+018" calcext:value-type="float">
            <text:p>2.11832E+018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.85034E+018" calcext:value-type="float">
            <text:p>1.85034E+018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.3572E+018" calcext:value-type="float">
            <text:p>1.3572E+01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.37116E+018" calcext:value-type="float">
            <text:p>2.37116E+018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.08573E+018" calcext:value-type="float">
            <text:p>1.08573E+01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.43325E+018" calcext:value-type="float">
            <text:p>1.43325E+018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11103E+018" calcext:value-type="float">
            <text:p>3.11103E+01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.30352E+017" calcext:value-type="float">
            <text:p>1.30352E+01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.48262E+018" calcext:value-type="float">
            <text:p>5.48262E+018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.16426E+018" calcext:value-type="float">
            <text:p>1.16426E+0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8.26681E+018" calcext:value-type="float">
            <text:p>8.26681E+0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.24001E+018" calcext:value-type="float">
            <text:p>1.24001E+0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88052E+018" calcext:value-type="float">
            <text:p>3.88052E+0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.23303E+018" calcext:value-type="float">
            <text:p>3.23303E+01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.16513E+018" calcext:value-type="float">
            <text:p>5.16513E+0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.35845E+018" calcext:value-type="float">
            <text:p>4.35845E+0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.03555E+017" calcext:value-type="float">
            <text:p>6.03555E+01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.13613E+018" calcext:value-type="float">
            <text:p>5.13613E+01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.25854E+018" calcext:value-type="float">
            <text:p>6.25854E+01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.33246E+018" calcext:value-type="float">
            <text:p>1.33246E+018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7.32852E+018" calcext:value-type="float">
            <text:p>7.32852E+018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.64806E+017" calcext:value-type="float">
            <text:p>2.64806E+01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.05344E+018" calcext:value-type="float">
            <text:p>1.05344E+0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8.55423E+018" calcext:value-type="float">
            <text:p>8.55423E+0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52413E+018" calcext:value-type="float">
            <text:p>3.52413E+0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8.10385E+017" calcext:value-type="float">
            <text:p>8.10385E+017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.53336E+018" calcext:value-type="float">
            <text:p>4.53336E+0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7.06325E+018" calcext:value-type="float">
            <text:p>7.06325E+0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4.65552E+018" calcext:value-type="float">
            <text:p>4.65552E+0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.27003E+018" calcext:value-type="float">
            <text:p>1.27003E+0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8.7021E+018" calcext:value-type="float">
            <text:p>8.7021E+0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.33612E+018" calcext:value-type="float">
            <text:p>4.33612E+0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7.31613E+018" calcext:value-type="float">
            <text:p>7.31613E+018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.36782E+018" calcext:value-type="float">
            <text:p>3.36782E+018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17433E+018" calcext:value-type="float">
            <text:p>5.17433E+018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20333E+018" calcext:value-type="float">
            <text:p>3.20333E+0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36093E+018" calcext:value-type="float">
            <text:p>3.36093E+0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.13434E+018" calcext:value-type="float">
            <text:p>3.13434E+0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5201000000000" calcext:value-type="float">
            <text:p>14520100000000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.72336E+018" calcext:value-type="float">
            <text:p>2.72336E+018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5.22282E+018" calcext:value-type="float">
            <text:p>5.22282E+0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7.22172E+018" calcext:value-type="float">
            <text:p>7.22172E+0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.24353E+017" calcext:value-type="float">
            <text:p>4.24353E+0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01134E+018" calcext:value-type="float">
            <text:p>3.01134E+018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3443E+018" calcext:value-type="float">
            <text:p>5.3443E+01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01213E+018" calcext:value-type="float">
            <text:p>3.01213E+01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.55662E+018" calcext:value-type="float">
            <text:p>1.55662E+01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.02125E+018" calcext:value-type="float">
            <text:p>1.02125E+01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8.46412E+018" calcext:value-type="float">
            <text:p>8.46412E+0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.11301E+016" calcext:value-type="float">
            <text:p>2.11301E+01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.22116E+018" calcext:value-type="float">
            <text:p>1.22116E+0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.4224E+018" calcext:value-type="float">
            <text:p>5.4224E+0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.01573E+018" calcext:value-type="float">
            <text:p>5.01573E+0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1214E+018" calcext:value-type="float">
            <text:p>3.1214E+0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.23846E+018" calcext:value-type="float">
            <text:p>2.23846E+0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.62013E+018" calcext:value-type="float">
            <text:p>6.62013E+01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.81102E+018" calcext:value-type="float">
            <text:p>5.81102E+01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.30055E+018" calcext:value-type="float">
            <text:p>5.30055E+01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5.35542E+018" calcext:value-type="float">
            <text:p>5.35542E+01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.15856E+017" calcext:value-type="float">
            <text:p>4.15856E+01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38011E+018" calcext:value-type="float">
            <text:p>3.38011E+018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.15125E+017" calcext:value-type="float">
            <text:p>6.15125E+017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34021E+018" calcext:value-type="float">
            <text:p>3.34021E+018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.52237E+018" calcext:value-type="float">
            <text:p>4.52237E+018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.17362E+018" calcext:value-type="float">
            <text:p>5.17362E+018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.32153E+016" calcext:value-type="float">
            <text:p>6.32153E+016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.24132E+018" calcext:value-type="float">
            <text:p>6.24132E+018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.42943E+018" calcext:value-type="float">
            <text:p>1.42943E+018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.04255E+018" calcext:value-type="float">
            <text:p>4.04255E+01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7.51812E+018" calcext:value-type="float">
            <text:p>7.51812E+01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7.2611E+018" calcext:value-type="float">
            <text:p>7.2611E+01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.30555E+018" calcext:value-type="float">
            <text:p>2.30555E+0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2.43355E+018" calcext:value-type="float">
            <text:p>2.43355E+0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50387E+018" calcext:value-type="float">
            <text:p>3.50387E+0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.12388E+018" calcext:value-type="float">
            <text:p>5.12388E+0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2.16532E+017" calcext:value-type="float">
            <text:p>2.16532E+0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2.35053E+018" calcext:value-type="float">
            <text:p>2.35053E+01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.70465E+018" calcext:value-type="float">
            <text:p>2.70465E+018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.65842E+018" calcext:value-type="float">
            <text:p>6.65842E+018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.23564E+018" calcext:value-type="float">
            <text:p>5.23564E+01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.40314E+018" calcext:value-type="float">
            <text:p>2.40314E+0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.11719E+018" calcext:value-type="float">
            <text:p>2.11719E+018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5.03064E+017" calcext:value-type="float">
            <text:p>5.03064E+0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2.34527E+018" calcext:value-type="float">
            <text:p>2.34527E+018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.58202E+018" calcext:value-type="float">
            <text:p>1.58202E+018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.51033E+018" calcext:value-type="float">
            <text:p>2.51033E+018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6.02622E+018" calcext:value-type="float">
            <text:p>6.02622E+018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33412E+018" calcext:value-type="float">
            <text:p>3.33412E+01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.80053E+017" calcext:value-type="float">
            <text:p>2.80053E+01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.15201E+018" calcext:value-type="float">
            <text:p>4.15201E+01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.35256E+018" calcext:value-type="float">
            <text:p>1.35256E+01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.01703E+018" calcext:value-type="float">
            <text:p>2.01703E+01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.32023E+018" calcext:value-type="float">
            <text:p>2.32023E+018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50041E+017" calcext:value-type="float">
            <text:p>3.50041E+01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.8321E+018" calcext:value-type="float">
            <text:p>5.8321E+01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7.2192E+018" calcext:value-type="float">
            <text:p>7.2192E+018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7.34102E+018" calcext:value-type="float">
            <text:p>7.34102E+01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.03062E+018" calcext:value-type="float">
            <text:p>4.03062E+018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.20903E+017" calcext:value-type="float">
            <text:p>1.20903E+01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.00534E+017" calcext:value-type="float">
            <text:p>1.00534E+017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.30442E+018" calcext:value-type="float">
            <text:p>1.30442E+01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.60825E+018" calcext:value-type="float">
            <text:p>2.60825E+01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.45616E+018" calcext:value-type="float">
            <text:p>1.45616E+01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01057E+018" calcext:value-type="float">
            <text:p>3.01057E+0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.30122E+017" calcext:value-type="float">
            <text:p>6.30122E+01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7.2101E+016" calcext:value-type="float">
            <text:p>7.2101E+0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8.34304E+018" calcext:value-type="float">
            <text:p>8.34304E+01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.62192E+018" calcext:value-type="float">
            <text:p>4.62192E+0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2.97741E+018" calcext:value-type="float">
            <text:p>2.97741E+01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8.41014E+017" calcext:value-type="float">
            <text:p>8.41014E+0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9.36117E+016" calcext:value-type="float">
            <text:p>9.36117E+016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.30407E+018" calcext:value-type="float">
            <text:p>4.30407E+018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2.62548E+018" calcext:value-type="float">
            <text:p>2.62548E+01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6.49023E+017" calcext:value-type="float">
            <text:p>6.49023E+0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7.31505E+018" calcext:value-type="float">
            <text:p>7.31505E+01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.00004E+018" calcext:value-type="float">
            <text:p>1.00004E+018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.7323E+018" calcext:value-type="float">
            <text:p>5.7323E+018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00261E+018" calcext:value-type="float">
            <text:p>3.00261E+01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.61751E+018" calcext:value-type="float">
            <text:p>5.61751E+0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.46681E+018" calcext:value-type="float">
            <text:p>1.46681E+01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.01326E+018" calcext:value-type="float">
            <text:p>4.01326E+0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.71362E+018" calcext:value-type="float">
            <text:p>1.71362E+0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.40253E+018" calcext:value-type="float">
            <text:p>1.40253E+0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.31001E+018" calcext:value-type="float">
            <text:p>1.31001E+0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.23302E+018" calcext:value-type="float">
            <text:p>1.23302E+0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63639E+017" calcext:value-type="float">
            <text:p>3.63639E+017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.46392E+018" calcext:value-type="float">
            <text:p>1.46392E+0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.56686E+018" calcext:value-type="float">
            <text:p>1.56686E+0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8.5733E+017" calcext:value-type="float">
            <text:p>8.5733E+017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.15175E+017" calcext:value-type="float">
            <text:p>2.15175E+01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.72131E+018" calcext:value-type="float">
            <text:p>5.72131E+0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.23283E+017" calcext:value-type="float">
            <text:p>1.23283E+017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.43312E+018" calcext:value-type="float">
            <text:p>1.43312E+0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.27235E+018" calcext:value-type="float">
            <text:p>2.27235E+0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.50013E+018" calcext:value-type="float">
            <text:p>6.50013E+0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.81234E+018" calcext:value-type="float">
            <text:p>3.81234E+01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.73313E+018" calcext:value-type="float">
            <text:p>1.73313E+018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.12423E+018" calcext:value-type="float">
            <text:p>3.12423E+018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.16732E+018" calcext:value-type="float">
            <text:p>8.16732E+01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.1015E+017" calcext:value-type="float">
            <text:p>1.1015E+0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8.15137E+017" calcext:value-type="float">
            <text:p>8.15137E+017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.71034E+018" calcext:value-type="float">
            <text:p>5.71034E+018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.17735E+017" calcext:value-type="float">
            <text:p>2.17735E+01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.31434E+018" calcext:value-type="float">
            <text:p>1.31434E+01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.0144E+018" calcext:value-type="float">
            <text:p>4.0144E+01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.55835E+018" calcext:value-type="float">
            <text:p>5.55835E+018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.13031E+017" calcext:value-type="float">
            <text:p>1.13031E+01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6.6323E+018" calcext:value-type="float">
            <text:p>6.6323E+01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.053E+018" calcext:value-type="float">
            <text:p>1.053E+0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7.68862E+018" calcext:value-type="float">
            <text:p>7.68862E+01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.13163E+018" calcext:value-type="float">
            <text:p>1.13163E+018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.11535E+017" calcext:value-type="float">
            <text:p>5.11535E+01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.04663E+018" calcext:value-type="float">
            <text:p>3.04663E+018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.10754E+017" calcext:value-type="float">
            <text:p>2.10754E+017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.19176E+018" calcext:value-type="float">
            <text:p>1.19176E+0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.62135E+018" calcext:value-type="float">
            <text:p>3.62135E+018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4.3163E+018" calcext:value-type="float">
            <text:p>4.3163E+01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.65116E+018" calcext:value-type="float">
            <text:p>1.65116E+01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.80222E+018" calcext:value-type="float">
            <text:p>8.80222E+0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.31055E+018" calcext:value-type="float">
            <text:p>5.31055E+018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.12233E+017" calcext:value-type="float">
            <text:p>7.12233E+01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.20206E+017" calcext:value-type="float">
            <text:p>1.20206E+01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.70525E+018" calcext:value-type="float">
            <text:p>1.70525E+0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8.45401E+018" calcext:value-type="float">
            <text:p>8.45401E+01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25068E+017" calcext:value-type="float">
            <text:p>4.25068E+01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.07052E+018" calcext:value-type="float">
            <text:p>7.07052E+01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.77471E+018" calcext:value-type="float">
            <text:p>1.77471E+01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.15362E+018" calcext:value-type="float">
            <text:p>1.15362E+0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.47502E+018" calcext:value-type="float">
            <text:p>4.47502E+018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.10302E+018" calcext:value-type="float">
            <text:p>5.10302E+018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.2092E+018" calcext:value-type="float">
            <text:p>2.2092E+01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.00265E+018" calcext:value-type="float">
            <text:p>2.00265E+01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.47825E+017" calcext:value-type="float">
            <text:p>1.47825E+017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.0005E+018" calcext:value-type="float">
            <text:p>2.0005E+018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.60004E+018" calcext:value-type="float">
            <text:p>6.60004E+01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.54232E+018" calcext:value-type="float">
            <text:p>6.54232E+01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.86331E+018" calcext:value-type="float">
            <text:p>3.86331E+01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.32628E+018" calcext:value-type="float">
            <text:p>4.32628E+018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.23122E+018" calcext:value-type="float">
            <text:p>5.23122E+01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.75109E+018" calcext:value-type="float">
            <text:p>6.75109E+01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.32301E+018" calcext:value-type="float">
            <text:p>1.32301E+01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.10205E+018" calcext:value-type="float">
            <text:p>5.10205E+018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8.31214E+018" calcext:value-type="float">
            <text:p>8.31214E+018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6.32435E+018" calcext:value-type="float">
            <text:p>6.32435E+0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.75713E+018" calcext:value-type="float">
            <text:p>1.75713E+018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6.63628E+018" calcext:value-type="float">
            <text:p>6.63628E+01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.21204E+018" calcext:value-type="float">
            <text:p>2.21204E+01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.13752E+017" calcext:value-type="float">
            <text:p>1.13752E+0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7.2603E+018" calcext:value-type="float">
            <text:p>7.2603E+01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.41423E+018" calcext:value-type="float">
            <text:p>3.41423E+01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7.03103E+018" calcext:value-type="float">
            <text:p>7.03103E+01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.30361E+018" calcext:value-type="float">
            <text:p>5.30361E+018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.13402E+018" calcext:value-type="float">
            <text:p>1.13402E+01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.35511E+018" calcext:value-type="float">
            <text:p>2.35511E+01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.12203E+018" calcext:value-type="float">
            <text:p>2.12203E+01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30054E+018" calcext:value-type="float">
            <text:p>3.30054E+018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.51521E+017" calcext:value-type="float">
            <text:p>2.51521E+01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.3213E+017" calcext:value-type="float">
            <text:p>1.3213E+01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.34004E+018" calcext:value-type="float">
            <text:p>3.34004E+018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.2172E+017" calcext:value-type="float">
            <text:p>3.2172E+01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.24334E+018" calcext:value-type="float">
            <text:p>5.24334E+018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.23605E+017" calcext:value-type="float">
            <text:p>2.23605E+017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.41418E+018" calcext:value-type="float">
            <text:p>3.41418E+01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.56122E+018" calcext:value-type="float">
            <text:p>4.56122E+018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5.32341E+017" calcext:value-type="float">
            <text:p>5.32341E+01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.93306E+018" calcext:value-type="float">
            <text:p>4.93306E+018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.14435E+017" calcext:value-type="float">
            <text:p>5.14435E+017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6.3022E+018" calcext:value-type="float">
            <text:p>6.3022E+01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.51246E+018" calcext:value-type="float">
            <text:p>1.51246E+01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6.33526E+018" calcext:value-type="float">
            <text:p>6.33526E+01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.69394E+018" calcext:value-type="float">
            <text:p>4.69394E+018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.71643E+017" calcext:value-type="float">
            <text:p>3.71643E+01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.70141E+018" calcext:value-type="float">
            <text:p>4.70141E+01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8.92341E+018" calcext:value-type="float">
            <text:p>8.92341E+018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.12302E+018" calcext:value-type="float">
            <text:p>2.12302E+0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E+018" calcext:value-type="float">
            <text:p>2E+01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.0313E+018" calcext:value-type="float">
            <text:p>3.0313E+018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.1411E+018" calcext:value-type="float">
            <text:p>7.1411E+01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.47337E+018" calcext:value-type="float">
            <text:p>4.47337E+018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.30387E+018" calcext:value-type="float">
            <text:p>4.30387E+018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.7133E+018" calcext:value-type="float">
            <text:p>4.7133E+018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.04237E+018" calcext:value-type="float">
            <text:p>1.04237E+0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.02422E+018" calcext:value-type="float">
            <text:p>1.02422E+018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.54459E+018" calcext:value-type="float">
            <text:p>7.54459E+0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.53253E+018" calcext:value-type="float">
            <text:p>2.53253E+0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.32161E+018" calcext:value-type="float">
            <text:p>1.32161E+018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9.00446E+018" calcext:value-type="float">
            <text:p>9.00446E+018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234331000000000" calcext:value-type="float">
            <text:p>234331000000000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2.45592E+017" calcext:value-type="float">
            <text:p>2.45592E+01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2.32864E+018" calcext:value-type="float">
            <text:p>2.32864E+018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.1752E+018" calcext:value-type="float">
            <text:p>8.1752E+018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7.30524E+018" calcext:value-type="float">
            <text:p>7.30524E+018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.03611E+018" calcext:value-type="float">
            <text:p>3.03611E+018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.51401E+018" calcext:value-type="float">
            <text:p>5.51401E+018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.32052E+018" calcext:value-type="float">
            <text:p>5.32052E+01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2.62009E+018" calcext:value-type="float">
            <text:p>2.62009E+01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2.327E+018" calcext:value-type="float">
            <text:p>2.327E+018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.83285E+018" calcext:value-type="float">
            <text:p>5.83285E+01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.78911E+017" calcext:value-type="float">
            <text:p>1.78911E+01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.11108E+018" calcext:value-type="float">
            <text:p>1.11108E+018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.47286E+018" calcext:value-type="float">
            <text:p>4.47286E+018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.53031E+016" calcext:value-type="float">
            <text:p>3.53031E+016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.06254E+018" calcext:value-type="float">
            <text:p>1.06254E+01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.00491E+018" calcext:value-type="float">
            <text:p>1.00491E+0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.52004E+018" calcext:value-type="float">
            <text:p>5.52004E+018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31153E+018" calcext:value-type="float">
            <text:p>2.31153E+018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3.77354E+018" calcext:value-type="float">
            <text:p>3.77354E+01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6.15344E+018" calcext:value-type="float">
            <text:p>6.15344E+01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.82002E+018" calcext:value-type="float">
            <text:p>4.82002E+018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.25301E+018" calcext:value-type="float">
            <text:p>1.25301E+018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.36703E+018" calcext:value-type="float">
            <text:p>1.36703E+018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.42243E+018" calcext:value-type="float">
            <text:p>4.42243E+018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7.43053E+018" calcext:value-type="float">
            <text:p>7.43053E+01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.3106E+017" calcext:value-type="float">
            <text:p>4.3106E+01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.80184E+018" calcext:value-type="float">
            <text:p>8.80184E+0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9.7535E+018" calcext:value-type="float">
            <text:p>9.7535E+018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.72428E+018" calcext:value-type="float">
            <text:p>5.72428E+018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3.76821E+018" calcext:value-type="float">
            <text:p>3.76821E+018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.3449E+017" calcext:value-type="float">
            <text:p>1.3449E+017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3.53046E+018" calcext:value-type="float">
            <text:p>3.53046E+01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.4314E+018" calcext:value-type="float">
            <text:p>1.4314E+018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.21725E+018" calcext:value-type="float">
            <text:p>1.21725E+018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.51161E+018" calcext:value-type="float">
            <text:p>4.51161E+018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.40021E+018" calcext:value-type="float">
            <text:p>8.40021E+0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54002E+018" calcext:value-type="float">
            <text:p>2.54002E+0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30022E+018" calcext:value-type="float">
            <text:p>2.30022E+01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66204000000000" calcext:value-type="float">
            <text:p>566204000000000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7.51011E+018" calcext:value-type="float">
            <text:p>7.51011E+01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.30161E+018" calcext:value-type="float">
            <text:p>6.30161E+018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.103E+018" calcext:value-type="float">
            <text:p>1.103E+01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3.0217E+018" calcext:value-type="float">
            <text:p>3.0217E+018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.03325E+017" calcext:value-type="float">
            <text:p>3.03325E+01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.3313E+018" calcext:value-type="float">
            <text:p>5.3313E+01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.65053E+018" calcext:value-type="float">
            <text:p>4.65053E+018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.00524E+018" calcext:value-type="float">
            <text:p>3.00524E+018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.49307E+018" calcext:value-type="float">
            <text:p>1.49307E+01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.41056E+018" calcext:value-type="float">
            <text:p>4.41056E+018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5.12154E+018" calcext:value-type="float">
            <text:p>5.12154E+018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.651E+018" calcext:value-type="float">
            <text:p>1.651E+0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5.3753E+017" calcext:value-type="float">
            <text:p>5.3753E+017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46067E+017" calcext:value-type="float">
            <text:p>2.46067E+017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33276E+018" calcext:value-type="float">
            <text:p>2.33276E+018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.00232E+018" calcext:value-type="float">
            <text:p>4.00232E+0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9.3112E+018" calcext:value-type="float">
            <text:p>9.3112E+018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53464E+018" calcext:value-type="float">
            <text:p>2.53464E+01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3.96552E+018" calcext:value-type="float">
            <text:p>3.96552E+018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5.61271E+018" calcext:value-type="float">
            <text:p>5.61271E+018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.39044E+018" calcext:value-type="float">
            <text:p>1.39044E+01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.04025E+018" calcext:value-type="float">
            <text:p>5.04025E+01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3.59213E+017" calcext:value-type="float">
            <text:p>3.59213E+01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.44248E+018" calcext:value-type="float">
            <text:p>7.44248E+018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5.34054E+016" calcext:value-type="float">
            <text:p>5.34054E+016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.06107E+018" calcext:value-type="float">
            <text:p>1.06107E+018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5096E+018" calcext:value-type="float">
            <text:p>2.5096E+0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8.2461E+018" calcext:value-type="float">
            <text:p>8.2461E+01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5.16022E+018" calcext:value-type="float">
            <text:p>5.16022E+01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8.678E+016" calcext:value-type="float">
            <text:p>8.678E+01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.75129E+018" calcext:value-type="float">
            <text:p>5.75129E+01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3.00404E+018" calcext:value-type="float">
            <text:p>3.00404E+01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.01018E+018" calcext:value-type="float">
            <text:p>1.01018E+018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8.02055E+017" calcext:value-type="float">
            <text:p>8.02055E+017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.13016E+018" calcext:value-type="float">
            <text:p>2.13016E+01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.16031E+018" calcext:value-type="float">
            <text:p>1.16031E+018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.5505E+017" calcext:value-type="float">
            <text:p>5.5505E+017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.5124E+018" calcext:value-type="float">
            <text:p>5.5124E+01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6.50046E+018" calcext:value-type="float">
            <text:p>6.50046E+018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2.47002E+018" calcext:value-type="float">
            <text:p>2.47002E+018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.33211E+018" calcext:value-type="float">
            <text:p>4.33211E+018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8.51304E+018" calcext:value-type="float">
            <text:p>8.51304E+01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.07233E+017" calcext:value-type="float">
            <text:p>1.07233E+017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2.60471E+017" calcext:value-type="float">
            <text:p>2.60471E+017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2.03032E+018" calcext:value-type="float">
            <text:p>2.03032E+01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.55501E+018" calcext:value-type="float">
            <text:p>1.55501E+01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.1251E+018" calcext:value-type="float">
            <text:p>4.1251E+01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.37032E+017" calcext:value-type="float">
            <text:p>2.37032E+01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.32226E+018" calcext:value-type="float">
            <text:p>3.32226E+018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.00275E+018" calcext:value-type="float">
            <text:p>3.00275E+018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.00252E+018" calcext:value-type="float">
            <text:p>4.00252E+018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2.28272E+018" calcext:value-type="float">
            <text:p>2.28272E+01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2.77062E+018" calcext:value-type="float">
            <text:p>2.77062E+01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2.37433E+017" calcext:value-type="float">
            <text:p>2.37433E+01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8.24455E+018" calcext:value-type="float">
            <text:p>8.24455E+018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.30317E+018" calcext:value-type="float">
            <text:p>6.30317E+018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.3351E+018" calcext:value-type="float">
            <text:p>3.3351E+0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.33002E+018" calcext:value-type="float">
            <text:p>1.33002E+018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03046E+018" calcext:value-type="float">
            <text:p>3.03046E+018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.31281E+018" calcext:value-type="float">
            <text:p>2.31281E+018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.18421E+018" calcext:value-type="float">
            <text:p>4.18421E+01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2.25341E+018" calcext:value-type="float">
            <text:p>2.25341E+01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8.61911E+018" calcext:value-type="float">
            <text:p>8.61911E+01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.03454E+018" calcext:value-type="float">
            <text:p>2.03454E+018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6.52021E+018" calcext:value-type="float">
            <text:p>6.52021E+018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.12361E+018" calcext:value-type="float">
            <text:p>4.12361E+01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.53265E+018" calcext:value-type="float">
            <text:p>1.53265E+01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.71312E+018" calcext:value-type="float">
            <text:p>3.71312E+018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.30134E+017" calcext:value-type="float">
            <text:p>5.30134E+01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.62021E+018" calcext:value-type="float">
            <text:p>2.62021E+01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8.05932E+018" calcext:value-type="float">
            <text:p>8.05932E+01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6.21055E+018" calcext:value-type="float">
            <text:p>6.21055E+018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.73043E+018" calcext:value-type="float">
            <text:p>1.73043E+018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.64001E+018" calcext:value-type="float">
            <text:p>4.64001E+018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.49109E+017" calcext:value-type="float">
            <text:p>1.49109E+017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.75316E+018" calcext:value-type="float">
            <text:p>7.75316E+018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5.12827E+018" calcext:value-type="float">
            <text:p>5.12827E+018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47502E+017" calcext:value-type="float">
            <text:p>2.47502E+01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3.7211E+018" calcext:value-type="float">
            <text:p>3.7211E+018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.0265E+017" calcext:value-type="float">
            <text:p>4.0265E+017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.24712E+017" calcext:value-type="float">
            <text:p>6.24712E+01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61928E+018" calcext:value-type="float">
            <text:p>2.61928E+018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7.1346E+018" calcext:value-type="float">
            <text:p>7.1346E+018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.12705E+018" calcext:value-type="float">
            <text:p>1.12705E+018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.35462E+018" calcext:value-type="float">
            <text:p>4.35462E+01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13264E+018" calcext:value-type="float">
            <text:p>2.13264E+018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.3047E+016" calcext:value-type="float">
            <text:p>1.3047E+016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.81821E+018" calcext:value-type="float">
            <text:p>4.81821E+018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.33243E+018" calcext:value-type="float">
            <text:p>1.33243E+018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3.40048E+018" calcext:value-type="float">
            <text:p>3.40048E+018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.6035E+017" calcext:value-type="float">
            <text:p>6.6035E+01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8.3843E+018" calcext:value-type="float">
            <text:p>8.3843E+018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.01081E+018" calcext:value-type="float">
            <text:p>4.01081E+01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.21003E+018" calcext:value-type="float">
            <text:p>4.21003E+018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75304E+018" calcext:value-type="float">
            <text:p>2.75304E+018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.3098E+018" calcext:value-type="float">
            <text:p>5.3098E+018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.14351E+018" calcext:value-type="float">
            <text:p>1.14351E+01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84654E+018" calcext:value-type="float">
            <text:p>2.84654E+018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.70621E+017" calcext:value-type="float">
            <text:p>6.70621E+017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.81147E+018" calcext:value-type="float">
            <text:p>1.81147E+018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3.01051E+018" calcext:value-type="float">
            <text:p>3.01051E+018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.7504E+016" calcext:value-type="float">
            <text:p>4.7504E+01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3.25004E+018" calcext:value-type="float">
            <text:p>3.25004E+018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19355E+018" calcext:value-type="float">
            <text:p>2.19355E+018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9.40597E+017" calcext:value-type="float">
            <text:p>9.40597E+017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.25003E+017" calcext:value-type="float">
            <text:p>4.25003E+01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.4204E+018" calcext:value-type="float">
            <text:p>5.4204E+018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71452E+017" calcext:value-type="float">
            <text:p>1.71452E+01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15056E+018" calcext:value-type="float">
            <text:p>2.15056E+018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3.07765E+018" calcext:value-type="float">
            <text:p>3.07765E+018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2601E+018" calcext:value-type="float">
            <text:p>2.2601E+01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10461E+018" calcext:value-type="float">
            <text:p>2.10461E+01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3.07232E+018" calcext:value-type="float">
            <text:p>3.07232E+018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.76531E+018" calcext:value-type="float">
            <text:p>1.76531E+01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22475E+018" calcext:value-type="float">
            <text:p>2.22475E+01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.4524E+017" calcext:value-type="float">
            <text:p>6.4524E+017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.32042E+018" calcext:value-type="float">
            <text:p>1.32042E+018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65332E+017" calcext:value-type="float">
            <text:p>1.65332E+01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3.78035E+018" calcext:value-type="float">
            <text:p>3.78035E+018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.10323E+018" calcext:value-type="float">
            <text:p>5.10323E+018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5.53717E+018" calcext:value-type="float">
            <text:p>5.53717E+018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8.03824E+017" calcext:value-type="float">
            <text:p>8.03824E+01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2105E+018" calcext:value-type="float">
            <text:p>2.2105E+018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164E+018" calcext:value-type="float">
            <text:p>2.164E+018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5.203E+018" calcext:value-type="float">
            <text:p>5.203E+018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9.63627E+017" calcext:value-type="float">
            <text:p>9.63627E+017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4.10411E+016" calcext:value-type="float">
            <text:p>4.10411E+016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3.55161E+018" calcext:value-type="float">
            <text:p>3.55161E+01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.31243E+018" calcext:value-type="float">
            <text:p>1.31243E+018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.90074E+018" calcext:value-type="float">
            <text:p>2.90074E+01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.0071E+018" calcext:value-type="float">
            <text:p>3.0071E+01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05258E+018" calcext:value-type="float">
            <text:p>2.05258E+01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.77264E+018" calcext:value-type="float">
            <text:p>6.77264E+01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.70809E+018" calcext:value-type="float">
            <text:p>5.70809E+01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.55147E+018" calcext:value-type="float">
            <text:p>3.55147E+018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7.31302E+017" calcext:value-type="float">
            <text:p>7.31302E+01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.3225E+018" calcext:value-type="float">
            <text:p>5.3225E+0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1453E+018" calcext:value-type="float">
            <text:p>2.1453E+01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.10791E+018" calcext:value-type="float">
            <text:p>1.10791E+01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3.70106E+018" calcext:value-type="float">
            <text:p>3.70106E+018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.43012E+018" calcext:value-type="float">
            <text:p>5.43012E+018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3.15077E+017" calcext:value-type="float">
            <text:p>3.15077E+01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.15023E+018" calcext:value-type="float">
            <text:p>1.15023E+018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.2017E+017" calcext:value-type="float">
            <text:p>1.2017E+017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.14655E+018" calcext:value-type="float">
            <text:p>3.14655E+01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.31262E+017" calcext:value-type="float">
            <text:p>4.31262E+017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7.62462E+018" calcext:value-type="float">
            <text:p>7.62462E+018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.57829E+018" calcext:value-type="float">
            <text:p>6.57829E+018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8.11402E+018" calcext:value-type="float">
            <text:p>8.11402E+018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25102E+018" calcext:value-type="float">
            <text:p>2.25102E+018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3.16761E+018" calcext:value-type="float">
            <text:p>3.16761E+01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.25468E+018" calcext:value-type="float">
            <text:p>1.25468E+01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02457E+018" calcext:value-type="float">
            <text:p>2.02457E+018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.13401E+018" calcext:value-type="float">
            <text:p>1.13401E+018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.71201E+018" calcext:value-type="float">
            <text:p>1.71201E+018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3.47081E+018" calcext:value-type="float">
            <text:p>3.47081E+01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.5E+017" calcext:value-type="float">
            <text:p>5.5E+017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60702E+018" calcext:value-type="float">
            <text:p>2.60702E+01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.18012E+018" calcext:value-type="float">
            <text:p>1.18012E+018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.3041E+018" calcext:value-type="float">
            <text:p>6.3041E+018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3.83818E+018" calcext:value-type="float">
            <text:p>3.83818E+018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.17338E+018" calcext:value-type="float">
            <text:p>4.17338E+01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3.30122E+018" calcext:value-type="float">
            <text:p>3.30122E+018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3.35146E+018" calcext:value-type="float">
            <text:p>3.35146E+01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3303E+017" calcext:value-type="float">
            <text:p>2.3303E+017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.0223E+018" calcext:value-type="float">
            <text:p>2.0223E+01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.00358E+018" calcext:value-type="float">
            <text:p>4.00358E+01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.31114E+017" calcext:value-type="float">
            <text:p>5.31114E+017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8.27581E+018" calcext:value-type="float">
            <text:p>8.27581E+018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.38552E+018" calcext:value-type="float">
            <text:p>1.38552E+01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414E+018" calcext:value-type="float">
            <text:p>2.414E+01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8.31371E+018" calcext:value-type="float">
            <text:p>8.31371E+018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.0336E+018" calcext:value-type="float">
            <text:p>5.0336E+01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51303E+018" calcext:value-type="float">
            <text:p>2.51303E+01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.4143E+018" calcext:value-type="float">
            <text:p>2.4143E+018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.46976E+018" calcext:value-type="float">
            <text:p>1.46976E+01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.27289E+017" calcext:value-type="float">
            <text:p>4.27289E+01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3.3103E+018" calcext:value-type="float">
            <text:p>3.3103E+01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.55336E+018" calcext:value-type="float">
            <text:p>1.55336E+018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.20227E+018" calcext:value-type="float">
            <text:p>4.20227E+018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17101E+018" calcext:value-type="float">
            <text:p>2.17101E+018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.22705E+018" calcext:value-type="float">
            <text:p>1.22705E+018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.33921E+018" calcext:value-type="float">
            <text:p>3.33921E+018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.27312E+018" calcext:value-type="float">
            <text:p>1.27312E+018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8.06313E+018" calcext:value-type="float">
            <text:p>8.06313E+018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7.40932E+018" calcext:value-type="float">
            <text:p>7.40932E+018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6.47351E+018" calcext:value-type="float">
            <text:p>6.47351E+01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.0315E+017" calcext:value-type="float">
            <text:p>5.0315E+01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.40112E+018" calcext:value-type="float">
            <text:p>5.40112E+018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27473E+018" calcext:value-type="float">
            <text:p>2.27473E+018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4.93721E+018" calcext:value-type="float">
            <text:p>4.93721E+018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.00562E+016" calcext:value-type="float">
            <text:p>5.00562E+016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.00033E+018" calcext:value-type="float">
            <text:p>5.00033E+018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31623E+018" calcext:value-type="float">
            <text:p>2.31623E+018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9.50137E+017" calcext:value-type="float">
            <text:p>9.50137E+017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3.0255E+018" calcext:value-type="float">
            <text:p>3.0255E+018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.0651E+018" calcext:value-type="float">
            <text:p>1.0651E+0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28082E+018" calcext:value-type="float">
            <text:p>1.28082E+01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.71311E+018" calcext:value-type="float">
            <text:p>3.71311E+018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.34322E+018" calcext:value-type="float">
            <text:p>2.34322E+018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00865E+018" calcext:value-type="float">
            <text:p>2.00865E+0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.0511E+018" calcext:value-type="float">
            <text:p>6.0511E+01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.027E+018" calcext:value-type="float">
            <text:p>3.027E+018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3.53719E+018" calcext:value-type="float">
            <text:p>3.53719E+01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.24253E+017" calcext:value-type="float">
            <text:p>1.24253E+01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7303540000000000" calcext:value-type="float">
            <text:p>730354000000000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02101E+018" calcext:value-type="float">
            <text:p>2.02101E+018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.62784E+018" calcext:value-type="float">
            <text:p>1.62784E+018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3.45303E+018" calcext:value-type="float">
            <text:p>3.45303E+018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44712E+018" calcext:value-type="float">
            <text:p>2.44712E+01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51012E+018" calcext:value-type="float">
            <text:p>2.51012E+01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02878E+018" calcext:value-type="float">
            <text:p>2.02878E+01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30033E+017" calcext:value-type="float">
            <text:p>2.30033E+01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.3013E+018" calcext:value-type="float">
            <text:p>5.3013E+01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.71511E+018" calcext:value-type="float">
            <text:p>2.71511E+018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6.0006E+018" calcext:value-type="float">
            <text:p>6.0006E+018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.63732E+018" calcext:value-type="float">
            <text:p>4.63732E+018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3.0545E+018" calcext:value-type="float">
            <text:p>3.0545E+018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3226E+018" calcext:value-type="float">
            <text:p>2.3226E+018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40801E+018" calcext:value-type="float">
            <text:p>2.40801E+018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8514110000000001" calcext:value-type="float">
            <text:p>8514110000000001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02706E+018" calcext:value-type="float">
            <text:p>2.02706E+018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.33246E+018" calcext:value-type="float">
            <text:p>5.33246E+01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33005E+017" calcext:value-type="float">
            <text:p>2.33005E+01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.0241E+018" calcext:value-type="float">
            <text:p>2.0241E+018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.80408E+018" calcext:value-type="float">
            <text:p>1.80408E+01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.15119E+018" calcext:value-type="float">
            <text:p>1.15119E+018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.30164E+018" calcext:value-type="float">
            <text:p>4.30164E+018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.13029E+018" calcext:value-type="float">
            <text:p>2.13029E+018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.72074E+018" calcext:value-type="float">
            <text:p>5.72074E+01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5.11392E+018" calcext:value-type="float">
            <text:p>5.11392E+018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.22577E+018" calcext:value-type="float">
            <text:p>4.22577E+01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5.44691E+017" calcext:value-type="float">
            <text:p>5.44691E+017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3.17013E+018" calcext:value-type="float">
            <text:p>3.17013E+018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.57343E+018" calcext:value-type="float">
            <text:p>2.57343E+018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.86417E+018" calcext:value-type="float">
            <text:p>2.86417E+018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3.62302E+018" calcext:value-type="float">
            <text:p>3.62302E+018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.05356E+017" calcext:value-type="float">
            <text:p>1.05356E+01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3.10213E+018" calcext:value-type="float">
            <text:p>3.10213E+018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3.02561E+018" calcext:value-type="float">
            <text:p>3.02561E+018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.13245E+018" calcext:value-type="float">
            <text:p>4.13245E+018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7.33253E+018" calcext:value-type="float">
            <text:p>7.33253E+018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7.23561E+018" calcext:value-type="float">
            <text:p>7.23561E+018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42441E+018" calcext:value-type="float">
            <text:p>2.42441E+01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.11601E+018" calcext:value-type="float">
            <text:p>2.11601E+018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8.51244E+018" calcext:value-type="float">
            <text:p>8.51244E+018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7.56663E+018" calcext:value-type="float">
            <text:p>7.56663E+018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86171E+018" calcext:value-type="float">
            <text:p>3.86171E+018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6.04351E+018" calcext:value-type="float">
            <text:p>6.04351E+018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.07117E+018" calcext:value-type="float">
            <text:p>3.07117E+01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9.12788E+018" calcext:value-type="float">
            <text:p>9.12788E+018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52542E+018" calcext:value-type="float">
            <text:p>2.52542E+01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.00717E+018" calcext:value-type="float">
            <text:p>2.00717E+018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7.12403E+017" calcext:value-type="float">
            <text:p>7.12403E+01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3.09151E+018" calcext:value-type="float">
            <text:p>3.09151E+01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6.3222E+017" calcext:value-type="float">
            <text:p>6.3222E+01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.10075E+018" calcext:value-type="float">
            <text:p>1.10075E+01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.60116E+018" calcext:value-type="float">
            <text:p>1.60116E+01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6.2903E+018" calcext:value-type="float">
            <text:p>6.2903E+018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.42721E+018" calcext:value-type="float">
            <text:p>4.42721E+018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8.42271E+017" calcext:value-type="float">
            <text:p>8.42271E+01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.58375E+017" calcext:value-type="float">
            <text:p>7.58375E+01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.7052E+018" calcext:value-type="float">
            <text:p>1.7052E+018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3.04452E+018" calcext:value-type="float">
            <text:p>3.04452E+01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3.11312E+017" calcext:value-type="float">
            <text:p>3.11312E+017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.54407E+018" calcext:value-type="float">
            <text:p>1.54407E+018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965000000000000" calcext:value-type="float">
            <text:p>296500000000000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7.12129E+018" calcext:value-type="float">
            <text:p>7.12129E+01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.35273E+018" calcext:value-type="float">
            <text:p>1.35273E+01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151050000000000" calcext:value-type="float">
            <text:p>515105000000000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.05071E+017" calcext:value-type="float">
            <text:p>5.05071E+017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3.20065E+018" calcext:value-type="float">
            <text:p>3.20065E+01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9.01441E+018" calcext:value-type="float">
            <text:p>9.01441E+01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.03027E+018" calcext:value-type="float">
            <text:p>1.03027E+0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.80505E+018" calcext:value-type="float">
            <text:p>4.80505E+018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.522E+018" calcext:value-type="float">
            <text:p>3.522E+0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.04484E+018" calcext:value-type="float">
            <text:p>1.04484E+018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.211E+018" calcext:value-type="float">
            <text:p>5.211E+018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3.47713E+018" calcext:value-type="float">
            <text:p>3.47713E+018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.35116E+017" calcext:value-type="float">
            <text:p>4.35116E+017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9.33302E+017" calcext:value-type="float">
            <text:p>9.33302E+017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5.0162E+018" calcext:value-type="float">
            <text:p>5.0162E+018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.00952E+018" calcext:value-type="float">
            <text:p>2.00952E+018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.64552E+017" calcext:value-type="float">
            <text:p>4.64552E+017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.36544E+016" calcext:value-type="float">
            <text:p>1.36544E+016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5.42002E+018" calcext:value-type="float">
            <text:p>5.42002E+018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.2264E+017" calcext:value-type="float">
            <text:p>1.2264E+01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.15468E+018" calcext:value-type="float">
            <text:p>5.15468E+01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.36054E+018" calcext:value-type="float">
            <text:p>5.36054E+018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.20408E+018" calcext:value-type="float">
            <text:p>3.20408E+018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.03102E+018" calcext:value-type="float">
            <text:p>3.03102E+018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.0543E+018" calcext:value-type="float">
            <text:p>1.0543E+018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.61651E+018" calcext:value-type="float">
            <text:p>3.61651E+018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5.30324E+018" calcext:value-type="float">
            <text:p>5.30324E+018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.61015E+018" calcext:value-type="float">
            <text:p>3.61015E+018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.33131E+018" calcext:value-type="float">
            <text:p>1.33131E+018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.03804E+017" calcext:value-type="float">
            <text:p>4.03804E+017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.21542E+018" calcext:value-type="float">
            <text:p>1.21542E+018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6.20441E+018" calcext:value-type="float">
            <text:p>6.20441E+018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7.35702E+018" calcext:value-type="float">
            <text:p>7.35702E+018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8.08343E+017" calcext:value-type="float">
            <text:p>8.08343E+017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.61136E+018" calcext:value-type="float">
            <text:p>1.61136E+01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.13629E+018" calcext:value-type="float">
            <text:p>1.13629E+018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.05001E+018" calcext:value-type="float">
            <text:p>3.05001E+018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.161E+018" calcext:value-type="float">
            <text:p>3.161E+018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.00983E+017" calcext:value-type="float">
            <text:p>3.00983E+017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9.12333E+018" calcext:value-type="float">
            <text:p>9.12333E+01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.10303E+018" calcext:value-type="float">
            <text:p>5.10303E+01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31223E+018" calcext:value-type="float">
            <text:p>2.31223E+01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.36167E+018" calcext:value-type="float">
            <text:p>1.36167E+01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.4003E+018" calcext:value-type="float">
            <text:p>1.4003E+01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6.38154E+018" calcext:value-type="float">
            <text:p>6.38154E+01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.82112E+018" calcext:value-type="float">
            <text:p>6.82112E+018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.51172E+018" calcext:value-type="float">
            <text:p>3.51172E+01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8.43716E+018" calcext:value-type="float">
            <text:p>8.43716E+018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.09362E+018" calcext:value-type="float">
            <text:p>1.09362E+01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.35772E+018" calcext:value-type="float">
            <text:p>1.35772E+01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31163E+017" calcext:value-type="float">
            <text:p>2.31163E+017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.30741E+018" calcext:value-type="float">
            <text:p>3.30741E+018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63123E+018" calcext:value-type="float">
            <text:p>2.63123E+018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.70242E+018" calcext:value-type="float">
            <text:p>3.70242E+018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.14252E+018" calcext:value-type="float">
            <text:p>1.14252E+018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4.09522E+017" calcext:value-type="float">
            <text:p>4.09522E+01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421230000000000" calcext:value-type="float">
            <text:p>342123000000000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.1109E+018" calcext:value-type="float">
            <text:p>1.1109E+01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.52183E+017" calcext:value-type="float">
            <text:p>3.52183E+017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6.4831E+017" calcext:value-type="float">
            <text:p>6.4831E+017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5.46353E+018" calcext:value-type="float">
            <text:p>5.46353E+018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.179E+018" calcext:value-type="float">
            <text:p>4.179E+018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.10855E+018" calcext:value-type="float">
            <text:p>1.10855E+01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6.98014E+018" calcext:value-type="float">
            <text:p>6.98014E+018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.40076E+018" calcext:value-type="float">
            <text:p>5.40076E+018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.2712E+018" calcext:value-type="float">
            <text:p>5.2712E+01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8.03832E+017" calcext:value-type="float">
            <text:p>8.03832E+01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6.32242E+018" calcext:value-type="float">
            <text:p>6.32242E+018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6.77103E+017" calcext:value-type="float">
            <text:p>6.77103E+017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.72436E+018" calcext:value-type="float">
            <text:p>5.72436E+018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.0315E+018" calcext:value-type="float">
            <text:p>1.0315E+018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5.625E+018" calcext:value-type="float">
            <text:p>5.625E+018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5.21301E+017" calcext:value-type="float">
            <text:p>5.21301E+01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6.78025E+018" calcext:value-type="float">
            <text:p>6.78025E+01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.16011E+018" calcext:value-type="float">
            <text:p>7.16011E+018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6.5121E+017" calcext:value-type="float">
            <text:p>6.5121E+01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6.12032E+018" calcext:value-type="float">
            <text:p>6.12032E+018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32131E+018" calcext:value-type="float">
            <text:p>2.32131E+018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.08221E+018" calcext:value-type="float">
            <text:p>1.08221E+01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.11303E+017" calcext:value-type="float">
            <text:p>4.11303E+01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.53737E+017" calcext:value-type="float">
            <text:p>3.53737E+017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6.30803E+018" calcext:value-type="float">
            <text:p>6.30803E+018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6.32053E+018" calcext:value-type="float">
            <text:p>6.32053E+018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.21332E+018" calcext:value-type="float">
            <text:p>3.21332E+018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.52472E+018" calcext:value-type="float">
            <text:p>3.52472E+0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.20942E+018" calcext:value-type="float">
            <text:p>3.20942E+018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26180000000000" calcext:value-type="float">
            <text:p>142618000000000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.03562E+018" calcext:value-type="float">
            <text:p>1.03562E+018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8.52113E+018" calcext:value-type="float">
            <text:p>8.52113E+018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7.50222E+018" calcext:value-type="float">
            <text:p>7.50222E+018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06224E+018" calcext:value-type="float">
            <text:p>2.06224E+01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05548E+018" calcext:value-type="float">
            <text:p>2.05548E+018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5.62157E+018" calcext:value-type="float">
            <text:p>5.62157E+01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.0326E+018" calcext:value-type="float">
            <text:p>4.0326E+01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24316E+018" calcext:value-type="float">
            <text:p>2.24316E+018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.54233E+018" calcext:value-type="float">
            <text:p>4.54233E+018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7.01135E+018" calcext:value-type="float">
            <text:p>7.01135E+01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3.03061E+018" calcext:value-type="float">
            <text:p>3.03061E+018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.2235E+018" calcext:value-type="float">
            <text:p>4.2235E+01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.346E+018" calcext:value-type="float">
            <text:p>4.346E+01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34487E+018" calcext:value-type="float">
            <text:p>2.34487E+018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.58738E+018" calcext:value-type="float">
            <text:p>4.58738E+01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.32574E+018" calcext:value-type="float">
            <text:p>1.32574E+018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6.367E+016" calcext:value-type="float">
            <text:p>6.367E+016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7.73171E+018" calcext:value-type="float">
            <text:p>7.73171E+01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5.01623E+018" calcext:value-type="float">
            <text:p>5.01623E+018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17202E+018" calcext:value-type="float">
            <text:p>2.17202E+018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8.32277E+018" calcext:value-type="float">
            <text:p>8.32277E+018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.3333E+018" calcext:value-type="float">
            <text:p>1.3333E+01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.50744E+018" calcext:value-type="float">
            <text:p>1.50744E+018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.51053E+018" calcext:value-type="float">
            <text:p>3.51053E+018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3.03204E+018" calcext:value-type="float">
            <text:p>3.03204E+018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7.12255E+018" calcext:value-type="float">
            <text:p>7.12255E+018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3.34181E+017" calcext:value-type="float">
            <text:p>3.34181E+017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.055E+018" calcext:value-type="float">
            <text:p>2.055E+01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.94453E+018" calcext:value-type="float">
            <text:p>2.94453E+01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7.47342E+018" calcext:value-type="float">
            <text:p>7.47342E+018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.30224E+018" calcext:value-type="float">
            <text:p>1.30224E+01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.36622E+018" calcext:value-type="float">
            <text:p>5.36622E+018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.20406E+017" calcext:value-type="float">
            <text:p>4.20406E+017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14768E+018" calcext:value-type="float">
            <text:p>2.14768E+01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.0342E+018" calcext:value-type="float">
            <text:p>4.0342E+01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.20533E+018" calcext:value-type="float">
            <text:p>2.20533E+018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3.554E+018" calcext:value-type="float">
            <text:p>3.554E+018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7.11164E+018" calcext:value-type="float">
            <text:p>7.11164E+018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6.14118E+018" calcext:value-type="float">
            <text:p>6.14118E+018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.10144E+018" calcext:value-type="float">
            <text:p>4.10144E+018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6.86204E+018" calcext:value-type="float">
            <text:p>6.86204E+01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7.33048E+018" calcext:value-type="float">
            <text:p>7.33048E+018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3.25332E+018" calcext:value-type="float">
            <text:p>3.25332E+01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.41407E+017" calcext:value-type="float">
            <text:p>3.41407E+017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6.81802E+017" calcext:value-type="float">
            <text:p>6.81802E+017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7.51433E+018" calcext:value-type="float">
            <text:p>7.51433E+018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.0214E+018" calcext:value-type="float">
            <text:p>3.0214E+01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.54416E+018" calcext:value-type="float">
            <text:p>4.54416E+018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.3908E+017" calcext:value-type="float">
            <text:p>4.3908E+017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7.0767E+018" calcext:value-type="float">
            <text:p>7.0767E+018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.15933E+016" calcext:value-type="float">
            <text:p>1.15933E+016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5.04522E+018" calcext:value-type="float">
            <text:p>5.04522E+018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.00344E+018" calcext:value-type="float">
            <text:p>2.00344E+01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.54398E+018" calcext:value-type="float">
            <text:p>5.54398E+018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.80111E+018" calcext:value-type="float">
            <text:p>1.80111E+01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.813E+018" calcext:value-type="float">
            <text:p>2.813E+018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.51726E+017" calcext:value-type="float">
            <text:p>1.51726E+01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4.34071E+018" calcext:value-type="float">
            <text:p>4.34071E+018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.06703E+018" calcext:value-type="float">
            <text:p>5.06703E+01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8.06013E+018" calcext:value-type="float">
            <text:p>8.06013E+018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.24236E+018" calcext:value-type="float">
            <text:p>4.24236E+018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4.42332E+018" calcext:value-type="float">
            <text:p>4.42332E+018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7.91037E+018" calcext:value-type="float">
            <text:p>7.91037E+018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.07237E+018" calcext:value-type="float">
            <text:p>3.07237E+018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.1053E+018" calcext:value-type="float">
            <text:p>2.1053E+01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5.15333E+018" calcext:value-type="float">
            <text:p>5.15333E+018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3.48332E+018" calcext:value-type="float">
            <text:p>3.48332E+018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.16105E+018" calcext:value-type="float">
            <text:p>4.16105E+01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7.16215E+018" calcext:value-type="float">
            <text:p>7.16215E+01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.02147E+017" calcext:value-type="float">
            <text:p>1.02147E+017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6.03736E+018" calcext:value-type="float">
            <text:p>6.03736E+01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6.06132E+018" calcext:value-type="float">
            <text:p>6.06132E+018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4.1538E+018" calcext:value-type="float">
            <text:p>4.1538E+018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.30132E+018" calcext:value-type="float">
            <text:p>1.30132E+01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50248E+018" calcext:value-type="float">
            <text:p>2.50248E+018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.05765E+017" calcext:value-type="float">
            <text:p>1.05765E+01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6.21647E+018" calcext:value-type="float">
            <text:p>6.21647E+018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6.44051E+017" calcext:value-type="float">
            <text:p>6.44051E+01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.45413E+018" calcext:value-type="float">
            <text:p>4.45413E+018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00531E+018" calcext:value-type="float">
            <text:p>2.00531E+018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6.23152E+018" calcext:value-type="float">
            <text:p>6.23152E+01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.12502E+018" calcext:value-type="float">
            <text:p>5.12502E+018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7.03301E+018" calcext:value-type="float">
            <text:p>7.03301E+018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.11405E+018" calcext:value-type="float">
            <text:p>1.11405E+01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5.36101E+016" calcext:value-type="float">
            <text:p>5.36101E+01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.81453E+018" calcext:value-type="float">
            <text:p>2.81453E+01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5.3114E+016" calcext:value-type="float">
            <text:p>5.3114E+016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.41015E+018" calcext:value-type="float">
            <text:p>4.41015E+01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5.13344E+018" calcext:value-type="float">
            <text:p>5.13344E+018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7.05315E+017" calcext:value-type="float">
            <text:p>7.05315E+01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.66021E+018" calcext:value-type="float">
            <text:p>2.66021E+018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3.10348E+018" calcext:value-type="float">
            <text:p>3.10348E+01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9.72413E+017" calcext:value-type="float">
            <text:p>9.72413E+01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6.20343E+018" calcext:value-type="float">
            <text:p>6.20343E+0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.22032E+018" calcext:value-type="float">
            <text:p>4.22032E+0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3.37473E+017" calcext:value-type="float">
            <text:p>3.37473E+01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4.0145E+018" calcext:value-type="float">
            <text:p>4.0145E+018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7.04412E+017" calcext:value-type="float">
            <text:p>7.04412E+01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.12304E+017" calcext:value-type="float">
            <text:p>1.12304E+01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.21564E+018" calcext:value-type="float">
            <text:p>3.21564E+018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3.6101E+018" calcext:value-type="float">
            <text:p>3.6101E+018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.08212E+018" calcext:value-type="float">
            <text:p>4.08212E+01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.45525E+018" calcext:value-type="float">
            <text:p>5.45525E+01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.2643E+018" calcext:value-type="float">
            <text:p>4.2643E+018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3.13839E+018" calcext:value-type="float">
            <text:p>3.13839E+01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3.71631E+017" calcext:value-type="float">
            <text:p>3.71631E+01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.16511E+018" calcext:value-type="float">
            <text:p>4.16511E+018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.73564E+017" calcext:value-type="float">
            <text:p>1.73564E+01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4.42118E+018" calcext:value-type="float">
            <text:p>4.42118E+01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.11303E+018" calcext:value-type="float">
            <text:p>1.11303E+018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3.32347E+018" calcext:value-type="float">
            <text:p>3.32347E+018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9.31513E+018" calcext:value-type="float">
            <text:p>9.31513E+01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5.03865E+018" calcext:value-type="float">
            <text:p>5.03865E+01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.26103E+017" calcext:value-type="float">
            <text:p>2.26103E+01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6.33303E+018" calcext:value-type="float">
            <text:p>6.33303E+018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.03205E+018" calcext:value-type="float">
            <text:p>3.03205E+018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.1128E+018" calcext:value-type="float">
            <text:p>3.1128E+018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.97664E+018" calcext:value-type="float">
            <text:p>2.97664E+01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.41076E+018" calcext:value-type="float">
            <text:p>1.41076E+018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3.30004E+018" calcext:value-type="float">
            <text:p>3.30004E+018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.04322E+018" calcext:value-type="float">
            <text:p>1.04322E+018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6.6172E+018" calcext:value-type="float">
            <text:p>6.6172E+01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.11104E+018" calcext:value-type="float">
            <text:p>1.11104E+018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8.80317E+018" calcext:value-type="float">
            <text:p>8.80317E+0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5.62515E+018" calcext:value-type="float">
            <text:p>5.62515E+018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.02023E+018" calcext:value-type="float">
            <text:p>3.02023E+01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3.0012E+018" calcext:value-type="float">
            <text:p>3.0012E+018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.3712E+018" calcext:value-type="float">
            <text:p>1.3712E+01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.61106E+018" calcext:value-type="float">
            <text:p>5.61106E+018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.101E+017" calcext:value-type="float">
            <text:p>2.101E+01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.21011E+018" calcext:value-type="float">
            <text:p>1.21011E+01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4.04012E+018" calcext:value-type="float">
            <text:p>4.04012E+018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.40404E+018" calcext:value-type="float">
            <text:p>1.40404E+01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.33641E+018" calcext:value-type="float">
            <text:p>1.33641E+01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8.16073E+018" calcext:value-type="float">
            <text:p>8.16073E+01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3.01064E+018" calcext:value-type="float">
            <text:p>3.01064E+018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8.13031E+017" calcext:value-type="float">
            <text:p>8.13031E+017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.03114E+018" calcext:value-type="float">
            <text:p>6.03114E+018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.03112E+018" calcext:value-type="float">
            <text:p>1.03112E+018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3.3321E+017" calcext:value-type="float">
            <text:p>3.3321E+017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3.50312E+016" calcext:value-type="float">
            <text:p>3.50312E+01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.12413E+018" calcext:value-type="float">
            <text:p>1.12413E+01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5.2136E+018" calcext:value-type="float">
            <text:p>5.2136E+01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3.61701E+018" calcext:value-type="float">
            <text:p>3.61701E+018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.33661E+018" calcext:value-type="float">
            <text:p>4.33661E+018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7.20503E+018" calcext:value-type="float">
            <text:p>7.20503E+018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3.85402E+018" calcext:value-type="float">
            <text:p>3.85402E+018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.5251E+018" calcext:value-type="float">
            <text:p>4.5251E+01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7.42236E+018" calcext:value-type="float">
            <text:p>7.42236E+018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6.1459E+017" calcext:value-type="float">
            <text:p>6.1459E+01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.4531E+018" calcext:value-type="float">
            <text:p>1.4531E+01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.74301E+018" calcext:value-type="float">
            <text:p>1.74301E+01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6.03011E+018" calcext:value-type="float">
            <text:p>6.03011E+01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.12366E+018" calcext:value-type="float">
            <text:p>1.12366E+018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9.2002E+018" calcext:value-type="float">
            <text:p>9.2002E+018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.21344E+018" calcext:value-type="float">
            <text:p>5.21344E+018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.07302E+018" calcext:value-type="float">
            <text:p>1.07302E+01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.00055E+018" calcext:value-type="float">
            <text:p>6.00055E+01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3.04532E+018" calcext:value-type="float">
            <text:p>3.04532E+01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9.30901E+017" calcext:value-type="float">
            <text:p>9.30901E+01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8.34337E+018" calcext:value-type="float">
            <text:p>8.34337E+01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.7415E+018" calcext:value-type="float">
            <text:p>5.7415E+01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.11831E+018" calcext:value-type="float">
            <text:p>1.11831E+01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.44276E+018" calcext:value-type="float">
            <text:p>3.44276E+01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.30536E+018" calcext:value-type="float">
            <text:p>2.30536E+0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7.10464E+018" calcext:value-type="float">
            <text:p>7.10464E+01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.15036E+017" calcext:value-type="float">
            <text:p>4.15036E+01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5.4533E+018" calcext:value-type="float">
            <text:p>5.4533E+01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7.21572E+018" calcext:value-type="float">
            <text:p>7.21572E+01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3.2302E+018" calcext:value-type="float">
            <text:p>3.2302E+01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.00158E+018" calcext:value-type="float">
            <text:p>4.00158E+01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3.00358E+017" calcext:value-type="float">
            <text:p>3.00358E+01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.04615E+018" calcext:value-type="float">
            <text:p>1.04615E+01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6.01605E+018" calcext:value-type="float">
            <text:p>6.01605E+01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5.03411E+017" calcext:value-type="float">
            <text:p>5.03411E+017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6.01222E+018" calcext:value-type="float">
            <text:p>6.01222E+018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3.17304E+018" calcext:value-type="float">
            <text:p>3.17304E+018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.08261E+018" calcext:value-type="float">
            <text:p>4.08261E+01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6.52423E+018" calcext:value-type="float">
            <text:p>6.52423E+01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3.66159E+018" calcext:value-type="float">
            <text:p>3.66159E+01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.03324E+018" calcext:value-type="float">
            <text:p>4.03324E+01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.2504E+016" calcext:value-type="float">
            <text:p>4.2504E+01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.62511E+018" calcext:value-type="float">
            <text:p>3.62511E+01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.5402E+016" calcext:value-type="float">
            <text:p>5.5402E+016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.25016E+018" calcext:value-type="float">
            <text:p>1.25016E+018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.51523E+017" calcext:value-type="float">
            <text:p>2.51523E+01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.52602E+018" calcext:value-type="float">
            <text:p>2.52602E+018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.42102E+018" calcext:value-type="float">
            <text:p>1.42102E+01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3.50745E+018" calcext:value-type="float">
            <text:p>3.50745E+01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.08231E+018" calcext:value-type="float">
            <text:p>1.08231E+01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3.32682E+018" calcext:value-type="float">
            <text:p>3.32682E+018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3.81125E+018" calcext:value-type="float">
            <text:p>3.81125E+018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7.46151E+018" calcext:value-type="float">
            <text:p>7.46151E+018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6.7011E+018" calcext:value-type="float">
            <text:p>6.7011E+01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6.253E+018" calcext:value-type="float">
            <text:p>6.253E+018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.01633E+018" calcext:value-type="float">
            <text:p>1.01633E+01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.81604E+016" calcext:value-type="float">
            <text:p>1.81604E+016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.80243E+017" calcext:value-type="float">
            <text:p>1.80243E+01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6.67622E+018" calcext:value-type="float">
            <text:p>6.67622E+018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3.08147E+018" calcext:value-type="float">
            <text:p>3.08147E+018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5.01506E+017" calcext:value-type="float">
            <text:p>5.01506E+017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.10567E+018" calcext:value-type="float">
            <text:p>2.10567E+018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.02302E+018" calcext:value-type="float">
            <text:p>1.02302E+01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02341E+018" calcext:value-type="float">
            <text:p>2.02341E+018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6.57231E+018" calcext:value-type="float">
            <text:p>6.57231E+01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5.44461E+018" calcext:value-type="float">
            <text:p>5.44461E+018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3.32135E+017" calcext:value-type="float">
            <text:p>3.32135E+01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2.53035E+018" calcext:value-type="float">
            <text:p>2.53035E+018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3.80712E+018" calcext:value-type="float">
            <text:p>3.80712E+01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7.34104E+018" calcext:value-type="float">
            <text:p>7.34104E+018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6.14356E+018" calcext:value-type="float">
            <text:p>6.14356E+018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.6012E+018" calcext:value-type="float">
            <text:p>1.6012E+018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.33324E+018" calcext:value-type="float">
            <text:p>1.33324E+018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.40315E+016" calcext:value-type="float">
            <text:p>1.40315E+01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3.33132E+017" calcext:value-type="float">
            <text:p>3.33132E+017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2.8152E+018" calcext:value-type="float">
            <text:p>2.8152E+018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6.65563E+018" calcext:value-type="float">
            <text:p>6.65563E+018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2.51331E+018" calcext:value-type="float">
            <text:p>2.51331E+018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2.15404E+017" calcext:value-type="float">
            <text:p>2.15404E+017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8.50543E+016" calcext:value-type="float">
            <text:p>8.50543E+016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.67134E+018" calcext:value-type="float">
            <text:p>5.67134E+018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2.57122E+018" calcext:value-type="float">
            <text:p>2.57122E+018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.11043E+018" calcext:value-type="float">
            <text:p>1.11043E+018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.11302E+018" calcext:value-type="float">
            <text:p>2.11302E+018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3.63633E+018" calcext:value-type="float">
            <text:p>3.63633E+018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3.42616E+018" calcext:value-type="float">
            <text:p>3.42616E+018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6.11447E+018" calcext:value-type="float">
            <text:p>6.11447E+01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.10506E+018" calcext:value-type="float">
            <text:p>3.10506E+018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3.29514E+018" calcext:value-type="float">
            <text:p>3.29514E+018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3.21024E+016" calcext:value-type="float">
            <text:p>3.21024E+016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8.02524E+018" calcext:value-type="float">
            <text:p>8.02524E+018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5.11242E+018" calcext:value-type="float">
            <text:p>5.11242E+018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.38431E+018" calcext:value-type="float">
            <text:p>1.38431E+018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.375E+018" calcext:value-type="float">
            <text:p>2.375E+018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4.28221E+018" calcext:value-type="float">
            <text:p>4.28221E+018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3.80251E+018" calcext:value-type="float">
            <text:p>3.80251E+018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4.48035E+018" calcext:value-type="float">
            <text:p>4.48035E+01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4.34723E+018" calcext:value-type="float">
            <text:p>4.34723E+018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2.46865E+018" calcext:value-type="float">
            <text:p>2.46865E+018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4.20571E+018" calcext:value-type="float">
            <text:p>4.20571E+018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3.22418E+018" calcext:value-type="float">
            <text:p>3.22418E+018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.41019E+018" calcext:value-type="float">
            <text:p>1.41019E+018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5.63321E+018" calcext:value-type="float">
            <text:p>5.63321E+01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8.14004E+018" calcext:value-type="float">
            <text:p>8.14004E+01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.81364E+018" calcext:value-type="float">
            <text:p>1.81364E+018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2.10695E+018" calcext:value-type="float">
            <text:p>2.10695E+018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.26515E+018" calcext:value-type="float">
            <text:p>1.26515E+018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5.14024E+018" calcext:value-type="float">
            <text:p>5.14024E+018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2.30632E+017" calcext:value-type="float">
            <text:p>2.30632E+017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.07614E+018" calcext:value-type="float">
            <text:p>1.07614E+018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5.50244E+018" calcext:value-type="float">
            <text:p>5.50244E+018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2.60291E+018" calcext:value-type="float">
            <text:p>2.60291E+018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4.28151E+018" calcext:value-type="float">
            <text:p>4.28151E+018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.66225E+018" calcext:value-type="float">
            <text:p>3.66225E+018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3.81744E+018" calcext:value-type="float">
            <text:p>3.81744E+018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6.02206E+018" calcext:value-type="float">
            <text:p>6.02206E+01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2.03322E+018" calcext:value-type="float">
            <text:p>2.03322E+018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.31005E+018" calcext:value-type="float">
            <text:p>1.31005E+018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4.64415E+018" calcext:value-type="float">
            <text:p>4.64415E+01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.22769E+018" calcext:value-type="float">
            <text:p>1.22769E+01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8.34168E+018" calcext:value-type="float">
            <text:p>8.34168E+01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.63169E+018" calcext:value-type="float">
            <text:p>1.63169E+01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2.85077E+018" calcext:value-type="float">
            <text:p>2.85077E+018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.63013E+018" calcext:value-type="float">
            <text:p>1.63013E+018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3.50018E+018" calcext:value-type="float">
            <text:p>3.50018E+018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5.23206E+017" calcext:value-type="float">
            <text:p>5.23206E+01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6.32585E+018" calcext:value-type="float">
            <text:p>6.32585E+01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5.58046E+018" calcext:value-type="float">
            <text:p>5.58046E+018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8.01242E+018" calcext:value-type="float">
            <text:p>8.01242E+01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.52254E+018" calcext:value-type="float">
            <text:p>1.52254E+018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.07442E+018" calcext:value-type="float">
            <text:p>1.07442E+018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5.42302E+018" calcext:value-type="float">
            <text:p>5.42302E+018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7.65323E+017" calcext:value-type="float">
            <text:p>7.65323E+017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4.61233E+018" calcext:value-type="float">
            <text:p>4.61233E+01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2.10207E+018" calcext:value-type="float">
            <text:p>2.10207E+018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.25108E+018" calcext:value-type="float">
            <text:p>1.25108E+018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.04522E+017" calcext:value-type="float">
            <text:p>1.04522E+017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.62425E+018" calcext:value-type="float">
            <text:p>1.62425E+018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6.13837E+017" calcext:value-type="float">
            <text:p>6.13837E+017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2.12835E+018" calcext:value-type="float">
            <text:p>2.12835E+018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2.0801E+018" calcext:value-type="float">
            <text:p>2.0801E+018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4.71206E+018" calcext:value-type="float">
            <text:p>4.71206E+018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.00171E+018" calcext:value-type="float">
            <text:p>1.00171E+018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6.30434E+018" calcext:value-type="float">
            <text:p>6.30434E+01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4.40131E+018" calcext:value-type="float">
            <text:p>4.40131E+01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6.75312E+018" calcext:value-type="float">
            <text:p>6.75312E+018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3.17113E+018" calcext:value-type="float">
            <text:p>3.17113E+018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2.34008E+018" calcext:value-type="float">
            <text:p>2.34008E+018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4.34103E+018" calcext:value-type="float">
            <text:p>4.34103E+018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3.36136E+018" calcext:value-type="float">
            <text:p>3.36136E+018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3.31416E+018" calcext:value-type="float">
            <text:p>3.31416E+018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4.03621E+016" calcext:value-type="float">
            <text:p>4.03621E+016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2.03014E+015" calcext:value-type="float">
            <text:p>2.03014E+015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.52322E+018" calcext:value-type="float">
            <text:p>2.52322E+018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3.6253E+018" calcext:value-type="float">
            <text:p>3.6253E+018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2.11016E+018" calcext:value-type="float">
            <text:p>2.11016E+01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.20746E+018" calcext:value-type="float">
            <text:p>1.20746E+018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9.65462E+018" calcext:value-type="float">
            <text:p>9.65462E+01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2.00351E+018" calcext:value-type="float">
            <text:p>2.00351E+018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2.52332E+018" calcext:value-type="float">
            <text:p>2.52332E+01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6.10355E+018" calcext:value-type="float">
            <text:p>6.10355E+018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.21216E+018" calcext:value-type="float">
            <text:p>1.21216E+01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3.43085E+018" calcext:value-type="float">
            <text:p>3.43085E+018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.55457E+017" calcext:value-type="float">
            <text:p>5.55457E+01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.23425E+017" calcext:value-type="float">
            <text:p>1.23425E+017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5.0234E+016" calcext:value-type="float">
            <text:p>5.0234E+016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2.20911E+018" calcext:value-type="float">
            <text:p>2.20911E+018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4.30173E+018" calcext:value-type="float">
            <text:p>4.30173E+018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2.43942E+018" calcext:value-type="float">
            <text:p>2.43942E+01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5.43534E+018" calcext:value-type="float">
            <text:p>5.43534E+018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8.16006E+017" calcext:value-type="float">
            <text:p>8.16006E+017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2.85154E+018" calcext:value-type="float">
            <text:p>2.85154E+01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5.07875E+018" calcext:value-type="float">
            <text:p>5.07875E+018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.18641E+018" calcext:value-type="float">
            <text:p>1.18641E+018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8.28131E+018" calcext:value-type="float">
            <text:p>8.28131E+018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3.33211E+017" calcext:value-type="float">
            <text:p>3.33211E+017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3.65213E+018" calcext:value-type="float">
            <text:p>3.65213E+018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.02012E+018" calcext:value-type="float">
            <text:p>1.02012E+018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4.11108E+018" calcext:value-type="float">
            <text:p>4.11108E+018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2.16873E+017" calcext:value-type="float">
            <text:p>2.16873E+01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2.25203E+017" calcext:value-type="float">
            <text:p>2.25203E+017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2.02057E+018" calcext:value-type="float">
            <text:p>2.02057E+01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2.32127E+018" calcext:value-type="float">
            <text:p>2.32127E+018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.14427E+017" calcext:value-type="float">
            <text:p>2.14427E+017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4.10105E+018" calcext:value-type="float">
            <text:p>4.10105E+018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3.44415E+018" calcext:value-type="float">
            <text:p>3.44415E+018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3.11803E+018" calcext:value-type="float">
            <text:p>3.11803E+01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2.41207E+018" calcext:value-type="float">
            <text:p>2.41207E+018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4.4034E+018" calcext:value-type="float">
            <text:p>4.4034E+018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5.05301E+018" calcext:value-type="float">
            <text:p>5.05301E+018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6.0111E+018" calcext:value-type="float">
            <text:p>6.0111E+018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2.11E+018" calcext:value-type="float">
            <text:p>2.11E+018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3.43245E+018" calcext:value-type="float">
            <text:p>3.43245E+018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.68075E+017" calcext:value-type="float">
            <text:p>1.68075E+017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.60403E+018" calcext:value-type="float">
            <text:p>1.60403E+018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3.2015E+018" calcext:value-type="float">
            <text:p>3.2015E+018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3.16061E+017" calcext:value-type="float">
            <text:p>3.16061E+017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.16356E+018" calcext:value-type="float">
            <text:p>1.16356E+018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6.2E+018" calcext:value-type="float">
            <text:p>6.2E+018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2.30023E+018" calcext:value-type="float">
            <text:p>2.30023E+018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.17237E+018" calcext:value-type="float">
            <text:p>1.17237E+018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.21237E+018" calcext:value-type="float">
            <text:p>1.21237E+018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4.00304E+018" calcext:value-type="float">
            <text:p>4.00304E+018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8.15075E+017" calcext:value-type="float">
            <text:p>8.15075E+01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.5506E+018" calcext:value-type="float">
            <text:p>1.5506E+018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.3026E+018" calcext:value-type="float">
            <text:p>1.3026E+018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4.51051E+018" calcext:value-type="float">
            <text:p>4.51051E+018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3.29128E+018" calcext:value-type="float">
            <text:p>3.29128E+018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.31122E+018" calcext:value-type="float">
            <text:p>1.31122E+018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5.01323E+018" calcext:value-type="float">
            <text:p>5.01323E+018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6.21131E+018" calcext:value-type="float">
            <text:p>6.21131E+018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.84035E+018" calcext:value-type="float">
            <text:p>1.84035E+018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2.22248E+018" calcext:value-type="float">
            <text:p>2.22248E+018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.05542E+018" calcext:value-type="float">
            <text:p>2.05542E+01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.25131E+018" calcext:value-type="float">
            <text:p>5.25131E+018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3.20028E+018" calcext:value-type="float">
            <text:p>3.20028E+01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6.41641E+018" calcext:value-type="float">
            <text:p>6.41641E+018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.2305E+017" calcext:value-type="float">
            <text:p>1.2305E+017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6.01442E+018" calcext:value-type="float">
            <text:p>6.01442E+018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5.51911E+018" calcext:value-type="float">
            <text:p>5.51911E+01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2.56625E+018" calcext:value-type="float">
            <text:p>2.56625E+018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8.40432E+016" calcext:value-type="float">
            <text:p>8.40432E+016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8.17286E+018" calcext:value-type="float">
            <text:p>8.17286E+01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.50044E+018" calcext:value-type="float">
            <text:p>1.50044E+01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2.10522E+018" calcext:value-type="float">
            <text:p>2.10522E+018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2.61347E+018" calcext:value-type="float">
            <text:p>2.61347E+01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.37121E+018" calcext:value-type="float">
            <text:p>1.37121E+018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5.02005E+018" calcext:value-type="float">
            <text:p>5.02005E+018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4.20407E+018" calcext:value-type="float">
            <text:p>4.20407E+018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3.27004E+018" calcext:value-type="float">
            <text:p>3.27004E+018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2.08486E+018" calcext:value-type="float">
            <text:p>2.08486E+018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8.11402E+018" calcext:value-type="float">
            <text:p>8.11402E+018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.87062E+018" calcext:value-type="float">
            <text:p>1.87062E+018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5.53331E+017" calcext:value-type="float">
            <text:p>5.53331E+017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3.21131E+018" calcext:value-type="float">
            <text:p>3.21131E+018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.96502E+017" calcext:value-type="float">
            <text:p>1.96502E+017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2.32431E+018" calcext:value-type="float">
            <text:p>2.32431E+018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.00419E+018" calcext:value-type="float">
            <text:p>1.00419E+018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7.0516E+018" calcext:value-type="float">
            <text:p>7.0516E+018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.17933E+018" calcext:value-type="float">
            <text:p>1.17933E+01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7.33203E+018" calcext:value-type="float">
            <text:p>7.33203E+018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2.43731E+018" calcext:value-type="float">
            <text:p>2.43731E+01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4.6211E+018" calcext:value-type="float">
            <text:p>4.6211E+01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.24201E+018" calcext:value-type="float">
            <text:p>2.24201E+018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2.50576E+017" calcext:value-type="float">
            <text:p>2.50576E+017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2.45477E+018" calcext:value-type="float">
            <text:p>2.45477E+018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3.28832E+018" calcext:value-type="float">
            <text:p>3.28832E+018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3.2214E+018" calcext:value-type="float">
            <text:p>3.2214E+018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4.01067E+018" calcext:value-type="float">
            <text:p>4.01067E+018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2.10403E+016" calcext:value-type="float">
            <text:p>2.10403E+016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2.23031E+016" calcext:value-type="float">
            <text:p>2.23031E+016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2.34933E+017" calcext:value-type="float">
            <text:p>2.34933E+017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5.31511E+018" calcext:value-type="float">
            <text:p>5.31511E+018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.61938E+018" calcext:value-type="float">
            <text:p>2.61938E+018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2.21632E+017" calcext:value-type="float">
            <text:p>2.21632E+017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.61074E+018" calcext:value-type="float">
            <text:p>1.61074E+018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5.10644E+016" calcext:value-type="float">
            <text:p>5.10644E+016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.36285E+018" calcext:value-type="float">
            <text:p>1.36285E+018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3.31042E+017" calcext:value-type="float">
            <text:p>3.31042E+017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3.15502E+018" calcext:value-type="float">
            <text:p>3.15502E+018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8.11355E+018" calcext:value-type="float">
            <text:p>8.11355E+018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7.05875E+018" calcext:value-type="float">
            <text:p>7.05875E+01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2.05107E+018" calcext:value-type="float">
            <text:p>2.05107E+01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6.38342E+018" calcext:value-type="float">
            <text:p>6.38342E+01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2.22444E+018" calcext:value-type="float">
            <text:p>2.22444E+018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3.52342E+017" calcext:value-type="float">
            <text:p>3.52342E+017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2.14311E+018" calcext:value-type="float">
            <text:p>2.14311E+018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.62702E+018" calcext:value-type="float">
            <text:p>1.62702E+018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5.53701E+018" calcext:value-type="float">
            <text:p>5.53701E+018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6.21545E+017" calcext:value-type="float">
            <text:p>6.21545E+017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.307E+018" calcext:value-type="float">
            <text:p>1.307E+018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6.0354E+018" calcext:value-type="float">
            <text:p>6.0354E+018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2.41673E+018" calcext:value-type="float">
            <text:p>2.41673E+018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6.9005E+017" calcext:value-type="float">
            <text:p>6.9005E+017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.12118E+018" calcext:value-type="float">
            <text:p>1.12118E+018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4.35262E+018" calcext:value-type="float">
            <text:p>4.35262E+018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2.00682E+017" calcext:value-type="float">
            <text:p>2.00682E+01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5.85203E+018" calcext:value-type="float">
            <text:p>5.85203E+018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4.55104E+018" calcext:value-type="float">
            <text:p>4.55104E+018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.69368E+018" calcext:value-type="float">
            <text:p>1.69368E+018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.18381E+018" calcext:value-type="float">
            <text:p>1.18381E+018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5.05657E+017" calcext:value-type="float">
            <text:p>5.05657E+017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3.13352E+018" calcext:value-type="float">
            <text:p>3.13352E+018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7.43527E+017" calcext:value-type="float">
            <text:p>7.43527E+017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4.81532E+018" calcext:value-type="float">
            <text:p>4.81532E+018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5.22401E+018" calcext:value-type="float">
            <text:p>5.22401E+01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6.35033E+018" calcext:value-type="float">
            <text:p>6.35033E+018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2.10273E+017" calcext:value-type="float">
            <text:p>2.10273E+01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5.65715E+017" calcext:value-type="float">
            <text:p>5.65715E+017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2.50322E+018" calcext:value-type="float">
            <text:p>2.50322E+018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3.76116E+018" calcext:value-type="float">
            <text:p>3.76116E+018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2.05503E+017" calcext:value-type="float">
            <text:p>2.05503E+017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5.38244E+018" calcext:value-type="float">
            <text:p>5.38244E+018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.44383E+018" calcext:value-type="float">
            <text:p>1.44383E+018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2.04255E+017" calcext:value-type="float">
            <text:p>2.04255E+017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4.41508E+018" calcext:value-type="float">
            <text:p>4.41508E+018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.03611E+018" calcext:value-type="float">
            <text:p>1.03611E+018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2.2451E+018" calcext:value-type="float">
            <text:p>2.2451E+018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3.63507E+018" calcext:value-type="float">
            <text:p>3.63507E+018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4.4821E+018" calcext:value-type="float">
            <text:p>4.4821E+018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2.43142E+018" calcext:value-type="float">
            <text:p>2.43142E+018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3.21334E+018" calcext:value-type="float">
            <text:p>3.21334E+018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.20603E+018" calcext:value-type="float">
            <text:p>1.20603E+018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.04245E+017" calcext:value-type="float">
            <text:p>2.04245E+017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4.0174E+018" calcext:value-type="float">
            <text:p>4.0174E+01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2.52443E+018" calcext:value-type="float">
            <text:p>2.52443E+018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4.2415E+018" calcext:value-type="float">
            <text:p>4.2415E+018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8.21173E+018" calcext:value-type="float">
            <text:p>8.21173E+018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2.26667E+018" calcext:value-type="float">
            <text:p>2.26667E+018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3.21336E+018" calcext:value-type="float">
            <text:p>3.21336E+01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8.27861E+018" calcext:value-type="float">
            <text:p>8.27861E+018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2.00202E+018" calcext:value-type="float">
            <text:p>2.00202E+018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2.05785E+016" calcext:value-type="float">
            <text:p>2.05785E+016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4.10567E+018" calcext:value-type="float">
            <text:p>4.10567E+018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7.23351E+018" calcext:value-type="float">
            <text:p>7.23351E+018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9.60132E+018" calcext:value-type="float">
            <text:p>9.60132E+018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2.11633E+018" calcext:value-type="float">
            <text:p>2.11633E+018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4.17422E+018" calcext:value-type="float">
            <text:p>4.17422E+018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4.61255E+018" calcext:value-type="float">
            <text:p>4.61255E+01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5.07794E+018" calcext:value-type="float">
            <text:p>5.07794E+018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5.56622E+018" calcext:value-type="float">
            <text:p>5.56622E+018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7.22763E+018" calcext:value-type="float">
            <text:p>7.22763E+018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2.43201E+017" calcext:value-type="float">
            <text:p>2.43201E+017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5.13842E+018" calcext:value-type="float">
            <text:p>5.13842E+018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.21302E+018" calcext:value-type="float">
            <text:p>1.21302E+018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2.33375E+018" calcext:value-type="float">
            <text:p>2.33375E+01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.04516E+018" calcext:value-type="float">
            <text:p>1.04516E+018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9.43263E+018" calcext:value-type="float">
            <text:p>9.43263E+018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3.64615E+018" calcext:value-type="float">
            <text:p>3.64615E+018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4.25792E+017" calcext:value-type="float">
            <text:p>4.25792E+017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2.72441E+018" calcext:value-type="float">
            <text:p>2.72441E+018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2.25512E+018" calcext:value-type="float">
            <text:p>2.25512E+018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.74265E+018" calcext:value-type="float">
            <text:p>1.74265E+018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5.03032E+018" calcext:value-type="float">
            <text:p>5.03032E+018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9.6008E+017" calcext:value-type="float">
            <text:p>9.6008E+01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.21003E+018" calcext:value-type="float">
            <text:p>1.21003E+018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.2021E+018" calcext:value-type="float">
            <text:p>1.2021E+018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3.31029E+018" calcext:value-type="float">
            <text:p>3.31029E+018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5.06414E+018" calcext:value-type="float">
            <text:p>5.06414E+018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4.00204E+018" calcext:value-type="float">
            <text:p>4.00204E+018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7.75857E+017" calcext:value-type="float">
            <text:p>7.75857E+017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3.41003E+018" calcext:value-type="float">
            <text:p>3.41003E+01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4.7346E+018" calcext:value-type="float">
            <text:p>4.7346E+01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.50437E+017" calcext:value-type="float">
            <text:p>4.50437E+017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7.162E+018" calcext:value-type="float">
            <text:p>7.162E+018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4.408E+018" calcext:value-type="float">
            <text:p>4.408E+018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3.05101E+018" calcext:value-type="float">
            <text:p>3.05101E+018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3.5005E+018" calcext:value-type="float">
            <text:p>3.5005E+018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5.04563E+018" calcext:value-type="float">
            <text:p>5.04563E+018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6.1212E+018" calcext:value-type="float">
            <text:p>6.1212E+018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2.70415E+018" calcext:value-type="float">
            <text:p>2.70415E+018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3.21302E+018" calcext:value-type="float">
            <text:p>3.21302E+018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2.12522E+018" calcext:value-type="float">
            <text:p>2.12522E+018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.10271E+018" calcext:value-type="float">
            <text:p>1.10271E+018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7.40301E+018" calcext:value-type="float">
            <text:p>7.40301E+018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6.08011E+018" calcext:value-type="float">
            <text:p>6.08011E+018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5.12001E+017" calcext:value-type="float">
            <text:p>5.12001E+017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4.51539E+018" calcext:value-type="float">
            <text:p>4.51539E+018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2.30208E+018" calcext:value-type="float">
            <text:p>2.30208E+018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9.73813E+018" calcext:value-type="float">
            <text:p>9.73813E+018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2.0455E+018" calcext:value-type="float">
            <text:p>2.0455E+018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5.41515E+017" calcext:value-type="float">
            <text:p>5.41515E+017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.04123E+018" calcext:value-type="float">
            <text:p>1.04123E+018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.65532E+018" calcext:value-type="float">
            <text:p>3.65532E+018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2.10455E+017" calcext:value-type="float">
            <text:p>2.10455E+017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7.43234E+018" calcext:value-type="float">
            <text:p>7.43234E+018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4.76211E+018" calcext:value-type="float">
            <text:p>4.76211E+018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4.22166E+018" calcext:value-type="float">
            <text:p>4.22166E+018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.27231E+018" calcext:value-type="float">
            <text:p>1.27231E+018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.0024E+018" calcext:value-type="float">
            <text:p>1.0024E+018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7.32318E+018" calcext:value-type="float">
            <text:p>7.32318E+018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.50268E+018" calcext:value-type="float">
            <text:p>1.50268E+018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4.47617E+018" calcext:value-type="float">
            <text:p>4.47617E+018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.01218E+017" calcext:value-type="float">
            <text:p>1.01218E+017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8.12624E+018" calcext:value-type="float">
            <text:p>8.12624E+018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3.62272E+018" calcext:value-type="float">
            <text:p>3.62272E+018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2.26143E+018" calcext:value-type="float">
            <text:p>2.26143E+018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2.90327E+018" calcext:value-type="float">
            <text:p>2.90327E+018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5.15212E+018" calcext:value-type="float">
            <text:p>5.15212E+018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6.47016E+018" calcext:value-type="float">
            <text:p>6.47016E+01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4.00283E+018" calcext:value-type="float">
            <text:p>4.00283E+018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6.46016E+018" calcext:value-type="float">
            <text:p>6.46016E+018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8.04863E+018" calcext:value-type="float">
            <text:p>8.04863E+018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.6442E+018" calcext:value-type="float">
            <text:p>2.6442E+018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.50623E+018" calcext:value-type="float">
            <text:p>1.50623E+018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.25341E+018" calcext:value-type="float">
            <text:p>1.25341E+018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7.30511E+018" calcext:value-type="float">
            <text:p>7.30511E+018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9.85204E+017" calcext:value-type="float">
            <text:p>9.85204E+017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2.62213E+018" calcext:value-type="float">
            <text:p>2.62213E+018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3.45154E+018" calcext:value-type="float">
            <text:p>3.45154E+018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4.8552E+018" calcext:value-type="float">
            <text:p>4.8552E+018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7.60878E+018" calcext:value-type="float">
            <text:p>7.60878E+018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5.50361E+018" calcext:value-type="float">
            <text:p>5.50361E+018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.77144E+017" calcext:value-type="float">
            <text:p>3.77144E+017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3.02245E+018" calcext:value-type="float">
            <text:p>3.02245E+018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7.12451E+018" calcext:value-type="float">
            <text:p>7.12451E+018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2.3341E+016" calcext:value-type="float">
            <text:p>2.3341E+01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2.61041E+018" calcext:value-type="float">
            <text:p>2.61041E+018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7.34121E+018" calcext:value-type="float">
            <text:p>7.34121E+018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2.51821E+018" calcext:value-type="float">
            <text:p>2.51821E+018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.44627E+018" calcext:value-type="float">
            <text:p>1.44627E+018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3.83044E+018" calcext:value-type="float">
            <text:p>3.83044E+018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210301000000000" calcext:value-type="float">
            <text:p>210301000000000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.27057E+018" calcext:value-type="float">
            <text:p>3.27057E+018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.33672E+018" calcext:value-type="float">
            <text:p>1.33672E+018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5.2341E+018" calcext:value-type="float">
            <text:p>5.2341E+018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4.01412E+018" calcext:value-type="float">
            <text:p>4.01412E+018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.20418E+017" calcext:value-type="float">
            <text:p>1.20418E+017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7.25706E+018" calcext:value-type="float">
            <text:p>7.25706E+018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.44327E+018" calcext:value-type="float">
            <text:p>1.44327E+018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.17025E+018" calcext:value-type="float">
            <text:p>1.17025E+018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2.49103E+017" calcext:value-type="float">
            <text:p>2.49103E+017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5.06133E+017" calcext:value-type="float">
            <text:p>5.06133E+017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2.20103E+018" calcext:value-type="float">
            <text:p>2.20103E+018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3.57003E+018" calcext:value-type="float">
            <text:p>3.57003E+018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4.04217E+018" calcext:value-type="float">
            <text:p>4.04217E+018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.54041E+017" calcext:value-type="float">
            <text:p>1.54041E+017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3.7383E+018" calcext:value-type="float">
            <text:p>3.7383E+018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2.11283E+018" calcext:value-type="float">
            <text:p>2.11283E+018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5.01013E+018" calcext:value-type="float">
            <text:p>5.01013E+01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5.52363E+018" calcext:value-type="float">
            <text:p>5.52363E+018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.62218E+018" calcext:value-type="float">
            <text:p>1.62218E+018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2.1511E+018" calcext:value-type="float">
            <text:p>2.1511E+01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.60736E+018" calcext:value-type="float">
            <text:p>3.60736E+01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6.40318E+017" calcext:value-type="float">
            <text:p>6.40318E+017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5.18331E+017" calcext:value-type="float">
            <text:p>5.18331E+017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.41573E+018" calcext:value-type="float">
            <text:p>1.41573E+018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3.04458E+016" calcext:value-type="float">
            <text:p>3.04458E+016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.11253E+018" calcext:value-type="float">
            <text:p>1.11253E+018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2.03547E+018" calcext:value-type="float">
            <text:p>2.03547E+018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9.75552E+017" calcext:value-type="float">
            <text:p>9.75552E+017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2.23637E+018" calcext:value-type="float">
            <text:p>2.23637E+018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7.05047E+018" calcext:value-type="float">
            <text:p>7.05047E+018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.1602E+017" calcext:value-type="float">
            <text:p>1.1602E+017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2.70032E+018" calcext:value-type="float">
            <text:p>2.70032E+018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7.7423E+018" calcext:value-type="float">
            <text:p>7.7423E+018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3.44803E+018" calcext:value-type="float">
            <text:p>3.44803E+018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.51452E+018" calcext:value-type="float">
            <text:p>1.51452E+018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.50427E+018" calcext:value-type="float">
            <text:p>1.50427E+018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3.13268E+017" calcext:value-type="float">
            <text:p>3.13268E+017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5.08732E+018" calcext:value-type="float">
            <text:p>5.08732E+018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5.13402E+018" calcext:value-type="float">
            <text:p>5.13402E+018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2.20306E+018" calcext:value-type="float">
            <text:p>2.20306E+018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5.15203E+018" calcext:value-type="float">
            <text:p>5.15203E+018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.2046E+018" calcext:value-type="float">
            <text:p>1.2046E+018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3.12219E+018" calcext:value-type="float">
            <text:p>3.12219E+018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3.24333E+018" calcext:value-type="float">
            <text:p>3.24333E+018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8.15722E+018" calcext:value-type="float">
            <text:p>8.15722E+018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4.27203E+017" calcext:value-type="float">
            <text:p>4.27203E+017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2.0052E+018" calcext:value-type="float">
            <text:p>2.0052E+018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6.74511E+018" calcext:value-type="float">
            <text:p>6.74511E+018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5.652E+017" calcext:value-type="float">
            <text:p>5.652E+017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4.53113E+016" calcext:value-type="float">
            <text:p>4.53113E+016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.25627E+017" calcext:value-type="float">
            <text:p>1.25627E+017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4.21122E+018" calcext:value-type="float">
            <text:p>4.21122E+018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8.54005E+018" calcext:value-type="float">
            <text:p>8.54005E+018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2.8102E+018" calcext:value-type="float">
            <text:p>2.8102E+018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4.50002E+017" calcext:value-type="float">
            <text:p>4.50002E+017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2.03269E+018" calcext:value-type="float">
            <text:p>2.03269E+018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7.01034E+018" calcext:value-type="float">
            <text:p>7.01034E+018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8.91054E+018" calcext:value-type="float">
            <text:p>8.91054E+018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4.00333E+018" calcext:value-type="float">
            <text:p>4.00333E+01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3.014E+018" calcext:value-type="float">
            <text:p>3.014E+01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3.60332E+018" calcext:value-type="float">
            <text:p>3.60332E+018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5.61052E+018" calcext:value-type="float">
            <text:p>5.61052E+018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4.24901E+018" calcext:value-type="float">
            <text:p>4.24901E+01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3.10357E+018" calcext:value-type="float">
            <text:p>3.10357E+018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3.04342E+018" calcext:value-type="float">
            <text:p>3.04342E+018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5.48611E+018" calcext:value-type="float">
            <text:p>5.48611E+018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7.32353E+018" calcext:value-type="float">
            <text:p>7.32353E+018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4.82121E+017" calcext:value-type="float">
            <text:p>4.82121E+017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5.72036E+018" calcext:value-type="float">
            <text:p>5.72036E+018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6.1583E+018" calcext:value-type="float">
            <text:p>6.1583E+018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.21302E+018" calcext:value-type="float">
            <text:p>1.21302E+018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2.7123E+018" calcext:value-type="float">
            <text:p>2.7123E+018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5.13454E+018" calcext:value-type="float">
            <text:p>5.13454E+018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3.22453E+018" calcext:value-type="float">
            <text:p>3.22453E+018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2.51021E+018" calcext:value-type="float">
            <text:p>2.51021E+018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6.7516E+018" calcext:value-type="float">
            <text:p>6.7516E+018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.11247E+018" calcext:value-type="float">
            <text:p>1.11247E+018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6.10221E+018" calcext:value-type="float">
            <text:p>6.10221E+018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.14145E+018" calcext:value-type="float">
            <text:p>1.14145E+018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office:value-type="float" office:value="2.40522E+018" calcext:value-type="float">
            <text:p>2.40522E+018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.06273E+018" calcext:value-type="float">
            <text:p>2.06273E+018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office:value-type="float" office:value="6.04568E+018" calcext:value-type="float">
            <text:p>6.04568E+018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8.60011E+018" calcext:value-type="float">
            <text:p>8.60011E+018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4.68144E+018" calcext:value-type="float">
            <text:p>4.68144E+018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.24714E+016" calcext:value-type="float">
            <text:p>1.24714E+016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office:value-type="float" office:value="3.1E+018" calcext:value-type="float">
            <text:p>3.1E+018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office:value-type="float" office:value="8.66244E+018" calcext:value-type="float">
            <text:p>8.66244E+018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7.26082E+018" calcext:value-type="float">
            <text:p>7.26082E+018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office:value-type="float" office:value="8.02128E+018" calcext:value-type="float">
            <text:p>8.02128E+018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office:value-type="float" office:value="9.47005E+018" calcext:value-type="float">
            <text:p>9.47005E+018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5.35274E+017" calcext:value-type="float">
            <text:p>5.35274E+017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office:value-type="float" office:value="2710080000000000" calcext:value-type="float">
            <text:p>2710080000000000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office:value-type="float" office:value="3.2236E+018" calcext:value-type="float">
            <text:p>3.2236E+018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office:value-type="float" office:value="5.07245E+017" calcext:value-type="float">
            <text:p>5.07245E+017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office:value-type="float" office:value="9.4122E+018" calcext:value-type="float">
            <text:p>9.4122E+018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office:value-type="float" office:value="5.02417E+017" calcext:value-type="float">
            <text:p>5.02417E+017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office:value-type="float" office:value="4.80417E+018" calcext:value-type="float">
            <text:p>4.80417E+018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office:value-type="float" office:value="8.40054E+018" calcext:value-type="float">
            <text:p>8.40054E+018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office:value-type="float" office:value="3.26306E+017" calcext:value-type="float">
            <text:p>3.26306E+017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office:value-type="float" office:value="1.5304E+018" calcext:value-type="float">
            <text:p>1.5304E+018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.25441E+018" calcext:value-type="float">
            <text:p>1.25441E+018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office:value-type="float" office:value="5.34441E+018" calcext:value-type="float">
            <text:p>5.34441E+018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office:value-type="float" office:value="1.53112E+018" calcext:value-type="float">
            <text:p>1.53112E+018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3.14427E+018" calcext:value-type="float">
            <text:p>3.14427E+018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office:value-type="float" office:value="4.36333E+018" calcext:value-type="float">
            <text:p>4.36333E+018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office:value-type="float" office:value="2.55721E+018" calcext:value-type="float">
            <text:p>2.55721E+018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office:value-type="float" office:value="4.33221E+017" calcext:value-type="float">
            <text:p>4.33221E+017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office:value-type="float" office:value="2.90116E+018" calcext:value-type="float">
            <text:p>2.90116E+018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office:value-type="float" office:value="4.21042E+018" calcext:value-type="float">
            <text:p>4.21042E+018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office:value-type="float" office:value="3.56152E+018" calcext:value-type="float">
            <text:p>3.56152E+018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4.34131E+016" calcext:value-type="float">
            <text:p>4.34131E+01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office:value-type="float" office:value="1.61202E+018" calcext:value-type="float">
            <text:p>1.61202E+018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office:value-type="float" office:value="4.62137E+017" calcext:value-type="float">
            <text:p>4.62137E+017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office:value-type="float" office:value="6.24106E+018" calcext:value-type="float">
            <text:p>6.24106E+018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office:value-type="float" office:value="1.16011E+018" calcext:value-type="float">
            <text:p>1.16011E+018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6.02223E+018" calcext:value-type="float">
            <text:p>6.02223E+018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office:value-type="float" office:value="2.16211E+018" calcext:value-type="float">
            <text:p>2.16211E+018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office:value-type="float" office:value="2.20215E+018" calcext:value-type="float">
            <text:p>2.20215E+018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5.22013E+018" calcext:value-type="float">
            <text:p>5.22013E+018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office:value-type="float" office:value="5.5812E+018" calcext:value-type="float">
            <text:p>5.5812E+018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7.11112E+016" calcext:value-type="float">
            <text:p>7.11112E+016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4.32366E+018" calcext:value-type="float">
            <text:p>4.32366E+018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office:value-type="float" office:value="230043000000000" calcext:value-type="float">
            <text:p>230043000000000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office:value-type="float" office:value="3.54014E+018" calcext:value-type="float">
            <text:p>3.54014E+018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office:value-type="float" office:value="4.15593E+018" calcext:value-type="float">
            <text:p>4.15593E+018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4.61337E+018" calcext:value-type="float">
            <text:p>4.61337E+018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office:value-type="float" office:value="2.00401E+018" calcext:value-type="float">
            <text:p>2.00401E+018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office:value-type="float" office:value="7.0213E+018" calcext:value-type="float">
            <text:p>7.0213E+018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office:value-type="float" office:value="1.03322E+018" calcext:value-type="float">
            <text:p>1.03322E+018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office:value-type="float" office:value="1.41403E+017" calcext:value-type="float">
            <text:p>1.41403E+017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7.03151E+018" calcext:value-type="float">
            <text:p>7.03151E+018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office:value-type="float" office:value="2.34248E+017" calcext:value-type="float">
            <text:p>2.34248E+017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2.20504E+016" calcext:value-type="float">
            <text:p>2.20504E+016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.05066E+018" calcext:value-type="float">
            <text:p>1.05066E+018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office:value-type="float" office:value="1.02411E+017" calcext:value-type="float">
            <text:p>1.02411E+017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office:value-type="float" office:value="1.00434E+018" calcext:value-type="float">
            <text:p>1.00434E+018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3.42044E+018" calcext:value-type="float">
            <text:p>3.42044E+018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office:value-type="float" office:value="3.51003E+017" calcext:value-type="float">
            <text:p>3.51003E+017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office:value-type="float" office:value="1.20236E+018" calcext:value-type="float">
            <text:p>1.20236E+018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office:value-type="float" office:value="1.28108E+018" calcext:value-type="float">
            <text:p>1.28108E+01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5.35204E+018" calcext:value-type="float">
            <text:p>5.35204E+018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office:value-type="float" office:value="6.01115E+018" calcext:value-type="float">
            <text:p>6.01115E+018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office:value-type="float" office:value="2.64912E+018" calcext:value-type="float">
            <text:p>2.64912E+018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office:value-type="float" office:value="2.32722E+017" calcext:value-type="float">
            <text:p>2.32722E+01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office:value-type="float" office:value="2.04812E+018" calcext:value-type="float">
            <text:p>2.04812E+018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.39226E+018" calcext:value-type="float">
            <text:p>1.39226E+018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office:value-type="float" office:value="1.51361E+018" calcext:value-type="float">
            <text:p>1.51361E+018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office:value-type="float" office:value="1.71612E+018" calcext:value-type="float">
            <text:p>1.71612E+018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office:value-type="float" office:value="1.00248E+018" calcext:value-type="float">
            <text:p>1.00248E+018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office:value-type="float" office:value="1.59514E+018" calcext:value-type="float">
            <text:p>1.59514E+01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4.23822E+018" calcext:value-type="float">
            <text:p>4.23822E+018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office:value-type="float" office:value="2.5012E+018" calcext:value-type="float">
            <text:p>2.5012E+018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office:value-type="float" office:value="6.13154E+018" calcext:value-type="float">
            <text:p>6.13154E+018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office:value-type="float" office:value="2.11333E+018" calcext:value-type="float">
            <text:p>2.11333E+018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office:value-type="float" office:value="4.07832E+017" calcext:value-type="float">
            <text:p>4.07832E+017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office:value-type="float" office:value="6.12001E+018" calcext:value-type="float">
            <text:p>6.12001E+018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office:value-type="float" office:value="1.43131E+017" calcext:value-type="float">
            <text:p>1.43131E+017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office:value-type="float" office:value="4.131E+018" calcext:value-type="float">
            <text:p>4.131E+018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office:value-type="float" office:value="3.70351E+018" calcext:value-type="float">
            <text:p>3.70351E+018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office:value-type="float" office:value="6.16326E+018" calcext:value-type="float">
            <text:p>6.16326E+018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.22411E+017" calcext:value-type="float">
            <text:p>1.22411E+017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office:value-type="float" office:value="1.073E+018" calcext:value-type="float">
            <text:p>1.073E+018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office:value-type="float" office:value="3.74032E+018" calcext:value-type="float">
            <text:p>3.74032E+018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office:value-type="float" office:value="3.05602E+018" calcext:value-type="float">
            <text:p>3.05602E+018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office:value-type="float" office:value="2.15116E+018" calcext:value-type="float">
            <text:p>2.15116E+018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office:value-type="float" office:value="7.16407E+018" calcext:value-type="float">
            <text:p>7.16407E+018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office:value-type="float" office:value="3.21895E+018" calcext:value-type="float">
            <text:p>3.21895E+018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office:value-type="float" office:value="3.25206E+016" calcext:value-type="float">
            <text:p>3.25206E+016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office:value-type="float" office:value="2.30405E+018" calcext:value-type="float">
            <text:p>2.30405E+018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office:value-type="float" office:value="2.31815E+018" calcext:value-type="float">
            <text:p>2.31815E+018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6.27601E+018" calcext:value-type="float">
            <text:p>6.27601E+018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office:value-type="float" office:value="6.10743E+017" calcext:value-type="float">
            <text:p>6.10743E+017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office:value-type="float" office:value="6.11783E+018" calcext:value-type="float">
            <text:p>6.11783E+018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office:value-type="float" office:value="1.40112E+018" calcext:value-type="float">
            <text:p>1.40112E+018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office:value-type="float" office:value="6.16071E+017" calcext:value-type="float">
            <text:p>6.16071E+017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office:value-type="float" office:value="3.03916E+017" calcext:value-type="float">
            <text:p>3.03916E+017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office:value-type="float" office:value="3.21644E+018" calcext:value-type="float">
            <text:p>3.21644E+018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office:value-type="float" office:value="9.17143E+017" calcext:value-type="float">
            <text:p>9.17143E+017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office:value-type="float" office:value="3.30535E+018" calcext:value-type="float">
            <text:p>3.30535E+018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office:value-type="float" office:value="5.63044E+018" calcext:value-type="float">
            <text:p>5.63044E+018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7.31255E+018" calcext:value-type="float">
            <text:p>7.31255E+018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office:value-type="float" office:value="3.02031E+017" calcext:value-type="float">
            <text:p>3.02031E+017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6.72374E+018" calcext:value-type="float">
            <text:p>6.72374E+018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office:value-type="float" office:value="1.2663E+018" calcext:value-type="float">
            <text:p>1.2663E+018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office:value-type="float" office:value="1.54725E+018" calcext:value-type="float">
            <text:p>1.54725E+018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2.21283E+017" calcext:value-type="float">
            <text:p>2.21283E+017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office:value-type="float" office:value="1.06341E+018" calcext:value-type="float">
            <text:p>1.06341E+018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office:value-type="float" office:value="7.02651E+018" calcext:value-type="float">
            <text:p>7.02651E+018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office:value-type="float" office:value="5.34E+018" calcext:value-type="float">
            <text:p>5.34E+018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office:value-type="float" office:value="4.28242E+018" calcext:value-type="float">
            <text:p>4.28242E+018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9.73334E+018" calcext:value-type="float">
            <text:p>9.73334E+018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office:value-type="float" office:value="3.30372E+018" calcext:value-type="float">
            <text:p>3.30372E+018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office:value-type="float" office:value="1.31341E+018" calcext:value-type="float">
            <text:p>1.31341E+018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office:value-type="float" office:value="1.1501E+018" calcext:value-type="float">
            <text:p>1.1501E+018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office:value-type="float" office:value="5.25467E+018" calcext:value-type="float">
            <text:p>5.25467E+018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office:value-type="float" office:value="2.23522E+018" calcext:value-type="float">
            <text:p>2.23522E+018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office:value-type="float" office:value="1.14654E+018" calcext:value-type="float">
            <text:p>1.14654E+018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office:value-type="float" office:value="4.70285E+018" calcext:value-type="float">
            <text:p>4.70285E+018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office:value-type="float" office:value="3.00977E+018" calcext:value-type="float">
            <text:p>3.00977E+018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office:value-type="float" office:value="7.31023E+018" calcext:value-type="float">
            <text:p>7.31023E+018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6.31408E+018" calcext:value-type="float">
            <text:p>6.31408E+018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office:value-type="float" office:value="3.5135E+017" calcext:value-type="float">
            <text:p>3.5135E+017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office:value-type="float" office:value="9.42032E+018" calcext:value-type="float">
            <text:p>9.42032E+018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office:value-type="float" office:value="1.03852E+018" calcext:value-type="float">
            <text:p>1.03852E+018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office:value-type="float" office:value="3.27505E+018" calcext:value-type="float">
            <text:p>3.27505E+018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office:value-type="float" office:value="1.53185E+018" calcext:value-type="float">
            <text:p>1.53185E+018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office:value-type="float" office:value="2.63606E+018" calcext:value-type="float">
            <text:p>2.63606E+018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office:value-type="float" office:value="5.02214E+018" calcext:value-type="float">
            <text:p>5.02214E+018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office:value-type="float" office:value="1.22309E+018" calcext:value-type="float">
            <text:p>1.22309E+018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office:value-type="float" office:value="6.51104E+017" calcext:value-type="float">
            <text:p>6.51104E+017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.44164E+018" calcext:value-type="float">
            <text:p>2.44164E+018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office:value-type="float" office:value="2.20344E+018" calcext:value-type="float">
            <text:p>2.20344E+018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office:value-type="float" office:value="2.25407E+018" calcext:value-type="float">
            <text:p>2.25407E+018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office:value-type="float" office:value="6.62024E+018" calcext:value-type="float">
            <text:p>6.62024E+018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office:value-type="float" office:value="4.01361E+018" calcext:value-type="float">
            <text:p>4.01361E+018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office:value-type="float" office:value="2.83261E+018" calcext:value-type="float">
            <text:p>2.83261E+018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office:value-type="float" office:value="2.00161E+018" calcext:value-type="float">
            <text:p>2.00161E+018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office:value-type="float" office:value="4.71333E+018" calcext:value-type="float">
            <text:p>4.71333E+018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office:value-type="float" office:value="1.64113E+018" calcext:value-type="float">
            <text:p>1.64113E+018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office:value-type="float" office:value="5.25038E+018" calcext:value-type="float">
            <text:p>5.25038E+018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.04003E+018" calcext:value-type="float">
            <text:p>2.04003E+018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office:value-type="float" office:value="5.93419E+018" calcext:value-type="float">
            <text:p>5.93419E+018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office:value-type="float" office:value="3.20201E+017" calcext:value-type="float">
            <text:p>3.20201E+017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office:value-type="float" office:value="4.33308E+018" calcext:value-type="float">
            <text:p>4.33308E+018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office:value-type="float" office:value="6.40058E+017" calcext:value-type="float">
            <text:p>6.40058E+017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office:value-type="float" office:value="4.784E+017" calcext:value-type="float">
            <text:p>4.784E+017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2.53053E+017" calcext:value-type="float">
            <text:p>2.53053E+017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office:value-type="float" office:value="3.30029E+018" calcext:value-type="float">
            <text:p>3.30029E+018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2.2451E+017" calcext:value-type="float">
            <text:p>2.2451E+017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office:value-type="float" office:value="2.1884E+018" calcext:value-type="float">
            <text:p>2.1884E+018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.54812E+017" calcext:value-type="float">
            <text:p>1.54812E+017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office:value-type="float" office:value="1.12159E+017" calcext:value-type="float">
            <text:p>1.12159E+01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office:value-type="float" office:value="4.62041E+018" calcext:value-type="float">
            <text:p>4.62041E+018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office:value-type="float" office:value="2.652E+018" calcext:value-type="float">
            <text:p>2.652E+018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office:value-type="float" office:value="4.43562E+018" calcext:value-type="float">
            <text:p>4.43562E+018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office:value-type="float" office:value="4.31303E+018" calcext:value-type="float">
            <text:p>4.31303E+018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office:value-type="float" office:value="7.1161E+018" calcext:value-type="float">
            <text:p>7.1161E+018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office:value-type="float" office:value="3.5421E+018" calcext:value-type="float">
            <text:p>3.5421E+018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2.02111E+018" calcext:value-type="float">
            <text:p>2.02111E+018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office:value-type="float" office:value="5.98613E+017" calcext:value-type="float">
            <text:p>5.98613E+017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.14625E+017" calcext:value-type="float">
            <text:p>1.14625E+017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office:value-type="float" office:value="5.23421E+018" calcext:value-type="float">
            <text:p>5.23421E+018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office:value-type="float" office:value="8.1405E+018" calcext:value-type="float">
            <text:p>8.1405E+018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office:value-type="float" office:value="1.35365E+017" calcext:value-type="float">
            <text:p>1.35365E+017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office:value-type="float" office:value="1.1166E+018" calcext:value-type="float">
            <text:p>1.1166E+018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office:value-type="float" office:value="4.41911E+018" calcext:value-type="float">
            <text:p>4.41911E+018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office:value-type="float" office:value="2.13203E+018" calcext:value-type="float">
            <text:p>2.13203E+018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office:value-type="float" office:value="3.39263E+018" calcext:value-type="float">
            <text:p>3.39263E+018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office:value-type="float" office:value="2.46143E+018" calcext:value-type="float">
            <text:p>2.46143E+018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office:value-type="float" office:value="2.31416E+018" calcext:value-type="float">
            <text:p>2.31416E+018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.25003E+018" calcext:value-type="float">
            <text:p>1.25003E+018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office:value-type="float" office:value="2.53133E+018" calcext:value-type="float">
            <text:p>2.53133E+018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office:value-type="float" office:value="3.23131E+017" calcext:value-type="float">
            <text:p>3.23131E+017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office:value-type="float" office:value="4.09328E+018" calcext:value-type="float">
            <text:p>4.09328E+018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office:value-type="float" office:value="4.70203E+018" calcext:value-type="float">
            <text:p>4.70203E+018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office:value-type="float" office:value="1.81114E+018" calcext:value-type="float">
            <text:p>1.81114E+018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office:value-type="float" office:value="5.80333E+018" calcext:value-type="float">
            <text:p>5.80333E+018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office:value-type="float" office:value="6.19505E+018" calcext:value-type="float">
            <text:p>6.19505E+018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float" office:value="1.00011E+018" calcext:value-type="float">
            <text:p>1.00011E+018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office:value-type="float" office:value="1.21264E+018" calcext:value-type="float">
            <text:p>1.21264E+018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.60612E+018" calcext:value-type="float">
            <text:p>1.60612E+018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office:value-type="float" office:value="4.43001E+018" calcext:value-type="float">
            <text:p>4.43001E+018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office:value-type="float" office:value="5.30426E+018" calcext:value-type="float">
            <text:p>5.30426E+018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office:value-type="float" office:value="2.51024E+018" calcext:value-type="float">
            <text:p>2.51024E+018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office:value-type="float" office:value="1.19704E+018" calcext:value-type="float">
            <text:p>1.19704E+018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office:value-type="float" office:value="1.38034E+018" calcext:value-type="float">
            <text:p>1.38034E+018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office:value-type="float" office:value="1.01121E+018" calcext:value-type="float">
            <text:p>1.01121E+018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3.85332E+017" calcext:value-type="float">
            <text:p>3.85332E+017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office:value-type="float" office:value="1.11025E+017" calcext:value-type="float">
            <text:p>1.11025E+017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office:value-type="float" office:value="3.51425E+017" calcext:value-type="float">
            <text:p>3.51425E+017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5.65209E+018" calcext:value-type="float">
            <text:p>5.65209E+018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office:value-type="float" office:value="3.20043E+017" calcext:value-type="float">
            <text:p>3.20043E+017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office:value-type="float" office:value="2.5264E+018" calcext:value-type="float">
            <text:p>2.5264E+018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office:value-type="float" office:value="3.41143E+018" calcext:value-type="float">
            <text:p>3.41143E+018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office:value-type="float" office:value="7.21301E+018" calcext:value-type="float">
            <text:p>7.21301E+018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office:value-type="float" office:value="4.46452E+017" calcext:value-type="float">
            <text:p>4.46452E+017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office:value-type="float" office:value="4.15614E+018" calcext:value-type="float">
            <text:p>4.15614E+018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office:value-type="float" office:value="1.70888E+017" calcext:value-type="float">
            <text:p>1.70888E+017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office:value-type="float" office:value="6.02925E+016" calcext:value-type="float">
            <text:p>6.02925E+016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office:value-type="float" office:value="3.16273E+017" calcext:value-type="float">
            <text:p>3.16273E+017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.51219E+018" calcext:value-type="float">
            <text:p>2.51219E+018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office:value-type="float" office:value="9.62064E+017" calcext:value-type="float">
            <text:p>9.62064E+017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office:value-type="float" office:value="6.07105E+018" calcext:value-type="float">
            <text:p>6.07105E+018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office:value-type="float" office:value="7.65651E+018" calcext:value-type="float">
            <text:p>7.65651E+018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office:value-type="float" office:value="3.20411E+017" calcext:value-type="float">
            <text:p>3.20411E+017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office:value-type="float" office:value="2.7281E+018" calcext:value-type="float">
            <text:p>2.7281E+018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3.84251E+018" calcext:value-type="float">
            <text:p>3.84251E+018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office:value-type="float" office:value="1.07566E+018" calcext:value-type="float">
            <text:p>1.07566E+018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office:value-type="float" office:value="2.12074E+018" calcext:value-type="float">
            <text:p>2.12074E+018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office:value-type="float" office:value="6.91362E+018" calcext:value-type="float">
            <text:p>6.91362E+018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4.00112E+018" calcext:value-type="float">
            <text:p>4.00112E+018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office:value-type="float" office:value="2.39881E+018" calcext:value-type="float">
            <text:p>2.39881E+018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office:value-type="float" office:value="1.03724E+018" calcext:value-type="float">
            <text:p>1.03724E+018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office:value-type="float" office:value="3.2401E+018" calcext:value-type="float">
            <text:p>3.2401E+018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office:value-type="float" office:value="9.15291E+018" calcext:value-type="float">
            <text:p>9.15291E+018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office:value-type="float" office:value="3.07551E+017" calcext:value-type="float">
            <text:p>3.07551E+017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3.246E+018" calcext:value-type="float">
            <text:p>3.246E+018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office:value-type="float" office:value="4.01002E+018" calcext:value-type="float">
            <text:p>4.01002E+018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office:value-type="float" office:value="5.2014E+017" calcext:value-type="float">
            <text:p>5.2014E+017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.3013E+018" calcext:value-type="float">
            <text:p>1.3013E+018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6.53002E+016" calcext:value-type="float">
            <text:p>6.53002E+016</text:p>
          </table:table-cell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2.165E+018" calcext:value-type="float">
            <text:p>2.165E+018</text:p>
          </table:table-cell>
        </table:table-row>
        <table:table-row table:style-name="ro1">
          <table:table-cell office:value-type="float" office:value="1642" calcext:value-type="float">
            <text:p>1642</text:p>
          </table:table-cell>
          <table:table-cell office:value-type="float" office:value="1.57465E+017" calcext:value-type="float">
            <text:p>1.57465E+017</text:p>
          </table:table-cell>
        </table:table-row>
        <table:table-row table:style-name="ro1">
          <table:table-cell office:value-type="float" office:value="1643" calcext:value-type="float">
            <text:p>1643</text:p>
          </table:table-cell>
          <table:table-cell office:value-type="float" office:value="5.50165E+018" calcext:value-type="float">
            <text:p>5.50165E+018</text:p>
          </table:table-cell>
        </table:table-row>
        <table:table-row table:style-name="ro1">
          <table:table-cell office:value-type="float" office:value="1644" calcext:value-type="float">
            <text:p>1644</text:p>
          </table:table-cell>
          <table:table-cell office:value-type="float" office:value="2.25422E+018" calcext:value-type="float">
            <text:p>2.25422E+018</text:p>
          </table:table-cell>
        </table:table-row>
        <table:table-row table:style-name="ro1">
          <table:table-cell office:value-type="float" office:value="1645" calcext:value-type="float">
            <text:p>1645</text:p>
          </table:table-cell>
          <table:table-cell office:value-type="float" office:value="1.84358E+017" calcext:value-type="float">
            <text:p>1.84358E+017</text:p>
          </table:table-cell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2.2154E+017" calcext:value-type="float">
            <text:p>2.2154E+017</text:p>
          </table:table-cell>
        </table:table-row>
        <table:table-row table:style-name="ro1">
          <table:table-cell office:value-type="float" office:value="1647" calcext:value-type="float">
            <text:p>1647</text:p>
          </table:table-cell>
          <table:table-cell office:value-type="float" office:value="4.243E+018" calcext:value-type="float">
            <text:p>4.243E+018</text:p>
          </table:table-cell>
        </table:table-row>
        <table:table-row table:style-name="ro1">
          <table:table-cell office:value-type="float" office:value="1648" calcext:value-type="float">
            <text:p>1648</text:p>
          </table:table-cell>
          <table:table-cell office:value-type="float" office:value="1.04571E+018" calcext:value-type="float">
            <text:p>1.04571E+018</text:p>
          </table:table-cell>
        </table:table-row>
        <table:table-row table:style-name="ro1">
          <table:table-cell office:value-type="float" office:value="1649" calcext:value-type="float">
            <text:p>1649</text:p>
          </table:table-cell>
          <table:table-cell office:value-type="float" office:value="4.23512E+016" calcext:value-type="float">
            <text:p>4.23512E+016</text:p>
          </table:table-cell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4.1342E+018" calcext:value-type="float">
            <text:p>4.1342E+018</text:p>
          </table:table-cell>
        </table:table-row>
        <table:table-row table:style-name="ro1">
          <table:table-cell office:value-type="float" office:value="1651" calcext:value-type="float">
            <text:p>1651</text:p>
          </table:table-cell>
          <table:table-cell office:value-type="float" office:value="4.1518E+018" calcext:value-type="float">
            <text:p>4.1518E+018</text:p>
          </table:table-cell>
        </table:table-row>
        <table:table-row table:style-name="ro1">
          <table:table-cell office:value-type="float" office:value="1652" calcext:value-type="float">
            <text:p>1652</text:p>
          </table:table-cell>
          <table:table-cell office:value-type="float" office:value="1.87261E+018" calcext:value-type="float">
            <text:p>1.87261E+018</text:p>
          </table:table-cell>
        </table:table-row>
        <table:table-row table:style-name="ro1">
          <table:table-cell office:value-type="float" office:value="1653" calcext:value-type="float">
            <text:p>1653</text:p>
          </table:table-cell>
          <table:table-cell office:value-type="float" office:value="6.55323E+018" calcext:value-type="float">
            <text:p>6.55323E+018</text:p>
          </table:table-cell>
        </table:table-row>
        <table:table-row table:style-name="ro1">
          <table:table-cell office:value-type="float" office:value="1654" calcext:value-type="float">
            <text:p>1654</text:p>
          </table:table-cell>
          <table:table-cell office:value-type="float" office:value="6.31441E+018" calcext:value-type="float">
            <text:p>6.31441E+018</text:p>
          </table:table-cell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3.47462E+018" calcext:value-type="float">
            <text:p>3.47462E+018</text:p>
          </table:table-cell>
        </table:table-row>
        <table:table-row table:style-name="ro1">
          <table:table-cell office:value-type="float" office:value="1656" calcext:value-type="float">
            <text:p>1656</text:p>
          </table:table-cell>
          <table:table-cell office:value-type="float" office:value="4.11064E+018" calcext:value-type="float">
            <text:p>4.11064E+018</text:p>
          </table:table-cell>
        </table:table-row>
        <table:table-row table:style-name="ro1">
          <table:table-cell office:value-type="float" office:value="1657" calcext:value-type="float">
            <text:p>1657</text:p>
          </table:table-cell>
          <table:table-cell office:value-type="float" office:value="5.16942E+017" calcext:value-type="float">
            <text:p>5.16942E+017</text:p>
          </table:table-cell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9.02384E+018" calcext:value-type="float">
            <text:p>9.02384E+018</text:p>
          </table:table-cell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.26427E+017" calcext:value-type="float">
            <text:p>1.26427E+017</text:p>
          </table:table-cell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563250000000000" calcext:value-type="float">
            <text:p>3563250000000000</text:p>
          </table:table-cell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3.4876E+018" calcext:value-type="float">
            <text:p>3.4876E+018</text:p>
          </table:table-cell>
        </table:table-row>
        <table:table-row table:style-name="ro1">
          <table:table-cell office:value-type="float" office:value="1662" calcext:value-type="float">
            <text:p>1662</text:p>
          </table:table-cell>
          <table:table-cell office:value-type="float" office:value="4.40243E+018" calcext:value-type="float">
            <text:p>4.40243E+018</text:p>
          </table:table-cell>
        </table:table-row>
        <table:table-row table:style-name="ro1">
          <table:table-cell office:value-type="float" office:value="1663" calcext:value-type="float">
            <text:p>1663</text:p>
          </table:table-cell>
          <table:table-cell office:value-type="float" office:value="1.12782E+018" calcext:value-type="float">
            <text:p>1.12782E+018</text:p>
          </table:table-cell>
        </table:table-row>
        <table:table-row table:style-name="ro1">
          <table:table-cell office:value-type="float" office:value="1664" calcext:value-type="float">
            <text:p>1664</text:p>
          </table:table-cell>
          <table:table-cell office:value-type="float" office:value="2.65112E+018" calcext:value-type="float">
            <text:p>2.65112E+018</text:p>
          </table:table-cell>
        </table:table-row>
        <table:table-row table:style-name="ro1">
          <table:table-cell office:value-type="float" office:value="1665" calcext:value-type="float">
            <text:p>1665</text:p>
          </table:table-cell>
          <table:table-cell office:value-type="float" office:value="2.31436E+018" calcext:value-type="float">
            <text:p>2.31436E+018</text:p>
          </table:table-cell>
        </table:table-row>
        <table:table-row table:style-name="ro1">
          <table:table-cell office:value-type="float" office:value="1666" calcext:value-type="float">
            <text:p>1666</text:p>
          </table:table-cell>
          <table:table-cell office:value-type="float" office:value="1.07645E+018" calcext:value-type="float">
            <text:p>1.07645E+018</text:p>
          </table:table-cell>
        </table:table-row>
        <table:table-row table:style-name="ro1">
          <table:table-cell office:value-type="float" office:value="1667" calcext:value-type="float">
            <text:p>1667</text:p>
          </table:table-cell>
          <table:table-cell office:value-type="float" office:value="7.31346E+018" calcext:value-type="float">
            <text:p>7.31346E+018</text:p>
          </table:table-cell>
        </table:table-row>
        <table:table-row table:style-name="ro1">
          <table:table-cell office:value-type="float" office:value="1668" calcext:value-type="float">
            <text:p>1668</text:p>
          </table:table-cell>
          <table:table-cell office:value-type="float" office:value="5.03635E+017" calcext:value-type="float">
            <text:p>5.03635E+017</text:p>
          </table:table-cell>
        </table:table-row>
        <table:table-row table:style-name="ro1">
          <table:table-cell office:value-type="float" office:value="1669" calcext:value-type="float">
            <text:p>1669</text:p>
          </table:table-cell>
          <table:table-cell office:value-type="float" office:value="2.66172E+018" calcext:value-type="float">
            <text:p>2.66172E+018</text:p>
          </table:table-cell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5.59012E+018" calcext:value-type="float">
            <text:p>5.59012E+018</text:p>
          </table:table-cell>
        </table:table-row>
        <table:table-row table:style-name="ro1">
          <table:table-cell office:value-type="float" office:value="1671" calcext:value-type="float">
            <text:p>1671</text:p>
          </table:table-cell>
          <table:table-cell office:value-type="float" office:value="6.75302E+018" calcext:value-type="float">
            <text:p>6.75302E+018</text:p>
          </table:table-cell>
        </table:table-row>
        <table:table-row table:style-name="ro1">
          <table:table-cell office:value-type="float" office:value="1672" calcext:value-type="float">
            <text:p>1672</text:p>
          </table:table-cell>
          <table:table-cell office:value-type="float" office:value="6.172E+016" calcext:value-type="float">
            <text:p>6.172E+016</text:p>
          </table:table-cell>
        </table:table-row>
        <table:table-row table:style-name="ro1">
          <table:table-cell office:value-type="float" office:value="1673" calcext:value-type="float">
            <text:p>1673</text:p>
          </table:table-cell>
          <table:table-cell office:value-type="float" office:value="2.01764E+018" calcext:value-type="float">
            <text:p>2.01764E+018</text:p>
          </table:table-cell>
        </table:table-row>
        <table:table-row table:style-name="ro1">
          <table:table-cell office:value-type="float" office:value="1674" calcext:value-type="float">
            <text:p>1674</text:p>
          </table:table-cell>
          <table:table-cell office:value-type="float" office:value="2.20183E+018" calcext:value-type="float">
            <text:p>2.20183E+018</text:p>
          </table:table-cell>
        </table:table-row>
        <table:table-row table:style-name="ro1">
          <table:table-cell office:value-type="float" office:value="1675" calcext:value-type="float">
            <text:p>1675</text:p>
          </table:table-cell>
          <table:table-cell office:value-type="float" office:value="2.24714E+018" calcext:value-type="float">
            <text:p>2.24714E+018</text:p>
          </table:table-cell>
        </table:table-row>
        <table:table-row table:style-name="ro1">
          <table:table-cell office:value-type="float" office:value="1676" calcext:value-type="float">
            <text:p>1676</text:p>
          </table:table-cell>
          <table:table-cell office:value-type="float" office:value="2.11917E+018" calcext:value-type="float">
            <text:p>2.11917E+018</text:p>
          </table:table-cell>
        </table:table-row>
        <table:table-row table:style-name="ro1">
          <table:table-cell office:value-type="float" office:value="1677" calcext:value-type="float">
            <text:p>1677</text:p>
          </table:table-cell>
          <table:table-cell office:value-type="float" office:value="1.72131E+017" calcext:value-type="float">
            <text:p>1.72131E+017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  <table:table-cell office:value-type="float" office:value="1.1228E+018" calcext:value-type="float">
            <text:p>1.1228E+018</text:p>
          </table:table-cell>
        </table:table-row>
        <table:table-row table:style-name="ro1">
          <table:table-cell office:value-type="float" office:value="1679" calcext:value-type="float">
            <text:p>1679</text:p>
          </table:table-cell>
          <table:table-cell office:value-type="float" office:value="4.42261E+018" calcext:value-type="float">
            <text:p>4.42261E+018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5.00523E+017" calcext:value-type="float">
            <text:p>5.00523E+017</text:p>
          </table:table-cell>
        </table:table-row>
        <table:table-row table:style-name="ro1">
          <table:table-cell office:value-type="float" office:value="1681" calcext:value-type="float">
            <text:p>1681</text:p>
          </table:table-cell>
          <table:table-cell office:value-type="float" office:value="4.01002E+018" calcext:value-type="float">
            <text:p>4.01002E+018</text:p>
          </table:table-cell>
        </table:table-row>
        <table:table-row table:style-name="ro1">
          <table:table-cell office:value-type="float" office:value="1682" calcext:value-type="float">
            <text:p>1682</text:p>
          </table:table-cell>
          <table:table-cell office:value-type="float" office:value="2.55521E+018" calcext:value-type="float">
            <text:p>2.55521E+018</text:p>
          </table:table-cell>
        </table:table-row>
        <table:table-row table:style-name="ro1">
          <table:table-cell office:value-type="float" office:value="1683" calcext:value-type="float">
            <text:p>1683</text:p>
          </table:table-cell>
          <table:table-cell office:value-type="float" office:value="3.78842E+018" calcext:value-type="float">
            <text:p>3.78842E+018</text:p>
          </table:table-cell>
        </table:table-row>
        <table:table-row table:style-name="ro1">
          <table:table-cell office:value-type="float" office:value="1684" calcext:value-type="float">
            <text:p>1684</text:p>
          </table:table-cell>
          <table:table-cell office:value-type="float" office:value="2.3033E+016" calcext:value-type="float">
            <text:p>2.3033E+016</text:p>
          </table:table-cell>
        </table:table-row>
        <table:table-row table:style-name="ro1">
          <table:table-cell office:value-type="float" office:value="1685" calcext:value-type="float">
            <text:p>1685</text:p>
          </table:table-cell>
          <table:table-cell office:value-type="float" office:value="3.60812E+017" calcext:value-type="float">
            <text:p>3.60812E+017</text:p>
          </table:table-cell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4.10695E+017" calcext:value-type="float">
            <text:p>4.10695E+017</text:p>
          </table:table-cell>
        </table:table-row>
        <table:table-row table:style-name="ro1">
          <table:table-cell office:value-type="float" office:value="1687" calcext:value-type="float">
            <text:p>1687</text:p>
          </table:table-cell>
          <table:table-cell office:value-type="float" office:value="3.14103E+018" calcext:value-type="float">
            <text:p>3.14103E+018</text:p>
          </table:table-cell>
        </table:table-row>
        <table:table-row table:style-name="ro1">
          <table:table-cell office:value-type="float" office:value="1688" calcext:value-type="float">
            <text:p>1688</text:p>
          </table:table-cell>
          <table:table-cell office:value-type="float" office:value="6.05514E+018" calcext:value-type="float">
            <text:p>6.05514E+018</text:p>
          </table:table-cell>
        </table:table-row>
        <table:table-row table:style-name="ro1">
          <table:table-cell office:value-type="float" office:value="1689" calcext:value-type="float">
            <text:p>1689</text:p>
          </table:table-cell>
          <table:table-cell office:value-type="float" office:value="5.42558E+018" calcext:value-type="float">
            <text:p>5.42558E+01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.31661E+018" calcext:value-type="float">
            <text:p>2.31661E+018</text:p>
          </table:table-cell>
        </table:table-row>
        <table:table-row table:style-name="ro1">
          <table:table-cell office:value-type="float" office:value="1691" calcext:value-type="float">
            <text:p>1691</text:p>
          </table:table-cell>
          <table:table-cell office:value-type="float" office:value="2.29041E+018" calcext:value-type="float">
            <text:p>2.29041E+018</text:p>
          </table:table-cell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.71335E+018" calcext:value-type="float">
            <text:p>1.71335E+018</text:p>
          </table:table-cell>
        </table:table-row>
        <table:table-row table:style-name="ro1">
          <table:table-cell office:value-type="float" office:value="1693" calcext:value-type="float">
            <text:p>1693</text:p>
          </table:table-cell>
          <table:table-cell office:value-type="float" office:value="2.26335E+018" calcext:value-type="float">
            <text:p>2.26335E+018</text:p>
          </table:table-cell>
        </table:table-row>
        <table:table-row table:style-name="ro1">
          <table:table-cell office:value-type="float" office:value="1694" calcext:value-type="float">
            <text:p>1694</text:p>
          </table:table-cell>
          <table:table-cell office:value-type="float" office:value="6.34413E+018" calcext:value-type="float">
            <text:p>6.34413E+018</text:p>
          </table:table-cell>
        </table:table-row>
        <table:table-row table:style-name="ro1">
          <table:table-cell office:value-type="float" office:value="1695" calcext:value-type="float">
            <text:p>1695</text:p>
          </table:table-cell>
          <table:table-cell office:value-type="float" office:value="6.10102E+017" calcext:value-type="float">
            <text:p>6.10102E+017</text:p>
          </table:table-cell>
        </table:table-row>
        <table:table-row table:style-name="ro1">
          <table:table-cell office:value-type="float" office:value="1696" calcext:value-type="float">
            <text:p>1696</text:p>
          </table:table-cell>
          <table:table-cell office:value-type="float" office:value="2.31224E+018" calcext:value-type="float">
            <text:p>2.31224E+018</text:p>
          </table:table-cell>
        </table:table-row>
        <table:table-row table:style-name="ro1">
          <table:table-cell office:value-type="float" office:value="1697" calcext:value-type="float">
            <text:p>1697</text:p>
          </table:table-cell>
          <table:table-cell office:value-type="float" office:value="1.4207E+018" calcext:value-type="float">
            <text:p>1.4207E+018</text:p>
          </table:table-cell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2.2433E+018" calcext:value-type="float">
            <text:p>2.2433E+018</text:p>
          </table:table-cell>
        </table:table-row>
        <table:table-row table:style-name="ro1">
          <table:table-cell office:value-type="float" office:value="1699" calcext:value-type="float">
            <text:p>1699</text:p>
          </table:table-cell>
          <table:table-cell office:value-type="float" office:value="4.30341E+018" calcext:value-type="float">
            <text:p>4.30341E+018</text:p>
          </table:table-cell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.02002E+018" calcext:value-type="float">
            <text:p>3.02002E+018</text:p>
          </table:table-cell>
        </table:table-row>
        <table:table-row table:style-name="ro1">
          <table:table-cell office:value-type="float" office:value="1701" calcext:value-type="float">
            <text:p>1701</text:p>
          </table:table-cell>
          <table:table-cell office:value-type="float" office:value="6.23354E+018" calcext:value-type="float">
            <text:p>6.23354E+018</text:p>
          </table:table-cell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4.84612E+018" calcext:value-type="float">
            <text:p>4.84612E+018</text:p>
          </table:table-cell>
        </table:table-row>
        <table:table-row table:style-name="ro1">
          <table:table-cell office:value-type="float" office:value="1703" calcext:value-type="float">
            <text:p>1703</text:p>
          </table:table-cell>
          <table:table-cell office:value-type="float" office:value="5.7401E+018" calcext:value-type="float">
            <text:p>5.7401E+018</text:p>
          </table:table-cell>
        </table:table-row>
        <table:table-row table:style-name="ro1">
          <table:table-cell office:value-type="float" office:value="1704" calcext:value-type="float">
            <text:p>1704</text:p>
          </table:table-cell>
          <table:table-cell office:value-type="float" office:value="1.00521E+018" calcext:value-type="float">
            <text:p>1.00521E+018</text:p>
          </table:table-cell>
        </table:table-row>
        <table:table-row table:style-name="ro1">
          <table:table-cell office:value-type="float" office:value="1705" calcext:value-type="float">
            <text:p>1705</text:p>
          </table:table-cell>
          <table:table-cell office:value-type="float" office:value="2.70102E+018" calcext:value-type="float">
            <text:p>2.70102E+018</text:p>
          </table:table-cell>
        </table:table-row>
        <table:table-row table:style-name="ro1">
          <table:table-cell office:value-type="float" office:value="1706" calcext:value-type="float">
            <text:p>1706</text:p>
          </table:table-cell>
          <table:table-cell office:value-type="float" office:value="1.10707E+018" calcext:value-type="float">
            <text:p>1.10707E+018</text:p>
          </table:table-cell>
        </table:table-row>
        <table:table-row table:style-name="ro1">
          <table:table-cell office:value-type="float" office:value="1707" calcext:value-type="float">
            <text:p>1707</text:p>
          </table:table-cell>
          <table:table-cell office:value-type="float" office:value="2.43621E+018" calcext:value-type="float">
            <text:p>2.43621E+018</text:p>
          </table:table-cell>
        </table:table-row>
        <table:table-row table:style-name="ro1">
          <table:table-cell office:value-type="float" office:value="1708" calcext:value-type="float">
            <text:p>1708</text:p>
          </table:table-cell>
          <table:table-cell office:value-type="float" office:value="3.79523E+018" calcext:value-type="float">
            <text:p>3.79523E+018</text:p>
          </table:table-cell>
        </table:table-row>
        <table:table-row table:style-name="ro1">
          <table:table-cell office:value-type="float" office:value="1709" calcext:value-type="float">
            <text:p>1709</text:p>
          </table:table-cell>
          <table:table-cell office:value-type="float" office:value="2.4685E+018" calcext:value-type="float">
            <text:p>2.4685E+018</text:p>
          </table:table-cell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.90714E+018" calcext:value-type="float">
            <text:p>1.90714E+018</text:p>
          </table:table-cell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3.21302E+018" calcext:value-type="float">
            <text:p>3.21302E+018</text:p>
          </table:table-cell>
        </table:table-row>
        <table:table-row table:style-name="ro1">
          <table:table-cell office:value-type="float" office:value="1712" calcext:value-type="float">
            <text:p>1712</text:p>
          </table:table-cell>
          <table:table-cell office:value-type="float" office:value="2.50142E+018" calcext:value-type="float">
            <text:p>2.50142E+018</text:p>
          </table:table-cell>
        </table:table-row>
        <table:table-row table:style-name="ro1">
          <table:table-cell office:value-type="float" office:value="1713" calcext:value-type="float">
            <text:p>1713</text:p>
          </table:table-cell>
          <table:table-cell office:value-type="float" office:value="4.2366E+018" calcext:value-type="float">
            <text:p>4.2366E+018</text:p>
          </table:table-cell>
        </table:table-row>
        <table:table-row table:style-name="ro1">
          <table:table-cell office:value-type="float" office:value="1714" calcext:value-type="float">
            <text:p>1714</text:p>
          </table:table-cell>
          <table:table-cell office:value-type="float" office:value="1.23015E+018" calcext:value-type="float">
            <text:p>1.23015E+018</text:p>
          </table:table-cell>
        </table:table-row>
        <table:table-row table:style-name="ro1">
          <table:table-cell office:value-type="float" office:value="1715" calcext:value-type="float">
            <text:p>1715</text:p>
          </table:table-cell>
          <table:table-cell office:value-type="float" office:value="5.00508E+018" calcext:value-type="float">
            <text:p>5.00508E+018</text:p>
          </table:table-cell>
        </table:table-row>
        <table:table-row table:style-name="ro1">
          <table:table-cell office:value-type="float" office:value="1716" calcext:value-type="float">
            <text:p>1716</text:p>
          </table:table-cell>
          <table:table-cell office:value-type="float" office:value="6.11545E+018" calcext:value-type="float">
            <text:p>6.11545E+018</text:p>
          </table:table-cell>
        </table:table-row>
        <table:table-row table:style-name="ro1">
          <table:table-cell office:value-type="float" office:value="1717" calcext:value-type="float">
            <text:p>1717</text:p>
          </table:table-cell>
          <table:table-cell office:value-type="float" office:value="1.2507E+018" calcext:value-type="float">
            <text:p>1.2507E+018</text:p>
          </table:table-cell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7.20523E+018" calcext:value-type="float">
            <text:p>7.20523E+018</text:p>
          </table:table-cell>
        </table:table-row>
        <table:table-row table:style-name="ro1">
          <table:table-cell office:value-type="float" office:value="1719" calcext:value-type="float">
            <text:p>1719</text:p>
          </table:table-cell>
          <table:table-cell office:value-type="float" office:value="4.18251E+018" calcext:value-type="float">
            <text:p>4.18251E+018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4.73341E+018" calcext:value-type="float">
            <text:p>4.73341E+018</text:p>
          </table:table-cell>
        </table:table-row>
        <table:table-row table:style-name="ro1">
          <table:table-cell office:value-type="float" office:value="1721" calcext:value-type="float">
            <text:p>1721</text:p>
          </table:table-cell>
          <table:table-cell office:value-type="float" office:value="3.66533E+016" calcext:value-type="float">
            <text:p>3.66533E+016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float" office:value="4.33304E+017" calcext:value-type="float">
            <text:p>4.33304E+017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float" office:value="7.02202E+018" calcext:value-type="float">
            <text:p>7.02202E+018</text:p>
          </table:table-cell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2.00644E+018" calcext:value-type="float">
            <text:p>2.00644E+018</text:p>
          </table:table-cell>
        </table:table-row>
        <table:table-row table:style-name="ro1">
          <table:table-cell office:value-type="float" office:value="1725" calcext:value-type="float">
            <text:p>1725</text:p>
          </table:table-cell>
          <table:table-cell office:value-type="float" office:value="2.61223E+018" calcext:value-type="float">
            <text:p>2.61223E+018</text:p>
          </table:table-cell>
        </table:table-row>
        <table:table-row table:style-name="ro1">
          <table:table-cell office:value-type="float" office:value="1726" calcext:value-type="float">
            <text:p>1726</text:p>
          </table:table-cell>
          <table:table-cell office:value-type="float" office:value="1.45473E+018" calcext:value-type="float">
            <text:p>1.45473E+018</text:p>
          </table:table-cell>
        </table:table-row>
        <table:table-row table:style-name="ro1">
          <table:table-cell office:value-type="float" office:value="1727" calcext:value-type="float">
            <text:p>1727</text:p>
          </table:table-cell>
          <table:table-cell office:value-type="float" office:value="4.67322E+018" calcext:value-type="float">
            <text:p>4.67322E+018</text:p>
          </table:table-cell>
        </table:table-row>
        <table:table-row table:style-name="ro1">
          <table:table-cell office:value-type="float" office:value="1728" calcext:value-type="float">
            <text:p>1728</text:p>
          </table:table-cell>
          <table:table-cell office:value-type="float" office:value="3.4272E+018" calcext:value-type="float">
            <text:p>3.4272E+018</text:p>
          </table:table-cell>
        </table:table-row>
        <table:table-row table:style-name="ro1">
          <table:table-cell office:value-type="float" office:value="1729" calcext:value-type="float">
            <text:p>1729</text:p>
          </table:table-cell>
          <table:table-cell office:value-type="float" office:value="3.08213E+018" calcext:value-type="float">
            <text:p>3.08213E+018</text:p>
          </table:table-cell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.38777E+017" calcext:value-type="float">
            <text:p>1.38777E+017</text:p>
          </table:table-cell>
        </table:table-row>
        <table:table-row table:style-name="ro1">
          <table:table-cell office:value-type="float" office:value="1731" calcext:value-type="float">
            <text:p>1731</text:p>
          </table:table-cell>
          <table:table-cell office:value-type="float" office:value="2.21043E+018" calcext:value-type="float">
            <text:p>2.21043E+018</text:p>
          </table:table-cell>
        </table:table-row>
        <table:table-row table:style-name="ro1">
          <table:table-cell office:value-type="float" office:value="1732" calcext:value-type="float">
            <text:p>1732</text:p>
          </table:table-cell>
          <table:table-cell office:value-type="float" office:value="9.44404E+018" calcext:value-type="float">
            <text:p>9.44404E+018</text:p>
          </table:table-cell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4.1712E+018" calcext:value-type="float">
            <text:p>4.1712E+018</text:p>
          </table:table-cell>
        </table:table-row>
        <table:table-row table:style-name="ro1">
          <table:table-cell office:value-type="float" office:value="1734" calcext:value-type="float">
            <text:p>1734</text:p>
          </table:table-cell>
          <table:table-cell office:value-type="float" office:value="1.30677E+018" calcext:value-type="float">
            <text:p>1.30677E+018</text:p>
          </table:table-cell>
        </table:table-row>
        <table:table-row table:style-name="ro1">
          <table:table-cell office:value-type="float" office:value="1735" calcext:value-type="float">
            <text:p>1735</text:p>
          </table:table-cell>
          <table:table-cell office:value-type="float" office:value="5.21175E+018" calcext:value-type="float">
            <text:p>5.21175E+018</text:p>
          </table:table-cell>
        </table:table-row>
        <table:table-row table:style-name="ro1">
          <table:table-cell office:value-type="float" office:value="1736" calcext:value-type="float">
            <text:p>1736</text:p>
          </table:table-cell>
          <table:table-cell office:value-type="float" office:value="9.08043E+018" calcext:value-type="float">
            <text:p>9.08043E+018</text:p>
          </table:table-cell>
        </table:table-row>
        <table:table-row table:style-name="ro1">
          <table:table-cell office:value-type="float" office:value="1737" calcext:value-type="float">
            <text:p>1737</text:p>
          </table:table-cell>
          <table:table-cell office:value-type="float" office:value="1.20411E+018" calcext:value-type="float">
            <text:p>1.20411E+018</text:p>
          </table:table-cell>
        </table:table-row>
        <table:table-row table:style-name="ro1">
          <table:table-cell office:value-type="float" office:value="1738" calcext:value-type="float">
            <text:p>1738</text:p>
          </table:table-cell>
          <table:table-cell office:value-type="float" office:value="2.25003E+018" calcext:value-type="float">
            <text:p>2.25003E+018</text:p>
          </table:table-cell>
        </table:table-row>
        <table:table-row table:style-name="ro1">
          <table:table-cell office:value-type="float" office:value="1739" calcext:value-type="float">
            <text:p>1739</text:p>
          </table:table-cell>
          <table:table-cell office:value-type="float" office:value="1.11515E+017" calcext:value-type="float">
            <text:p>1.11515E+017</text:p>
          </table:table-cell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8.03112E+018" calcext:value-type="float">
            <text:p>8.03112E+018</text:p>
          </table:table-cell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3.40133E+018" calcext:value-type="float">
            <text:p>3.40133E+018</text:p>
          </table:table-cell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2.0121E+018" calcext:value-type="float">
            <text:p>2.0121E+018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float" office:value="3.92421E+018" calcext:value-type="float">
            <text:p>3.92421E+018</text:p>
          </table:table-cell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float" office:value="3.7352E+018" calcext:value-type="float">
            <text:p>3.7352E+018</text:p>
          </table:table-cell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float" office:value="1.46236E+018" calcext:value-type="float">
            <text:p>1.46236E+018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float" office:value="2.50613E+018" calcext:value-type="float">
            <text:p>2.50613E+018</text:p>
          </table:table-cell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float" office:value="5.02342E+018" calcext:value-type="float">
            <text:p>5.02342E+018</text:p>
          </table:table-cell>
        </table:table-row>
        <table:table-row table:style-name="ro1">
          <table:table-cell office:value-type="float" office:value="1748" calcext:value-type="float">
            <text:p>1748</text:p>
          </table:table-cell>
          <table:table-cell office:value-type="float" office:value="7.67011E+018" calcext:value-type="float">
            <text:p>7.67011E+018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  <table:table-cell office:value-type="float" office:value="5.8166E+018" calcext:value-type="float">
            <text:p>5.8166E+018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7.12813E+018" calcext:value-type="float">
            <text:p>7.12813E+018</text:p>
          </table:table-cell>
        </table:table-row>
        <table:table-row table:style-name="ro1">
          <table:table-cell office:value-type="float" office:value="1751" calcext:value-type="float">
            <text:p>1751</text:p>
          </table:table-cell>
          <table:table-cell office:value-type="float" office:value="1.14532E+018" calcext:value-type="float">
            <text:p>1.14532E+018</text:p>
          </table:table-cell>
        </table:table-row>
        <table:table-row table:style-name="ro1">
          <table:table-cell office:value-type="float" office:value="1752" calcext:value-type="float">
            <text:p>1752</text:p>
          </table:table-cell>
          <table:table-cell office:value-type="float" office:value="3.71604E+018" calcext:value-type="float">
            <text:p>3.71604E+018</text:p>
          </table:table-cell>
        </table:table-row>
        <table:table-row table:style-name="ro1">
          <table:table-cell office:value-type="float" office:value="1753" calcext:value-type="float">
            <text:p>1753</text:p>
          </table:table-cell>
          <table:table-cell office:value-type="float" office:value="3.24574E+018" calcext:value-type="float">
            <text:p>3.24574E+018</text:p>
          </table:table-cell>
        </table:table-row>
        <table:table-row table:style-name="ro1">
          <table:table-cell office:value-type="float" office:value="1754" calcext:value-type="float">
            <text:p>1754</text:p>
          </table:table-cell>
          <table:table-cell office:value-type="float" office:value="8.73731E+018" calcext:value-type="float">
            <text:p>8.73731E+018</text:p>
          </table:table-cell>
        </table:table-row>
        <table:table-row table:style-name="ro1">
          <table:table-cell office:value-type="float" office:value="1755" calcext:value-type="float">
            <text:p>1755</text:p>
          </table:table-cell>
          <table:table-cell office:value-type="float" office:value="3.13736E+018" calcext:value-type="float">
            <text:p>3.13736E+018</text:p>
          </table:table-cell>
        </table:table-row>
        <table:table-row table:style-name="ro1">
          <table:table-cell office:value-type="float" office:value="1756" calcext:value-type="float">
            <text:p>1756</text:p>
          </table:table-cell>
          <table:table-cell office:value-type="float" office:value="3.24482E+018" calcext:value-type="float">
            <text:p>3.24482E+018</text:p>
          </table:table-cell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float" office:value="7.12503E+018" calcext:value-type="float">
            <text:p>7.12503E+018</text:p>
          </table:table-cell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float" office:value="9.83301E+018" calcext:value-type="float">
            <text:p>9.83301E+018</text:p>
          </table:table-cell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float" office:value="1.30112E+018" calcext:value-type="float">
            <text:p>1.30112E+018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8.41271E+018" calcext:value-type="float">
            <text:p>8.41271E+018</text:p>
          </table:table-cell>
        </table:table-row>
        <table:table-row table:style-name="ro1">
          <table:table-cell office:value-type="float" office:value="1761" calcext:value-type="float">
            <text:p>1761</text:p>
          </table:table-cell>
          <table:table-cell office:value-type="float" office:value="4.60102E+016" calcext:value-type="float">
            <text:p>4.60102E+016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  <table:table-cell office:value-type="float" office:value="8.87295E+018" calcext:value-type="float">
            <text:p>8.87295E+018</text:p>
          </table:table-cell>
        </table:table-row>
        <table:table-row table:style-name="ro1">
          <table:table-cell office:value-type="float" office:value="1763" calcext:value-type="float">
            <text:p>1763</text:p>
          </table:table-cell>
          <table:table-cell office:value-type="float" office:value="1.34767E+018" calcext:value-type="float">
            <text:p>1.34767E+018</text:p>
          </table:table-cell>
        </table:table-row>
        <table:table-row table:style-name="ro1">
          <table:table-cell office:value-type="float" office:value="1764" calcext:value-type="float">
            <text:p>1764</text:p>
          </table:table-cell>
          <table:table-cell office:value-type="float" office:value="3.60226E+018" calcext:value-type="float">
            <text:p>3.60226E+018</text:p>
          </table:table-cell>
        </table:table-row>
        <table:table-row table:style-name="ro1">
          <table:table-cell office:value-type="float" office:value="1765" calcext:value-type="float">
            <text:p>1765</text:p>
          </table:table-cell>
          <table:table-cell office:value-type="float" office:value="1.0443E+018" calcext:value-type="float">
            <text:p>1.0443E+018</text:p>
          </table:table-cell>
        </table:table-row>
        <table:table-row table:style-name="ro1">
          <table:table-cell office:value-type="float" office:value="1766" calcext:value-type="float">
            <text:p>1766</text:p>
          </table:table-cell>
          <table:table-cell office:value-type="float" office:value="4.61558E+018" calcext:value-type="float">
            <text:p>4.61558E+018</text:p>
          </table:table-cell>
        </table:table-row>
        <table:table-row table:style-name="ro1">
          <table:table-cell office:value-type="float" office:value="1767" calcext:value-type="float">
            <text:p>1767</text:p>
          </table:table-cell>
          <table:table-cell office:value-type="float" office:value="3.46633E+018" calcext:value-type="float">
            <text:p>3.46633E+018</text:p>
          </table:table-cell>
        </table:table-row>
        <table:table-row table:style-name="ro1">
          <table:table-cell office:value-type="float" office:value="1768" calcext:value-type="float">
            <text:p>1768</text:p>
          </table:table-cell>
          <table:table-cell office:value-type="float" office:value="2.2126E+016" calcext:value-type="float">
            <text:p>2.2126E+016</text:p>
          </table:table-cell>
        </table:table-row>
        <table:table-row table:style-name="ro1">
          <table:table-cell office:value-type="float" office:value="1769" calcext:value-type="float">
            <text:p>1769</text:p>
          </table:table-cell>
          <table:table-cell office:value-type="float" office:value="1.522E+018" calcext:value-type="float">
            <text:p>1.522E+018</text:p>
          </table:table-cell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.1362E+018" calcext:value-type="float">
            <text:p>1.1362E+018</text:p>
          </table:table-cell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float" office:value="1.09141E+018" calcext:value-type="float">
            <text:p>1.09141E+018</text:p>
          </table:table-cell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float" office:value="3.70661E+018" calcext:value-type="float">
            <text:p>3.70661E+018</text:p>
          </table:table-cell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float" office:value="2.31449E+018" calcext:value-type="float">
            <text:p>2.31449E+018</text:p>
          </table:table-cell>
        </table:table-row>
        <table:table-row table:style-name="ro1">
          <table:table-cell office:value-type="float" office:value="1774" calcext:value-type="float">
            <text:p>1774</text:p>
          </table:table-cell>
          <table:table-cell office:value-type="float" office:value="4.17722E+018" calcext:value-type="float">
            <text:p>4.17722E+018</text:p>
          </table:table-cell>
        </table:table-row>
        <table:table-row table:style-name="ro1">
          <table:table-cell office:value-type="float" office:value="1775" calcext:value-type="float">
            <text:p>1775</text:p>
          </table:table-cell>
          <table:table-cell office:value-type="float" office:value="6.8583E+018" calcext:value-type="float">
            <text:p>6.8583E+018</text:p>
          </table:table-cell>
        </table:table-row>
        <table:table-row table:style-name="ro1">
          <table:table-cell office:value-type="float" office:value="1776" calcext:value-type="float">
            <text:p>1776</text:p>
          </table:table-cell>
          <table:table-cell office:value-type="float" office:value="3.01217E+018" calcext:value-type="float">
            <text:p>3.01217E+018</text:p>
          </table:table-cell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float" office:value="9.03627E+018" calcext:value-type="float">
            <text:p>9.03627E+018</text:p>
          </table:table-cell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float" office:value="6.2635E+018" calcext:value-type="float">
            <text:p>6.2635E+018</text:p>
          </table:table-cell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2.88284E+018" calcext:value-type="float">
            <text:p>2.88284E+018</text:p>
          </table:table-cell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.75008E+018" calcext:value-type="float">
            <text:p>1.75008E+018</text:p>
          </table:table-cell>
        </table:table-row>
        <table:table-row table:style-name="ro1">
          <table:table-cell office:value-type="float" office:value="1781" calcext:value-type="float">
            <text:p>1781</text:p>
          </table:table-cell>
          <table:table-cell office:value-type="float" office:value="3.21233E+018" calcext:value-type="float">
            <text:p>3.21233E+018</text:p>
          </table:table-cell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2.11138E+018" calcext:value-type="float">
            <text:p>2.11138E+018</text:p>
          </table:table-cell>
        </table:table-row>
        <table:table-row table:style-name="ro1">
          <table:table-cell office:value-type="float" office:value="1783" calcext:value-type="float">
            <text:p>1783</text:p>
          </table:table-cell>
          <table:table-cell office:value-type="float" office:value="2.53283E+017" calcext:value-type="float">
            <text:p>2.53283E+017</text:p>
          </table:table-cell>
        </table:table-row>
        <table:table-row table:style-name="ro1">
          <table:table-cell office:value-type="float" office:value="1784" calcext:value-type="float">
            <text:p>1784</text:p>
          </table:table-cell>
          <table:table-cell office:value-type="float" office:value="3.51531E+017" calcext:value-type="float">
            <text:p>3.51531E+017</text:p>
          </table:table-cell>
        </table:table-row>
        <table:table-row table:style-name="ro1">
          <table:table-cell office:value-type="float" office:value="1785" calcext:value-type="float">
            <text:p>1785</text:p>
          </table:table-cell>
          <table:table-cell office:value-type="float" office:value="6.30352E+018" calcext:value-type="float">
            <text:p>6.30352E+018</text:p>
          </table:table-cell>
        </table:table-row>
        <table:table-row table:style-name="ro1">
          <table:table-cell office:value-type="float" office:value="1786" calcext:value-type="float">
            <text:p>1786</text:p>
          </table:table-cell>
          <table:table-cell office:value-type="float" office:value="7.5528E+018" calcext:value-type="float">
            <text:p>7.5528E+018</text:p>
          </table:table-cell>
        </table:table-row>
        <table:table-row table:style-name="ro1">
          <table:table-cell office:value-type="float" office:value="1787" calcext:value-type="float">
            <text:p>1787</text:p>
          </table:table-cell>
          <table:table-cell office:value-type="float" office:value="7.20311E+018" calcext:value-type="float">
            <text:p>7.20311E+018</text:p>
          </table:table-cell>
        </table:table-row>
        <table:table-row table:style-name="ro1">
          <table:table-cell office:value-type="float" office:value="1788" calcext:value-type="float">
            <text:p>1788</text:p>
          </table:table-cell>
          <table:table-cell office:value-type="float" office:value="2.55143E+018" calcext:value-type="float">
            <text:p>2.55143E+018</text:p>
          </table:table-cell>
        </table:table-row>
        <table:table-row table:style-name="ro1">
          <table:table-cell office:value-type="float" office:value="1789" calcext:value-type="float">
            <text:p>1789</text:p>
          </table:table-cell>
          <table:table-cell office:value-type="float" office:value="1.1064E+018" calcext:value-type="float">
            <text:p>1.1064E+018</text:p>
          </table:table-cell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8.91039E+018" calcext:value-type="float">
            <text:p>8.91039E+018</text:p>
          </table:table-cell>
        </table:table-row>
        <table:table-row table:style-name="ro1">
          <table:table-cell office:value-type="float" office:value="1791" calcext:value-type="float">
            <text:p>1791</text:p>
          </table:table-cell>
          <table:table-cell office:value-type="float" office:value="2.063E+017" calcext:value-type="float">
            <text:p>2.063E+017</text:p>
          </table:table-cell>
        </table:table-row>
        <table:table-row table:style-name="ro1">
          <table:table-cell office:value-type="float" office:value="1792" calcext:value-type="float">
            <text:p>1792</text:p>
          </table:table-cell>
          <table:table-cell office:value-type="float" office:value="4.97151E+018" calcext:value-type="float">
            <text:p>4.97151E+018</text:p>
          </table:table-cell>
        </table:table-row>
        <table:table-row table:style-name="ro1">
          <table:table-cell office:value-type="float" office:value="1793" calcext:value-type="float">
            <text:p>1793</text:p>
          </table:table-cell>
          <table:table-cell office:value-type="float" office:value="1.1E+018" calcext:value-type="float">
            <text:p>1.1E+018</text:p>
          </table:table-cell>
        </table:table-row>
        <table:table-row table:style-name="ro1">
          <table:table-cell office:value-type="float" office:value="1794" calcext:value-type="float">
            <text:p>1794</text:p>
          </table:table-cell>
          <table:table-cell office:value-type="float" office:value="5.691E+018" calcext:value-type="float">
            <text:p>5.691E+018</text:p>
          </table:table-cell>
        </table:table-row>
        <table:table-row table:style-name="ro1">
          <table:table-cell office:value-type="float" office:value="1795" calcext:value-type="float">
            <text:p>1795</text:p>
          </table:table-cell>
          <table:table-cell office:value-type="float" office:value="1.06443E+018" calcext:value-type="float">
            <text:p>1.06443E+018</text:p>
          </table:table-cell>
        </table:table-row>
        <table:table-row table:style-name="ro1">
          <table:table-cell office:value-type="float" office:value="1796" calcext:value-type="float">
            <text:p>1796</text:p>
          </table:table-cell>
          <table:table-cell office:value-type="float" office:value="3.64101E+018" calcext:value-type="float">
            <text:p>3.64101E+018</text:p>
          </table:table-cell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float" office:value="6.50211E+018" calcext:value-type="float">
            <text:p>6.50211E+018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float" office:value="2.53044E+018" calcext:value-type="float">
            <text:p>2.53044E+018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float" office:value="7.0054E+017" calcext:value-type="float">
            <text:p>7.0054E+017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.03036E+017" calcext:value-type="float">
            <text:p>1.03036E+017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float" office:value="3.06243E+018" calcext:value-type="float">
            <text:p>3.06243E+018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.038E+018" calcext:value-type="float">
            <text:p>1.038E+018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float" office:value="6.78966E+018" calcext:value-type="float">
            <text:p>6.78966E+018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float" office:value="1.40714E+018" calcext:value-type="float">
            <text:p>1.40714E+018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float" office:value="5.4E+016" calcext:value-type="float">
            <text:p>5.4E+016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float" office:value="3.20235E+018" calcext:value-type="float">
            <text:p>3.20235E+018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float" office:value="6.52313E+018" calcext:value-type="float">
            <text:p>6.52313E+018</text:p>
          </table:table-cell>
        </table:table-row>
        <table:table-row table:style-name="ro1">
          <table:table-cell office:value-type="float" office:value="1808" calcext:value-type="float">
            <text:p>1808</text:p>
          </table:table-cell>
          <table:table-cell office:value-type="float" office:value="5.52282E+018" calcext:value-type="float">
            <text:p>5.52282E+018</text:p>
          </table:table-cell>
        </table:table-row>
        <table:table-row table:style-name="ro1">
          <table:table-cell office:value-type="float" office:value="1809" calcext:value-type="float">
            <text:p>1809</text:p>
          </table:table-cell>
          <table:table-cell office:value-type="float" office:value="2.44073E+018" calcext:value-type="float">
            <text:p>2.44073E+018</text:p>
          </table:table-cell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4.55702E+018" calcext:value-type="float">
            <text:p>4.55702E+018</text:p>
          </table:table-cell>
        </table:table-row>
        <table:table-row table:style-name="ro1">
          <table:table-cell office:value-type="float" office:value="1811" calcext:value-type="float">
            <text:p>1811</text:p>
          </table:table-cell>
          <table:table-cell office:value-type="float" office:value="2.20172E+018" calcext:value-type="float">
            <text:p>2.20172E+018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float" office:value="1.2233E+018" calcext:value-type="float">
            <text:p>1.2233E+018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float" office:value="9.51251E+018" calcext:value-type="float">
            <text:p>9.51251E+018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float" office:value="2.1512E+017" calcext:value-type="float">
            <text:p>2.1512E+017</text:p>
          </table:table-cell>
        </table:table-row>
        <table:table-row table:style-name="ro1">
          <table:table-cell office:value-type="float" office:value="1815" calcext:value-type="float">
            <text:p>1815</text:p>
          </table:table-cell>
          <table:table-cell office:value-type="float" office:value="4.22062E+017" calcext:value-type="float">
            <text:p>4.22062E+017</text:p>
          </table:table-cell>
        </table:table-row>
        <table:table-row table:style-name="ro1">
          <table:table-cell office:value-type="float" office:value="1816" calcext:value-type="float">
            <text:p>1816</text:p>
          </table:table-cell>
          <table:table-cell office:value-type="float" office:value="3.35638E+018" calcext:value-type="float">
            <text:p>3.35638E+018</text:p>
          </table:table-cell>
        </table:table-row>
        <table:table-row table:style-name="ro1">
          <table:table-cell office:value-type="float" office:value="1817" calcext:value-type="float">
            <text:p>1817</text:p>
          </table:table-cell>
          <table:table-cell office:value-type="float" office:value="4.22939E+018" calcext:value-type="float">
            <text:p>4.22939E+018</text:p>
          </table:table-cell>
        </table:table-row>
        <table:table-row table:style-name="ro1">
          <table:table-cell office:value-type="float" office:value="1818" calcext:value-type="float">
            <text:p>1818</text:p>
          </table:table-cell>
          <table:table-cell office:value-type="float" office:value="1.7144E+018" calcext:value-type="float">
            <text:p>1.7144E+018</text:p>
          </table:table-cell>
        </table:table-row>
        <table:table-row table:style-name="ro1">
          <table:table-cell office:value-type="float" office:value="1819" calcext:value-type="float">
            <text:p>1819</text:p>
          </table:table-cell>
          <table:table-cell office:value-type="float" office:value="1.13214E+018" calcext:value-type="float">
            <text:p>1.13214E+018</text:p>
          </table:table-cell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7.33835E+017" calcext:value-type="float">
            <text:p>7.33835E+017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float" office:value="9.11612E+017" calcext:value-type="float">
            <text:p>9.11612E+017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float" office:value="5.13105E+018" calcext:value-type="float">
            <text:p>5.13105E+018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float" office:value="6.12352E+018" calcext:value-type="float">
            <text:p>6.12352E+018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float" office:value="1.68054E+018" calcext:value-type="float">
            <text:p>1.68054E+018</text:p>
          </table:table-cell>
        </table:table-row>
        <table:table-row table:style-name="ro1">
          <table:table-cell office:value-type="float" office:value="1825" calcext:value-type="float">
            <text:p>1825</text:p>
          </table:table-cell>
          <table:table-cell office:value-type="float" office:value="4.04234E+018" calcext:value-type="float">
            <text:p>4.04234E+018</text:p>
          </table:table-cell>
        </table:table-row>
        <table:table-row table:style-name="ro1">
          <table:table-cell office:value-type="float" office:value="1826" calcext:value-type="float">
            <text:p>1826</text:p>
          </table:table-cell>
          <table:table-cell office:value-type="float" office:value="2.55053E+018" calcext:value-type="float">
            <text:p>2.55053E+018</text:p>
          </table:table-cell>
        </table:table-row>
        <table:table-row table:style-name="ro1">
          <table:table-cell office:value-type="float" office:value="1827" calcext:value-type="float">
            <text:p>1827</text:p>
          </table:table-cell>
          <table:table-cell office:value-type="float" office:value="1.73302E+018" calcext:value-type="float">
            <text:p>1.73302E+018</text:p>
          </table:table-cell>
        </table:table-row>
        <table:table-row table:style-name="ro1">
          <table:table-cell office:value-type="float" office:value="1828" calcext:value-type="float">
            <text:p>1828</text:p>
          </table:table-cell>
          <table:table-cell office:value-type="float" office:value="9.00055E+018" calcext:value-type="float">
            <text:p>9.00055E+018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float" office:value="3.23101E+018" calcext:value-type="float">
            <text:p>3.23101E+018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5.51343E+018" calcext:value-type="float">
            <text:p>5.51343E+018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.44448E+018" calcext:value-type="float">
            <text:p>1.44448E+018</text:p>
          </table:table-cell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4.07943E+018" calcext:value-type="float">
            <text:p>4.07943E+018</text:p>
          </table:table-cell>
        </table:table-row>
        <table:table-row table:style-name="ro1">
          <table:table-cell office:value-type="float" office:value="1833" calcext:value-type="float">
            <text:p>1833</text:p>
          </table:table-cell>
          <table:table-cell office:value-type="float" office:value="2.51203E+018" calcext:value-type="float">
            <text:p>2.51203E+018</text:p>
          </table:table-cell>
        </table:table-row>
        <table:table-row table:style-name="ro1">
          <table:table-cell office:value-type="float" office:value="1834" calcext:value-type="float">
            <text:p>1834</text:p>
          </table:table-cell>
          <table:table-cell office:value-type="float" office:value="6.40246E+018" calcext:value-type="float">
            <text:p>6.40246E+018</text:p>
          </table:table-cell>
        </table:table-row>
        <table:table-row table:style-name="ro1">
          <table:table-cell office:value-type="float" office:value="1835" calcext:value-type="float">
            <text:p>1835</text:p>
          </table:table-cell>
          <table:table-cell office:value-type="float" office:value="1.36701E+018" calcext:value-type="float">
            <text:p>1.36701E+018</text:p>
          </table:table-cell>
        </table:table-row>
        <table:table-row table:style-name="ro1">
          <table:table-cell office:value-type="float" office:value="1836" calcext:value-type="float">
            <text:p>1836</text:p>
          </table:table-cell>
          <table:table-cell office:value-type="float" office:value="4.0226E+018" calcext:value-type="float">
            <text:p>4.0226E+018</text:p>
          </table:table-cell>
        </table:table-row>
        <table:table-row table:style-name="ro1">
          <table:table-cell office:value-type="float" office:value="1837" calcext:value-type="float">
            <text:p>1837</text:p>
          </table:table-cell>
          <table:table-cell office:value-type="float" office:value="7.77253E+018" calcext:value-type="float">
            <text:p>7.77253E+018</text:p>
          </table:table-cell>
        </table:table-row>
        <table:table-row table:style-name="ro1">
          <table:table-cell office:value-type="float" office:value="1838" calcext:value-type="float">
            <text:p>1838</text:p>
          </table:table-cell>
          <table:table-cell office:value-type="float" office:value="6.61916E+017" calcext:value-type="float">
            <text:p>6.61916E+017</text:p>
          </table:table-cell>
        </table:table-row>
        <table:table-row table:style-name="ro1">
          <table:table-cell office:value-type="float" office:value="1839" calcext:value-type="float">
            <text:p>1839</text:p>
          </table:table-cell>
          <table:table-cell office:value-type="float" office:value="4.03801E+018" calcext:value-type="float">
            <text:p>4.03801E+018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.24021E+018" calcext:value-type="float">
            <text:p>2.24021E+018</text:p>
          </table:table-cell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6.24614E+018" calcext:value-type="float">
            <text:p>6.24614E+018</text:p>
          </table:table-cell>
        </table:table-row>
        <table:table-row table:style-name="ro1">
          <table:table-cell office:value-type="float" office:value="1842" calcext:value-type="float">
            <text:p>1842</text:p>
          </table:table-cell>
          <table:table-cell office:value-type="float" office:value="4.3102E+018" calcext:value-type="float">
            <text:p>4.3102E+018</text:p>
          </table:table-cell>
        </table:table-row>
        <table:table-row table:style-name="ro1">
          <table:table-cell office:value-type="float" office:value="1843" calcext:value-type="float">
            <text:p>1843</text:p>
          </table:table-cell>
          <table:table-cell office:value-type="float" office:value="4.33102E+018" calcext:value-type="float">
            <text:p>4.33102E+018</text:p>
          </table:table-cell>
        </table:table-row>
        <table:table-row table:style-name="ro1">
          <table:table-cell office:value-type="float" office:value="1844" calcext:value-type="float">
            <text:p>1844</text:p>
          </table:table-cell>
          <table:table-cell office:value-type="float" office:value="1.6342E+018" calcext:value-type="float">
            <text:p>1.6342E+018</text:p>
          </table:table-cell>
        </table:table-row>
        <table:table-row table:style-name="ro1">
          <table:table-cell office:value-type="float" office:value="1845" calcext:value-type="float">
            <text:p>1845</text:p>
          </table:table-cell>
          <table:table-cell office:value-type="float" office:value="1.36123E+018" calcext:value-type="float">
            <text:p>1.36123E+018</text:p>
          </table:table-cell>
        </table:table-row>
        <table:table-row table:style-name="ro1">
          <table:table-cell office:value-type="float" office:value="1846" calcext:value-type="float">
            <text:p>1846</text:p>
          </table:table-cell>
          <table:table-cell office:value-type="float" office:value="2.90317E+018" calcext:value-type="float">
            <text:p>2.90317E+018</text:p>
          </table:table-cell>
        </table:table-row>
        <table:table-row table:style-name="ro1">
          <table:table-cell office:value-type="float" office:value="1847" calcext:value-type="float">
            <text:p>1847</text:p>
          </table:table-cell>
          <table:table-cell office:value-type="float" office:value="4.07761E+018" calcext:value-type="float">
            <text:p>4.07761E+018</text:p>
          </table:table-cell>
        </table:table-row>
        <table:table-row table:style-name="ro1">
          <table:table-cell office:value-type="float" office:value="1848" calcext:value-type="float">
            <text:p>1848</text:p>
          </table:table-cell>
          <table:table-cell office:value-type="float" office:value="1.51071E+018" calcext:value-type="float">
            <text:p>1.51071E+018</text:p>
          </table:table-cell>
        </table:table-row>
        <table:table-row table:style-name="ro1">
          <table:table-cell office:value-type="float" office:value="1849" calcext:value-type="float">
            <text:p>1849</text:p>
          </table:table-cell>
          <table:table-cell office:value-type="float" office:value="5.74273E+018" calcext:value-type="float">
            <text:p>5.74273E+018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8.2015E+017" calcext:value-type="float">
            <text:p>8.2015E+017</text:p>
          </table:table-cell>
        </table:table-row>
        <table:table-row table:style-name="ro1">
          <table:table-cell office:value-type="float" office:value="1851" calcext:value-type="float">
            <text:p>1851</text:p>
          </table:table-cell>
          <table:table-cell office:value-type="float" office:value="4.35458E+018" calcext:value-type="float">
            <text:p>4.35458E+018</text:p>
          </table:table-cell>
        </table:table-row>
        <table:table-row table:style-name="ro1">
          <table:table-cell office:value-type="float" office:value="1852" calcext:value-type="float">
            <text:p>1852</text:p>
          </table:table-cell>
          <table:table-cell office:value-type="float" office:value="5.12345E+018" calcext:value-type="float">
            <text:p>5.12345E+018</text:p>
          </table:table-cell>
        </table:table-row>
        <table:table-row table:style-name="ro1">
          <table:table-cell office:value-type="float" office:value="1853" calcext:value-type="float">
            <text:p>1853</text:p>
          </table:table-cell>
          <table:table-cell office:value-type="float" office:value="8.70133E+018" calcext:value-type="float">
            <text:p>8.70133E+018</text:p>
          </table:table-cell>
        </table:table-row>
        <table:table-row table:style-name="ro1">
          <table:table-cell office:value-type="float" office:value="1854" calcext:value-type="float">
            <text:p>1854</text:p>
          </table:table-cell>
          <table:table-cell office:value-type="float" office:value="6.60142E+018" calcext:value-type="float">
            <text:p>6.60142E+018</text:p>
          </table:table-cell>
        </table:table-row>
        <table:table-row table:style-name="ro1">
          <table:table-cell office:value-type="float" office:value="1855" calcext:value-type="float">
            <text:p>1855</text:p>
          </table:table-cell>
          <table:table-cell office:value-type="float" office:value="2.84512E+017" calcext:value-type="float">
            <text:p>2.84512E+017</text:p>
          </table:table-cell>
        </table:table-row>
        <table:table-row table:style-name="ro1">
          <table:table-cell office:value-type="float" office:value="1856" calcext:value-type="float">
            <text:p>1856</text:p>
          </table:table-cell>
          <table:table-cell office:value-type="float" office:value="7.27249E+018" calcext:value-type="float">
            <text:p>7.27249E+018</text:p>
          </table:table-cell>
        </table:table-row>
        <table:table-row table:style-name="ro1">
          <table:table-cell office:value-type="float" office:value="1857" calcext:value-type="float">
            <text:p>1857</text:p>
          </table:table-cell>
          <table:table-cell office:value-type="float" office:value="3.03205E+017" calcext:value-type="float">
            <text:p>3.03205E+017</text:p>
          </table:table-cell>
        </table:table-row>
        <table:table-row table:style-name="ro1">
          <table:table-cell office:value-type="float" office:value="1858" calcext:value-type="float">
            <text:p>1858</text:p>
          </table:table-cell>
          <table:table-cell office:value-type="float" office:value="8.30733E+017" calcext:value-type="float">
            <text:p>8.30733E+017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float" office:value="4.20142E+018" calcext:value-type="float">
            <text:p>4.20142E+018</text:p>
          </table:table-cell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4.22062E+018" calcext:value-type="float">
            <text:p>4.22062E+018</text:p>
          </table:table-cell>
        </table:table-row>
        <table:table-row table:style-name="ro1">
          <table:table-cell office:value-type="float" office:value="1861" calcext:value-type="float">
            <text:p>1861</text:p>
          </table:table-cell>
          <table:table-cell office:value-type="float" office:value="3.20002E+018" calcext:value-type="float">
            <text:p>3.20002E+018</text:p>
          </table:table-cell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.51135E+018" calcext:value-type="float">
            <text:p>1.51135E+018</text:p>
          </table:table-cell>
        </table:table-row>
        <table:table-row table:style-name="ro1">
          <table:table-cell office:value-type="float" office:value="1863" calcext:value-type="float">
            <text:p>1863</text:p>
          </table:table-cell>
          <table:table-cell office:value-type="float" office:value="6.12341E+018" calcext:value-type="float">
            <text:p>6.12341E+018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float" office:value="2.52212E+018" calcext:value-type="float">
            <text:p>2.52212E+018</text:p>
          </table:table-cell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7.21101E+018" calcext:value-type="float">
            <text:p>7.21101E+018</text:p>
          </table:table-cell>
        </table:table-row>
        <table:table-row table:style-name="ro1">
          <table:table-cell office:value-type="float" office:value="1866" calcext:value-type="float">
            <text:p>1866</text:p>
          </table:table-cell>
          <table:table-cell office:value-type="float" office:value="1.03243E+018" calcext:value-type="float">
            <text:p>1.03243E+018</text:p>
          </table:table-cell>
        </table:table-row>
        <table:table-row table:style-name="ro1">
          <table:table-cell office:value-type="float" office:value="1867" calcext:value-type="float">
            <text:p>1867</text:p>
          </table:table-cell>
          <table:table-cell office:value-type="float" office:value="2.12501E+018" calcext:value-type="float">
            <text:p>2.12501E+018</text:p>
          </table:table-cell>
        </table:table-row>
        <table:table-row table:style-name="ro1">
          <table:table-cell office:value-type="float" office:value="1868" calcext:value-type="float">
            <text:p>1868</text:p>
          </table:table-cell>
          <table:table-cell office:value-type="float" office:value="7.23201E+018" calcext:value-type="float">
            <text:p>7.23201E+018</text:p>
          </table:table-cell>
        </table:table-row>
        <table:table-row table:style-name="ro1">
          <table:table-cell office:value-type="float" office:value="1869" calcext:value-type="float">
            <text:p>1869</text:p>
          </table:table-cell>
          <table:table-cell office:value-type="float" office:value="2.50743E+018" calcext:value-type="float">
            <text:p>2.50743E+018</text:p>
          </table:table-cell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5.41739E+018" calcext:value-type="float">
            <text:p>5.41739E+018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float" office:value="6.06716E+016" calcext:value-type="float">
            <text:p>6.06716E+016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float" office:value="3.41205E+018" calcext:value-type="float">
            <text:p>3.41205E+018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float" office:value="2.64024E+018" calcext:value-type="float">
            <text:p>2.64024E+018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float" office:value="6.42345E+018" calcext:value-type="float">
            <text:p>6.42345E+018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float" office:value="3.46034E+018" calcext:value-type="float">
            <text:p>3.46034E+018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float" office:value="1.20139E+018" calcext:value-type="float">
            <text:p>1.20139E+018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float" office:value="2.24417E+018" calcext:value-type="float">
            <text:p>2.24417E+018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float" office:value="2.70311E+017" calcext:value-type="float">
            <text:p>2.70311E+017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float" office:value="6.40171E+018" calcext:value-type="float">
            <text:p>6.40171E+018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.36445E+018" calcext:value-type="float">
            <text:p>5.36445E+018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float" office:value="6.35006E+018" calcext:value-type="float">
            <text:p>6.35006E+018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  <table:table-cell office:value-type="float" office:value="5.02238E+016" calcext:value-type="float">
            <text:p>5.02238E+016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float" office:value="6.03536E+018" calcext:value-type="float">
            <text:p>6.03536E+018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float" office:value="8.01114E+018" calcext:value-type="float">
            <text:p>8.01114E+018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float" office:value="1.04302E+018" calcext:value-type="float">
            <text:p>1.04302E+018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float" office:value="5.02751E+018" calcext:value-type="float">
            <text:p>5.02751E+018</text:p>
          </table:table-cell>
        </table:table-row>
        <table:table-row table:style-name="ro1">
          <table:table-cell office:value-type="float" office:value="1887" calcext:value-type="float">
            <text:p>1887</text:p>
          </table:table-cell>
          <table:table-cell office:value-type="float" office:value="3.30523E+018" calcext:value-type="float">
            <text:p>3.30523E+018</text:p>
          </table:table-cell>
        </table:table-row>
        <table:table-row table:style-name="ro1">
          <table:table-cell office:value-type="float" office:value="1888" calcext:value-type="float">
            <text:p>1888</text:p>
          </table:table-cell>
          <table:table-cell office:value-type="float" office:value="3.3306E+018" calcext:value-type="float">
            <text:p>3.3306E+018</text:p>
          </table:table-cell>
        </table:table-row>
        <table:table-row table:style-name="ro1">
          <table:table-cell office:value-type="float" office:value="1889" calcext:value-type="float">
            <text:p>1889</text:p>
          </table:table-cell>
          <table:table-cell office:value-type="float" office:value="1.2221E+018" calcext:value-type="float">
            <text:p>1.2221E+018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3.25697E+018" calcext:value-type="float">
            <text:p>3.25697E+018</text:p>
          </table:table-cell>
        </table:table-row>
        <table:table-row table:style-name="ro1">
          <table:table-cell office:value-type="float" office:value="1891" calcext:value-type="float">
            <text:p>1891</text:p>
          </table:table-cell>
          <table:table-cell office:value-type="float" office:value="1.54514E+017" calcext:value-type="float">
            <text:p>1.54514E+017</text:p>
          </table:table-cell>
        </table:table-row>
        <table:table-row table:style-name="ro1">
          <table:table-cell office:value-type="float" office:value="1892" calcext:value-type="float">
            <text:p>1892</text:p>
          </table:table-cell>
          <table:table-cell office:value-type="float" office:value="3.13435E+018" calcext:value-type="float">
            <text:p>3.13435E+018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  <table:table-cell office:value-type="float" office:value="1.52001E+018" calcext:value-type="float">
            <text:p>1.52001E+018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  <table:table-cell office:value-type="float" office:value="3.25122E+017" calcext:value-type="float">
            <text:p>3.25122E+017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2.3131E+017" calcext:value-type="float">
            <text:p>2.3131E+017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  <table:table-cell office:value-type="float" office:value="8.43082E+018" calcext:value-type="float">
            <text:p>8.43082E+018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6.44211E+018" calcext:value-type="float">
            <text:p>6.44211E+018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float" office:value="5.05326E+017" calcext:value-type="float">
            <text:p>5.05326E+017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float" office:value="1.78522E+018" calcext:value-type="float">
            <text:p>1.78522E+018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.25315E+018" calcext:value-type="float">
            <text:p>4.25315E+018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float" office:value="2.02201E+017" calcext:value-type="float">
            <text:p>2.02201E+017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float" office:value="3.42423E+018" calcext:value-type="float">
            <text:p>3.42423E+018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float" office:value="6.32246E+016" calcext:value-type="float">
            <text:p>6.32246E+016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float" office:value="2.47105E+018" calcext:value-type="float">
            <text:p>2.47105E+018</text:p>
          </table:table-cell>
        </table:table-row>
        <table:table-row table:style-name="ro1">
          <table:table-cell office:value-type="float" office:value="1905" calcext:value-type="float">
            <text:p>1905</text:p>
          </table:table-cell>
          <table:table-cell office:value-type="float" office:value="8.22031E+017" calcext:value-type="float">
            <text:p>8.22031E+017</text:p>
          </table:table-cell>
        </table:table-row>
        <table:table-row table:style-name="ro1">
          <table:table-cell office:value-type="float" office:value="1906" calcext:value-type="float">
            <text:p>1906</text:p>
          </table:table-cell>
          <table:table-cell office:value-type="float" office:value="6.62111E+018" calcext:value-type="float">
            <text:p>6.62111E+018</text:p>
          </table:table-cell>
        </table:table-row>
        <table:table-row table:style-name="ro1">
          <table:table-cell office:value-type="float" office:value="1907" calcext:value-type="float">
            <text:p>1907</text:p>
          </table:table-cell>
          <table:table-cell office:value-type="float" office:value="1.10122E+018" calcext:value-type="float">
            <text:p>1.10122E+018</text:p>
          </table:table-cell>
        </table:table-row>
        <table:table-row table:style-name="ro1">
          <table:table-cell office:value-type="float" office:value="1908" calcext:value-type="float">
            <text:p>1908</text:p>
          </table:table-cell>
          <table:table-cell office:value-type="float" office:value="3.32101E+018" calcext:value-type="float">
            <text:p>3.32101E+018</text:p>
          </table:table-cell>
        </table:table-row>
        <table:table-row table:style-name="ro1">
          <table:table-cell office:value-type="float" office:value="1909" calcext:value-type="float">
            <text:p>1909</text:p>
          </table:table-cell>
          <table:table-cell office:value-type="float" office:value="5.23422E+018" calcext:value-type="float">
            <text:p>5.23422E+018</text:p>
          </table:table-cell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.21242E+018" calcext:value-type="float">
            <text:p>1.21242E+018</text:p>
          </table:table-cell>
        </table:table-row>
        <table:table-row table:style-name="ro1">
          <table:table-cell office:value-type="float" office:value="1911" calcext:value-type="float">
            <text:p>1911</text:p>
          </table:table-cell>
          <table:table-cell office:value-type="float" office:value="8.42033E+018" calcext:value-type="float">
            <text:p>8.42033E+018</text:p>
          </table:table-cell>
        </table:table-row>
        <table:table-row table:style-name="ro1">
          <table:table-cell office:value-type="float" office:value="1912" calcext:value-type="float">
            <text:p>1912</text:p>
          </table:table-cell>
          <table:table-cell office:value-type="float" office:value="6.77004E+017" calcext:value-type="float">
            <text:p>6.77004E+017</text:p>
          </table:table-cell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.71622E+016" calcext:value-type="float">
            <text:p>1.71622E+016</text:p>
          </table:table-cell>
        </table:table-row>
        <table:table-row table:style-name="ro1">
          <table:table-cell office:value-type="float" office:value="1914" calcext:value-type="float">
            <text:p>1914</text:p>
          </table:table-cell>
          <table:table-cell office:value-type="float" office:value="6.46856E+018" calcext:value-type="float">
            <text:p>6.46856E+018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7.62334E+018" calcext:value-type="float">
            <text:p>7.62334E+018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float" office:value="3.32301E+018" calcext:value-type="float">
            <text:p>3.32301E+018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float" office:value="4.44162E+018" calcext:value-type="float">
            <text:p>4.44162E+018</text:p>
          </table:table-cell>
        </table:table-row>
        <table:table-row table:style-name="ro1">
          <table:table-cell office:value-type="float" office:value="1918" calcext:value-type="float">
            <text:p>1918</text:p>
          </table:table-cell>
          <table:table-cell office:value-type="float" office:value="1.108E+018" calcext:value-type="float">
            <text:p>1.108E+018</text:p>
          </table:table-cell>
        </table:table-row>
        <table:table-row table:style-name="ro1">
          <table:table-cell office:value-type="float" office:value="1919" calcext:value-type="float">
            <text:p>1919</text:p>
          </table:table-cell>
          <table:table-cell office:value-type="float" office:value="6.72403E+018" calcext:value-type="float">
            <text:p>6.72403E+018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7.71256E+018" calcext:value-type="float">
            <text:p>7.71256E+018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float" office:value="1.3942E+018" calcext:value-type="float">
            <text:p>1.3942E+018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float" office:value="2.02123E+018" calcext:value-type="float">
            <text:p>2.02123E+018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float" office:value="6.42538E+018" calcext:value-type="float">
            <text:p>6.42538E+018</text:p>
          </table:table-cell>
        </table:table-row>
        <table:table-row table:style-name="ro1">
          <table:table-cell office:value-type="float" office:value="1924" calcext:value-type="float">
            <text:p>1924</text:p>
          </table:table-cell>
          <table:table-cell office:value-type="float" office:value="1.53711E+018" calcext:value-type="float">
            <text:p>1.53711E+018</text:p>
          </table:table-cell>
        </table:table-row>
        <table:table-row table:style-name="ro1">
          <table:table-cell office:value-type="float" office:value="1925" calcext:value-type="float">
            <text:p>1925</text:p>
          </table:table-cell>
          <table:table-cell office:value-type="float" office:value="7.33113E+018" calcext:value-type="float">
            <text:p>7.33113E+018</text:p>
          </table:table-cell>
        </table:table-row>
        <table:table-row table:style-name="ro1">
          <table:table-cell office:value-type="float" office:value="1926" calcext:value-type="float">
            <text:p>1926</text:p>
          </table:table-cell>
          <table:table-cell office:value-type="float" office:value="7.04463E+018" calcext:value-type="float">
            <text:p>7.04463E+018</text:p>
          </table:table-cell>
        </table:table-row>
        <table:table-row table:style-name="ro1">
          <table:table-cell office:value-type="float" office:value="1927" calcext:value-type="float">
            <text:p>1927</text:p>
          </table:table-cell>
          <table:table-cell office:value-type="float" office:value="4.00347E+018" calcext:value-type="float">
            <text:p>4.00347E+018</text:p>
          </table:table-cell>
        </table:table-row>
        <table:table-row table:style-name="ro1">
          <table:table-cell office:value-type="float" office:value="1928" calcext:value-type="float">
            <text:p>1928</text:p>
          </table:table-cell>
          <table:table-cell office:value-type="float" office:value="2.00124E+018" calcext:value-type="float">
            <text:p>2.00124E+018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float" office:value="4.76722E+018" calcext:value-type="float">
            <text:p>4.76722E+018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8.60006E+018" calcext:value-type="float">
            <text:p>8.60006E+018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float" office:value="3.30536E+018" calcext:value-type="float">
            <text:p>3.30536E+018</text:p>
          </table:table-cell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float" office:value="3.85452E+018" calcext:value-type="float">
            <text:p>3.85452E+018</text:p>
          </table:table-cell>
        </table:table-row>
        <table:table-row table:style-name="ro1">
          <table:table-cell office:value-type="float" office:value="1933" calcext:value-type="float">
            <text:p>1933</text:p>
          </table:table-cell>
          <table:table-cell office:value-type="float" office:value="1.43331E+018" calcext:value-type="float">
            <text:p>1.43331E+018</text:p>
          </table:table-cell>
        </table:table-row>
        <table:table-row table:style-name="ro1">
          <table:table-cell office:value-type="float" office:value="1934" calcext:value-type="float">
            <text:p>1934</text:p>
          </table:table-cell>
          <table:table-cell office:value-type="float" office:value="2.31524E+018" calcext:value-type="float">
            <text:p>2.31524E+018</text:p>
          </table:table-cell>
        </table:table-row>
        <table:table-row table:style-name="ro1">
          <table:table-cell office:value-type="float" office:value="1935" calcext:value-type="float">
            <text:p>1935</text:p>
          </table:table-cell>
          <table:table-cell office:value-type="float" office:value="2.05051E+018" calcext:value-type="float">
            <text:p>2.05051E+018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float" office:value="4.68211E+018" calcext:value-type="float">
            <text:p>4.68211E+018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.64024E+018" calcext:value-type="float">
            <text:p>2.64024E+018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float" office:value="4.35512E+018" calcext:value-type="float">
            <text:p>4.35512E+018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float" office:value="2.02801E+017" calcext:value-type="float">
            <text:p>2.02801E+017</text:p>
          </table:table-cell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.21402E+018" calcext:value-type="float">
            <text:p>2.21402E+018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  <table:table-cell office:value-type="float" office:value="1.13713E+018" calcext:value-type="float">
            <text:p>1.13713E+018</text:p>
          </table:table-cell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3.55109E+018" calcext:value-type="float">
            <text:p>3.55109E+018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  <table:table-cell office:value-type="float" office:value="1.311E+018" calcext:value-type="float">
            <text:p>1.311E+018</text:p>
          </table:table-cell>
        </table:table-row>
        <table:table-row table:style-name="ro1">
          <table:table-cell office:value-type="float" office:value="1944" calcext:value-type="float">
            <text:p>1944</text:p>
          </table:table-cell>
          <table:table-cell office:value-type="float" office:value="8.62114E+017" calcext:value-type="float">
            <text:p>8.62114E+017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 office:value-type="float" office:value="1.60058E+018" calcext:value-type="float">
            <text:p>1.60058E+018</text:p>
          </table:table-cell>
        </table:table-row>
        <table:table-row table:style-name="ro1">
          <table:table-cell office:value-type="float" office:value="1946" calcext:value-type="float">
            <text:p>1946</text:p>
          </table:table-cell>
          <table:table-cell office:value-type="float" office:value="3.10261E+017" calcext:value-type="float">
            <text:p>3.10261E+017</text:p>
          </table:table-cell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float" office:value="2.40647E+018" calcext:value-type="float">
            <text:p>2.40647E+018</text:p>
          </table:table-cell>
        </table:table-row>
        <table:table-row table:style-name="ro1">
          <table:table-cell office:value-type="float" office:value="1948" calcext:value-type="float">
            <text:p>1948</text:p>
          </table:table-cell>
          <table:table-cell office:value-type="float" office:value="1.21333E+018" calcext:value-type="float">
            <text:p>1.21333E+018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 office:value-type="float" office:value="3.44111E+018" calcext:value-type="float">
            <text:p>3.44111E+018</text:p>
          </table:table-cell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6.00131E+018" calcext:value-type="float">
            <text:p>6.00131E+018</text:p>
          </table:table-cell>
        </table:table-row>
        <table:table-row table:style-name="ro1">
          <table:table-cell office:value-type="float" office:value="1951" calcext:value-type="float">
            <text:p>1951</text:p>
          </table:table-cell>
          <table:table-cell office:value-type="float" office:value="8.30565E+018" calcext:value-type="float">
            <text:p>8.30565E+018</text:p>
          </table:table-cell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6.80586E+018" calcext:value-type="float">
            <text:p>6.80586E+018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 office:value-type="float" office:value="6.4751E+018" calcext:value-type="float">
            <text:p>6.4751E+018</text:p>
          </table:table-cell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5.11133E+018" calcext:value-type="float">
            <text:p>5.11133E+018</text:p>
          </table:table-cell>
        </table:table-row>
        <table:table-row table:style-name="ro1">
          <table:table-cell office:value-type="float" office:value="1955" calcext:value-type="float">
            <text:p>1955</text:p>
          </table:table-cell>
          <table:table-cell office:value-type="float" office:value="1.56115E+018" calcext:value-type="float">
            <text:p>1.56115E+018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float" office:value="6.49036E+018" calcext:value-type="float">
            <text:p>6.49036E+018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float" office:value="2.78164E+018" calcext:value-type="float">
            <text:p>2.78164E+018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float" office:value="3.00205E+018" calcext:value-type="float">
            <text:p>3.00205E+018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float" office:value="3.24401E+018" calcext:value-type="float">
            <text:p>3.24401E+018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.00512E+018" calcext:value-type="float">
            <text:p>2.00512E+018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float" office:value="7.1245E+018" calcext:value-type="float">
            <text:p>7.1245E+018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.01234E+018" calcext:value-type="float">
            <text:p>1.01234E+018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float" office:value="2.11621E+018" calcext:value-type="float">
            <text:p>2.11621E+018</text:p>
          </table:table-cell>
        </table:table-row>
        <table:table-row table:style-name="ro1">
          <table:table-cell office:value-type="float" office:value="1964" calcext:value-type="float">
            <text:p>1964</text:p>
          </table:table-cell>
          <table:table-cell office:value-type="float" office:value="2.20633E+017" calcext:value-type="float">
            <text:p>2.20633E+017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office:value-type="float" office:value="2.2106E+018" calcext:value-type="float">
            <text:p>2.2106E+018</text:p>
          </table:table-cell>
        </table:table-row>
        <table:table-row table:style-name="ro1">
          <table:table-cell office:value-type="float" office:value="1966" calcext:value-type="float">
            <text:p>1966</text:p>
          </table:table-cell>
          <table:table-cell office:value-type="float" office:value="5.37232E+018" calcext:value-type="float">
            <text:p>5.37232E+018</text:p>
          </table:table-cell>
        </table:table-row>
        <table:table-row table:style-name="ro1">
          <table:table-cell office:value-type="float" office:value="1967" calcext:value-type="float">
            <text:p>1967</text:p>
          </table:table-cell>
          <table:table-cell office:value-type="float" office:value="6.08411E+018" calcext:value-type="float">
            <text:p>6.08411E+018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office:value-type="float" office:value="5.06105E+018" calcext:value-type="float">
            <text:p>5.06105E+018</text:p>
          </table:table-cell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float" office:value="2.35161E+018" calcext:value-type="float">
            <text:p>2.35161E+018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6.13042E+017" calcext:value-type="float">
            <text:p>6.13042E+017</text:p>
          </table:table-cell>
        </table:table-row>
        <table:table-row table:style-name="ro1">
          <table:table-cell office:value-type="float" office:value="1971" calcext:value-type="float">
            <text:p>1971</text:p>
          </table:table-cell>
          <table:table-cell office:value-type="float" office:value="2.43639E+018" calcext:value-type="float">
            <text:p>2.43639E+018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office:value-type="float" office:value="5.29285E+018" calcext:value-type="float">
            <text:p>5.29285E+018</text:p>
          </table:table-cell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.51506E+018" calcext:value-type="float">
            <text:p>1.51506E+018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float" office:value="2.97335E+018" calcext:value-type="float">
            <text:p>2.97335E+018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5.25123E+018" calcext:value-type="float">
            <text:p>5.25123E+018</text:p>
          </table:table-cell>
        </table:table-row>
        <table:table-row table:style-name="ro1">
          <table:table-cell office:value-type="float" office:value="1976" calcext:value-type="float">
            <text:p>1976</text:p>
          </table:table-cell>
          <table:table-cell office:value-type="float" office:value="1.12378E+018" calcext:value-type="float">
            <text:p>1.12378E+018</text:p>
          </table:table-cell>
        </table:table-row>
        <table:table-row table:style-name="ro1">
          <table:table-cell office:value-type="float" office:value="1977" calcext:value-type="float">
            <text:p>1977</text:p>
          </table:table-cell>
          <table:table-cell office:value-type="float" office:value="4.43105E+018" calcext:value-type="float">
            <text:p>4.43105E+018</text:p>
          </table:table-cell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.01125E+018" calcext:value-type="float">
            <text:p>2.01125E+018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5.92616E+018" calcext:value-type="float">
            <text:p>5.92616E+018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8.88343E+018" calcext:value-type="float">
            <text:p>8.88343E+018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.50115E+018" calcext:value-type="float">
            <text:p>1.50115E+018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4.42351E+016" calcext:value-type="float">
            <text:p>4.42351E+016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3.33367E+018" calcext:value-type="float">
            <text:p>3.33367E+01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.22013E+018" calcext:value-type="float">
            <text:p>2.22013E+018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7.73401E+017" calcext:value-type="float">
            <text:p>7.73401E+01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7.27626E+017" calcext:value-type="float">
            <text:p>7.27626E+017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7.13405E+017" calcext:value-type="float">
            <text:p>7.13405E+017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8.79522E+018" calcext:value-type="float">
            <text:p>8.79522E+018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7.26434E+016" calcext:value-type="float">
            <text:p>7.26434E+016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8.11202E+018" calcext:value-type="float">
            <text:p>8.11202E+0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3.31018E+018" calcext:value-type="float">
            <text:p>3.31018E+01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3.3112E+018" calcext:value-type="float">
            <text:p>3.3112E+018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.33407E+018" calcext:value-type="float">
            <text:p>2.33407E+018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3.38035E+017" calcext:value-type="float">
            <text:p>3.38035E+01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5.03312E+016" calcext:value-type="float">
            <text:p>5.03312E+016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.35482E+018" calcext:value-type="float">
            <text:p>1.35482E+018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.13055E+018" calcext:value-type="float">
            <text:p>2.13055E+01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4.00453E+018" calcext:value-type="float">
            <text:p>4.00453E+01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4.2E+018" calcext:value-type="float">
            <text:p>4.2E+0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04T17:01:05.110000000</dc:date>
    <meta:editing-duration>PT3M49S</meta:editing-duration>
    <meta:editing-cycles>1</meta:editing-cycles>
    <meta:document-statistic meta:table-count="1" meta:cell-count="4000" meta:object-count="1"/>
    <meta:generator>LibreOffice/5.2.4.2$Windows_X86_64 LibreOffice_project/3d5603e1122f0f102b62521720ab13a38a4e0eb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46.885cm" svg:height="22.526cm" xlink:href=".." xlink:type="simple" chart:class="chart:line" chart:style-name="ch1">
        <chart:legend chart:legend-position="end" svg:x="44.033cm" svg:y="10.964cm" style:legend-expansion="high" chart:style-name="ch2"/>
        <chart:plot-area chart:style-name="ch3" table:cell-range-address="out_20_2000.B1:out_20_2000.B2000" svg:x="0.937cm" svg:y="0.45cm" svg:width="42.159cm" svg:height="21.626cm">
          <chartooo:coordinate-region svg:x="2.67cm" svg:y="0.45cm" svg:width="40.426cm" svg:height="20.37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_20_2000.B1:out_20_2000.B2000" chart:class="chart:line">
            <chart:data-point chart:repeated="2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00101E+018">
                <text:p>4.00101E+018</text:p>
                <draw:g>
                  <svg:desc>out_20_2000.B1:out_20_2000.B20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9165E+018">
                <text:p>2.9165E+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84081E+018">
                <text:p>7.84081E+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22E+018">
                <text:p>3.022E+0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84255E+018">
                <text:p>1.84255E+0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0512E+018">
                <text:p>2.20512E+0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.54528E+018">
                <text:p>4.54528E+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.00126E+017">
                <text:p>8.00126E+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5883E+018">
                <text:p>4.5883E+0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1046E+017">
                <text:p>9.1046E+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.80631E+018">
                <text:p>6.80631E+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2702E+018">
                <text:p>1.2702E+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55476E+018">
                <text:p>4.55476E+0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44504E+018">
                <text:p>4.44504E+0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60355E+018">
                <text:p>6.60355E+0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1008E+018">
                <text:p>1.01008E+0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25273E+016">
                <text:p>4.25273E+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003E+016">
                <text:p>1.1003E+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64422E+018">
                <text:p>1.64422E+0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2737E+018">
                <text:p>2.2737E+0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6239E+018">
                <text:p>3.6239E+0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1015E+018">
                <text:p>3.81015E+0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5812E+018">
                <text:p>4.45812E+0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0141E+018">
                <text:p>2.30141E+0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11412E+018">
                <text:p>6.11412E+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2853E+018">
                <text:p>2.02853E+01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44142E+018">
                <text:p>2.44142E+0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221E+018">
                <text:p>2.2221E+0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0403E+018">
                <text:p>6.0403E+0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33437E+018">
                <text:p>4.33437E+0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36681E+018">
                <text:p>3.36681E+0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20304E+018">
                <text:p>5.20304E+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63272E+018">
                <text:p>8.63272E+0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49048E+018">
                <text:p>1.49048E+0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11E+018">
                <text:p>5.11E+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19811E+018">
                <text:p>6.19811E+0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8.35233E+017">
                <text:p>8.35233E+0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30676E+018">
                <text:p>3.30676E+01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04402E+018">
                <text:p>6.04402E+0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2445E+018">
                <text:p>1.2445E+0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02102E+018">
                <text:p>1.02102E+01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.4251E+018">
                <text:p>5.4251E+01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49023E+018">
                <text:p>1.49023E+0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1375E+017">
                <text:p>3.31375E+0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26115E+018">
                <text:p>1.26115E+0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11084E+018">
                <text:p>4.11084E+01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92145E+018">
                <text:p>5.92145E+0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60114E+018">
                <text:p>4.60114E+0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00121E+018">
                <text:p>1.00121E+0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0546E+018">
                <text:p>5.0546E+0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70307E+018">
                <text:p>6.70307E+0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51041E+018">
                <text:p>1.51041E+0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03271E+018">
                <text:p>7.03271E+01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.14047E+018">
                <text:p>7.14047E+01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50401E+017">
                <text:p>2.50401E+0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22162E+018">
                <text:p>2.22162E+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.08312E+018">
                <text:p>4.08312E+0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16432E+018">
                <text:p>2.16432E+0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.11224E+018">
                <text:p>5.11224E+0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21859E+018">
                <text:p>1.21859E+0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23821E+018">
                <text:p>3.23821E+0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40003E+018">
                <text:p>2.40003E+01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.16122E+018">
                <text:p>6.16122E+0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.72025E+018">
                <text:p>6.72025E+0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04235E+018">
                <text:p>4.04235E+01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24866E+018">
                <text:p>1.24866E+01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.51901E+018">
                <text:p>6.51901E+0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02242E+018">
                <text:p>2.02242E+01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223E+018">
                <text:p>1.3223E+0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30562E+017">
                <text:p>4.30562E+01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71774E+018">
                <text:p>1.71774E+0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14004E+017">
                <text:p>2.14004E+0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0207E+018">
                <text:p>7.0207E+0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6631E+018">
                <text:p>2.6631E+0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.30316E+018">
                <text:p>7.30316E+0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21126E+017">
                <text:p>5.21126E+0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40511E+018">
                <text:p>1.40511E+0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36107E+018">
                <text:p>4.36107E+0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27003E+017">
                <text:p>2.27003E+01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44343E+018">
                <text:p>8.44343E+0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23602E+018">
                <text:p>7.23602E+01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0323E+018">
                <text:p>1.70323E+0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15682E+017">
                <text:p>6.15682E+01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31142E+018">
                <text:p>6.31142E+01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574E+018">
                <text:p>3.3574E+01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0453E+018">
                <text:p>4.0453E+0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73428E+017">
                <text:p>4.73428E+01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6127E+018">
                <text:p>1.76127E+0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05053E+018">
                <text:p>3.05053E+01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07806E+016">
                <text:p>6.07806E+01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17004E+018">
                <text:p>3.17004E+0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30345E+016">
                <text:p>3.30345E+0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13744E+018">
                <text:p>6.13744E+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.2204E+017">
                <text:p>2.2204E+0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.33403E+018">
                <text:p>2.33403E+01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0042E+018">
                <text:p>1.00042E+0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63114E+018">
                <text:p>3.63114E+0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.00303E+018">
                <text:p>7.00303E+01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8.45232E+018">
                <text:p>8.45232E+0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20241E+017">
                <text:p>7.20241E+0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46163E+016">
                <text:p>2.46163E+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47312E+017">
                <text:p>8.47312E+01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.72361E+018">
                <text:p>9.72361E+0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.01403E+018">
                <text:p>3.01403E+0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.71062E+018">
                <text:p>5.71062E+01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30092E+016">
                <text:p>2.30092E+01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45577E+018">
                <text:p>1.45577E+0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21104E+018">
                <text:p>1.21104E+0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02652E+017">
                <text:p>2.02652E+0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45329E+017">
                <text:p>9.45329E+01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43042E+018">
                <text:p>6.43042E+01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.21312E+018">
                <text:p>3.21312E+0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.40204E+018">
                <text:p>6.40204E+0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821210000000000">
                <text:p>782121000000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20023E+018">
                <text:p>1.20023E+0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.83533E+018">
                <text:p>4.83533E+0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024E+016">
                <text:p>1.5024E+01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32384E+017">
                <text:p>4.32384E+01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23326E+018">
                <text:p>1.23326E+0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0227E+017">
                <text:p>2.0227E+01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21587E+018">
                <text:p>6.21587E+0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33032E+018">
                <text:p>2.33032E+0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00423E+018">
                <text:p>2.00423E+0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63561E+018">
                <text:p>1.63561E+0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63142E+017">
                <text:p>1.63142E+0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1634E+017">
                <text:p>2.1634E+01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13206E+018">
                <text:p>2.13206E+01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11582E+018">
                <text:p>2.11582E+0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31411E+016">
                <text:p>3.31411E+01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.22104E+018">
                <text:p>3.22104E+0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4471E+018">
                <text:p>1.4471E+0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24272E+018">
                <text:p>4.24272E+0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63331E+018">
                <text:p>1.63331E+0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17212E+016">
                <text:p>2.17212E+0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.81103E+018">
                <text:p>3.81103E+01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8.37211E+018">
                <text:p>8.37211E+0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13256E+018">
                <text:p>4.13256E+01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2483E+017">
                <text:p>1.2483E+0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0204E+018">
                <text:p>2.0204E+01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.042E+016">
                <text:p>4.042E+0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16014E+018">
                <text:p>3.16014E+01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.05275E+017">
                <text:p>7.05275E+01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41318E+018">
                <text:p>1.41318E+01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5.26301E+018">
                <text:p>5.26301E+01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3105E+018">
                <text:p>3.3105E+0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10301E+018">
                <text:p>1.10301E+01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.05045E+018">
                <text:p>4.05045E+0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.03131E+018">
                <text:p>4.03131E+0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.41324E+018">
                <text:p>4.41324E+0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63655E+018">
                <text:p>3.63655E+0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32283E+018">
                <text:p>2.32283E+0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.61733E+018">
                <text:p>4.61733E+0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.06726E+018">
                <text:p>4.06726E+0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033E+018">
                <text:p>2.033E+01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.68042E+018">
                <text:p>5.68042E+01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.01333E+018">
                <text:p>4.01333E+01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.02303E+018">
                <text:p>8.02303E+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.4468E+018">
                <text:p>5.4468E+01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5.48224E+016">
                <text:p>5.48224E+0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.27044E+018">
                <text:p>2.27044E+01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28643E+018">
                <text:p>4.28643E+0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54059E+018">
                <text:p>2.54059E+01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50603E+018">
                <text:p>2.50603E+01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31611E+018">
                <text:p>1.31611E+0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.21106E+018">
                <text:p>2.21106E+01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06062E+017">
                <text:p>2.06062E+0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50812E+017">
                <text:p>3.50812E+01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.06041E+018">
                <text:p>9.06041E+01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.631E+018">
                <text:p>2.631E+0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18125E+017">
                <text:p>4.18125E+0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5105E+018">
                <text:p>4.5105E+01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2154E+018">
                <text:p>4.2154E+01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.37352E+017">
                <text:p>2.37352E+0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2.53113E+018">
                <text:p>2.53113E+0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07132E+018">
                <text:p>1.07132E+0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.08722E+018">
                <text:p>8.08722E+01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.11832E+018">
                <text:p>2.11832E+0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85034E+018">
                <text:p>1.85034E+01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3572E+018">
                <text:p>1.3572E+0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37116E+018">
                <text:p>2.37116E+01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08573E+018">
                <text:p>1.08573E+0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43325E+018">
                <text:p>1.43325E+0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11103E+018">
                <text:p>3.11103E+01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30352E+017">
                <text:p>1.30352E+0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48262E+018">
                <text:p>5.48262E+0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6426E+018">
                <text:p>1.16426E+0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26681E+018">
                <text:p>8.26681E+0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24001E+018">
                <text:p>1.24001E+0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88052E+018">
                <text:p>3.88052E+0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23303E+018">
                <text:p>3.23303E+0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.16513E+018">
                <text:p>5.16513E+0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.35845E+018">
                <text:p>4.35845E+0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.03555E+017">
                <text:p>6.03555E+0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.13613E+018">
                <text:p>5.13613E+01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25854E+018">
                <text:p>6.25854E+01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33246E+018">
                <text:p>1.33246E+01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.32852E+018">
                <text:p>7.32852E+01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.64806E+017">
                <text:p>2.64806E+0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05344E+018">
                <text:p>1.05344E+0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55423E+018">
                <text:p>8.55423E+0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.52413E+018">
                <text:p>3.52413E+0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.10385E+017">
                <text:p>8.10385E+01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.53336E+018">
                <text:p>4.53336E+0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7.06325E+018">
                <text:p>7.06325E+0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65552E+018">
                <text:p>4.65552E+0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27003E+018">
                <text:p>1.27003E+0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7021E+018">
                <text:p>8.7021E+0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.33612E+018">
                <text:p>4.33612E+0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7.31613E+018">
                <text:p>7.31613E+01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36782E+018">
                <text:p>3.36782E+01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.17433E+018">
                <text:p>5.17433E+0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20333E+018">
                <text:p>3.20333E+0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36093E+018">
                <text:p>3.36093E+0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13434E+018">
                <text:p>3.13434E+01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45201000000000">
                <text:p>145201000000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72336E+018">
                <text:p>2.72336E+0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.22282E+018">
                <text:p>5.22282E+0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.22172E+018">
                <text:p>7.22172E+01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24353E+017">
                <text:p>4.24353E+0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01134E+018">
                <text:p>3.01134E+01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.3443E+018">
                <text:p>5.3443E+01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.01213E+018">
                <text:p>3.01213E+01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5662E+018">
                <text:p>1.55662E+01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2125E+018">
                <text:p>1.02125E+0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46412E+018">
                <text:p>8.46412E+0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.11301E+016">
                <text:p>2.11301E+0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22116E+018">
                <text:p>1.22116E+0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.4224E+018">
                <text:p>5.4224E+0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.01573E+018">
                <text:p>5.01573E+0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.1214E+018">
                <text:p>3.1214E+0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3846E+018">
                <text:p>2.23846E+01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6.62013E+018">
                <text:p>6.62013E+01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5.81102E+018">
                <text:p>5.81102E+01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5.30055E+018">
                <text:p>5.30055E+01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5.35542E+018">
                <text:p>5.35542E+01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15856E+017">
                <text:p>4.15856E+0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38011E+018">
                <text:p>3.38011E+0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.15125E+017">
                <text:p>6.15125E+0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.34021E+018">
                <text:p>3.34021E+01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.52237E+018">
                <text:p>4.52237E+01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5.17362E+018">
                <text:p>5.17362E+0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.32153E+016">
                <text:p>6.32153E+01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.24132E+018">
                <text:p>6.24132E+01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42943E+018">
                <text:p>1.42943E+01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.04255E+018">
                <text:p>4.04255E+01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.51812E+018">
                <text:p>7.51812E+01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.2611E+018">
                <text:p>7.2611E+0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.30555E+018">
                <text:p>2.30555E+0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.43355E+018">
                <text:p>2.43355E+0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.50387E+018">
                <text:p>3.50387E+0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.12388E+018">
                <text:p>5.12388E+0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.16532E+017">
                <text:p>2.16532E+0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.35053E+018">
                <text:p>2.35053E+01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.70465E+018">
                <text:p>2.70465E+01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65842E+018">
                <text:p>6.65842E+01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.23564E+018">
                <text:p>5.23564E+01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.40314E+018">
                <text:p>2.40314E+0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.11719E+018">
                <text:p>2.11719E+01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.03064E+017">
                <text:p>5.03064E+0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.34527E+018">
                <text:p>2.34527E+01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.58202E+018">
                <text:p>1.58202E+01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.51033E+018">
                <text:p>2.51033E+01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.02622E+018">
                <text:p>6.02622E+01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33412E+018">
                <text:p>3.33412E+01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.80053E+017">
                <text:p>2.80053E+01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.15201E+018">
                <text:p>4.15201E+01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35256E+018">
                <text:p>1.35256E+01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.01703E+018">
                <text:p>2.01703E+01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.32023E+018">
                <text:p>2.32023E+01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.50041E+017">
                <text:p>3.50041E+01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.8321E+018">
                <text:p>5.8321E+01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2192E+018">
                <text:p>7.2192E+01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.34102E+018">
                <text:p>7.34102E+01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03062E+018">
                <text:p>4.03062E+01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.20903E+017">
                <text:p>1.20903E+01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00534E+017">
                <text:p>1.00534E+0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.30442E+018">
                <text:p>1.30442E+01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.60825E+018">
                <text:p>2.60825E+01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.45616E+018">
                <text:p>1.45616E+01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.01057E+018">
                <text:p>3.01057E+01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6.30122E+017">
                <text:p>6.30122E+0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2101E+016">
                <text:p>7.2101E+01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34304E+018">
                <text:p>8.34304E+01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.62192E+018">
                <text:p>4.62192E+0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.97741E+018">
                <text:p>2.97741E+01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.41014E+017">
                <text:p>8.41014E+0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.36117E+016">
                <text:p>9.36117E+01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.30407E+018">
                <text:p>4.30407E+0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.62548E+018">
                <text:p>2.62548E+0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.49023E+017">
                <text:p>6.49023E+0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.31505E+018">
                <text:p>7.31505E+01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.00004E+018">
                <text:p>1.00004E+01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.7323E+018">
                <text:p>5.7323E+0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00261E+018">
                <text:p>3.00261E+01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61751E+018">
                <text:p>5.61751E+0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.46681E+018">
                <text:p>1.46681E+01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4.01326E+018">
                <text:p>4.01326E+01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.71362E+018">
                <text:p>1.71362E+0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40253E+018">
                <text:p>1.40253E+01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.31001E+018">
                <text:p>1.31001E+01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.23302E+018">
                <text:p>1.23302E+0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.63639E+017">
                <text:p>3.63639E+01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.46392E+018">
                <text:p>1.46392E+01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.56686E+018">
                <text:p>1.56686E+01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.5733E+017">
                <text:p>8.5733E+0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15175E+017">
                <text:p>2.15175E+01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.72131E+018">
                <text:p>5.72131E+01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.23283E+017">
                <text:p>1.23283E+01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.43312E+018">
                <text:p>1.43312E+01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.27235E+018">
                <text:p>2.27235E+0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50013E+018">
                <text:p>6.50013E+01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81234E+018">
                <text:p>3.81234E+01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.73313E+018">
                <text:p>1.73313E+01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12423E+018">
                <text:p>3.12423E+01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16732E+018">
                <text:p>8.16732E+01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.1015E+017">
                <text:p>1.1015E+0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.15137E+017">
                <text:p>8.15137E+01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71034E+018">
                <text:p>5.71034E+01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.17735E+017">
                <text:p>2.17735E+01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.31434E+018">
                <text:p>1.31434E+0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.0144E+018">
                <text:p>4.0144E+01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55835E+018">
                <text:p>5.55835E+01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.13031E+017">
                <text:p>1.13031E+01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.6323E+018">
                <text:p>6.6323E+01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.053E+018">
                <text:p>1.053E+01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68862E+018">
                <text:p>7.68862E+01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.13163E+018">
                <text:p>1.13163E+01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11535E+017">
                <text:p>5.11535E+01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.04663E+018">
                <text:p>3.04663E+01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.10754E+017">
                <text:p>2.10754E+01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.19176E+018">
                <text:p>1.19176E+0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.62135E+018">
                <text:p>3.62135E+01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3163E+018">
                <text:p>4.3163E+018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.65116E+018">
                <text:p>1.65116E+01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.80222E+018">
                <text:p>8.80222E+01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31055E+018">
                <text:p>5.31055E+01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12233E+017">
                <text:p>7.12233E+01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20206E+017">
                <text:p>1.20206E+01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.70525E+018">
                <text:p>1.70525E+01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.45401E+018">
                <text:p>8.45401E+0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.25068E+017">
                <text:p>4.25068E+0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7.07052E+018">
                <text:p>7.07052E+01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.77471E+018">
                <text:p>1.77471E+01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.15362E+018">
                <text:p>1.15362E+0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.47502E+018">
                <text:p>4.47502E+018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.10302E+018">
                <text:p>5.10302E+01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.2092E+018">
                <text:p>2.2092E+0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.00265E+018">
                <text:p>2.00265E+01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.47825E+017">
                <text:p>1.47825E+01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.0005E+018">
                <text:p>2.0005E+0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6.60004E+018">
                <text:p>6.60004E+01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6.54232E+018">
                <text:p>6.54232E+01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86331E+018">
                <text:p>3.86331E+018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32628E+018">
                <text:p>4.32628E+0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.23122E+018">
                <text:p>5.23122E+01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75109E+018">
                <text:p>6.75109E+01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.32301E+018">
                <text:p>1.32301E+01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.10205E+018">
                <text:p>5.10205E+018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8.31214E+018">
                <text:p>8.31214E+0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32435E+018">
                <text:p>6.32435E+01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.75713E+018">
                <text:p>1.75713E+018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63628E+018">
                <text:p>6.63628E+018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21204E+018">
                <text:p>2.21204E+01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.13752E+017">
                <text:p>1.13752E+017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.2603E+018">
                <text:p>7.2603E+01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41423E+018">
                <text:p>3.41423E+01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.03103E+018">
                <text:p>7.03103E+01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.30361E+018">
                <text:p>5.30361E+01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.13402E+018">
                <text:p>1.13402E+018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.35511E+018">
                <text:p>2.35511E+01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.12203E+018">
                <text:p>2.12203E+0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30054E+018">
                <text:p>3.30054E+01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.51521E+017">
                <text:p>2.51521E+017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.3213E+017">
                <text:p>1.3213E+01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34004E+018">
                <text:p>3.34004E+01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.2172E+017">
                <text:p>3.2172E+01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24334E+018">
                <text:p>5.24334E+018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.23605E+017">
                <text:p>2.23605E+017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.41418E+018">
                <text:p>3.41418E+01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4.56122E+018">
                <text:p>4.56122E+018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32341E+017">
                <text:p>5.32341E+01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93306E+018">
                <text:p>4.93306E+01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14435E+017">
                <text:p>5.14435E+0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.3022E+018">
                <text:p>6.3022E+018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.51246E+018">
                <text:p>1.51246E+01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.33526E+018">
                <text:p>6.33526E+01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69394E+018">
                <text:p>4.69394E+01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.71643E+017">
                <text:p>3.71643E+01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4.70141E+018">
                <text:p>4.70141E+01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.92341E+018">
                <text:p>8.92341E+018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.12302E+018">
                <text:p>2.12302E+01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E+018">
                <text:p>2E+01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.0313E+018">
                <text:p>3.0313E+01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1411E+018">
                <text:p>7.1411E+018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47337E+018">
                <text:p>4.47337E+01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.30387E+018">
                <text:p>4.30387E+018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.7133E+018">
                <text:p>4.7133E+01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.04237E+018">
                <text:p>1.04237E+01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.02422E+018">
                <text:p>1.02422E+01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54459E+018">
                <text:p>7.54459E+0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.53253E+018">
                <text:p>2.53253E+01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.32161E+018">
                <text:p>1.32161E+01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.00446E+018">
                <text:p>9.00446E+0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4331000000000">
                <text:p>23433100000000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45592E+017">
                <text:p>2.45592E+01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.32864E+018">
                <text:p>2.32864E+01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1752E+018">
                <text:p>8.1752E+01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7.30524E+018">
                <text:p>7.30524E+01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03611E+018">
                <text:p>3.03611E+0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.51401E+018">
                <text:p>5.51401E+01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.32052E+018">
                <text:p>5.32052E+018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62009E+018">
                <text:p>2.62009E+01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.327E+018">
                <text:p>2.327E+01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.83285E+018">
                <text:p>5.83285E+01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.78911E+017">
                <text:p>1.78911E+01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.11108E+018">
                <text:p>1.11108E+018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.47286E+018">
                <text:p>4.47286E+01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3.53031E+016">
                <text:p>3.53031E+01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.06254E+018">
                <text:p>1.06254E+01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00491E+018">
                <text:p>1.00491E+0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52004E+018">
                <text:p>5.52004E+01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.31153E+018">
                <text:p>2.31153E+01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3.77354E+018">
                <text:p>3.77354E+018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6.15344E+018">
                <text:p>6.15344E+018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.82002E+018">
                <text:p>4.82002E+018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.25301E+018">
                <text:p>1.25301E+01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.36703E+018">
                <text:p>1.36703E+01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42243E+018">
                <text:p>4.42243E+018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7.43053E+018">
                <text:p>7.43053E+01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3106E+017">
                <text:p>4.3106E+0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.80184E+018">
                <text:p>8.80184E+0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.7535E+018">
                <text:p>9.7535E+01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.72428E+018">
                <text:p>5.72428E+018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3.76821E+018">
                <text:p>3.76821E+01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.3449E+017">
                <text:p>1.3449E+01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3.53046E+018">
                <text:p>3.53046E+01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.4314E+018">
                <text:p>1.4314E+01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.21725E+018">
                <text:p>1.21725E+0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51161E+018">
                <text:p>4.51161E+01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.40021E+018">
                <text:p>8.40021E+01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.54002E+018">
                <text:p>2.54002E+018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.30022E+018">
                <text:p>2.30022E+01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566204000000000">
                <text:p>56620400000000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.51011E+018">
                <text:p>7.51011E+018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6.30161E+018">
                <text:p>6.30161E+01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.103E+018">
                <text:p>1.103E+01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0217E+018">
                <text:p>3.0217E+0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03325E+017">
                <text:p>3.03325E+01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5.3313E+018">
                <text:p>5.3313E+018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65053E+018">
                <text:p>4.65053E+018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3.00524E+018">
                <text:p>3.00524E+01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49307E+018">
                <text:p>1.49307E+01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.41056E+018">
                <text:p>4.41056E+01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5.12154E+018">
                <text:p>5.12154E+0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.651E+018">
                <text:p>1.651E+01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5.3753E+017">
                <text:p>5.3753E+01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46067E+017">
                <text:p>2.46067E+0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.33276E+018">
                <text:p>2.33276E+01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00232E+018">
                <text:p>4.00232E+0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.3112E+018">
                <text:p>9.3112E+01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.53464E+018">
                <text:p>2.53464E+01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96552E+018">
                <text:p>3.96552E+01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5.61271E+018">
                <text:p>5.61271E+01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.39044E+018">
                <text:p>1.39044E+01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.04025E+018">
                <text:p>5.04025E+01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59213E+017">
                <text:p>3.59213E+01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.44248E+018">
                <text:p>7.44248E+01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.34054E+016">
                <text:p>5.34054E+01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.06107E+018">
                <text:p>1.06107E+01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5096E+018">
                <text:p>2.5096E+0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.2461E+018">
                <text:p>8.2461E+01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.16022E+018">
                <text:p>5.16022E+01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.678E+016">
                <text:p>8.678E+01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5.75129E+018">
                <text:p>5.75129E+01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00404E+018">
                <text:p>3.00404E+01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.01018E+018">
                <text:p>1.01018E+01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8.02055E+017">
                <text:p>8.02055E+017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.13016E+018">
                <text:p>2.13016E+01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.16031E+018">
                <text:p>1.16031E+01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.5505E+017">
                <text:p>5.5505E+017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5.5124E+018">
                <text:p>5.5124E+01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6.50046E+018">
                <text:p>6.50046E+01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.47002E+018">
                <text:p>2.47002E+0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.33211E+018">
                <text:p>4.33211E+01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.51304E+018">
                <text:p>8.51304E+01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.07233E+017">
                <text:p>1.07233E+017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.60471E+017">
                <text:p>2.60471E+01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.03032E+018">
                <text:p>2.03032E+01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.55501E+018">
                <text:p>1.55501E+01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.1251E+018">
                <text:p>4.1251E+01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.37032E+017">
                <text:p>2.37032E+01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32226E+018">
                <text:p>3.32226E+01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3.00275E+018">
                <text:p>3.00275E+01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.00252E+018">
                <text:p>4.00252E+01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.28272E+018">
                <text:p>2.28272E+01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77062E+018">
                <text:p>2.77062E+01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.37433E+017">
                <text:p>2.37433E+017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8.24455E+018">
                <text:p>8.24455E+01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6.30317E+018">
                <text:p>6.30317E+01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3.3351E+018">
                <text:p>3.3351E+01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.33002E+018">
                <text:p>1.33002E+01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03046E+018">
                <text:p>3.03046E+01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31281E+018">
                <text:p>2.31281E+01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4.18421E+018">
                <text:p>4.18421E+01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25341E+018">
                <text:p>2.25341E+0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.61911E+018">
                <text:p>8.61911E+01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.03454E+018">
                <text:p>2.03454E+01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6.52021E+018">
                <text:p>6.52021E+01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.12361E+018">
                <text:p>4.12361E+01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.53265E+018">
                <text:p>1.53265E+01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71312E+018">
                <text:p>3.71312E+01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.30134E+017">
                <text:p>5.30134E+01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.62021E+018">
                <text:p>2.62021E+01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.05932E+018">
                <text:p>8.05932E+01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6.21055E+018">
                <text:p>6.21055E+01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.73043E+018">
                <text:p>1.73043E+018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.64001E+018">
                <text:p>4.64001E+01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.49109E+017">
                <text:p>1.49109E+01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7.75316E+018">
                <text:p>7.75316E+01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.12827E+018">
                <text:p>5.12827E+01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.47502E+017">
                <text:p>2.47502E+01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3.7211E+018">
                <text:p>3.7211E+018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.0265E+017">
                <text:p>4.0265E+01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6.24712E+017">
                <text:p>6.24712E+01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.61928E+018">
                <text:p>2.61928E+01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.1346E+018">
                <text:p>7.1346E+01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.12705E+018">
                <text:p>1.12705E+01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.35462E+018">
                <text:p>4.35462E+018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.13264E+018">
                <text:p>2.13264E+01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.3047E+016">
                <text:p>1.3047E+01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.81821E+018">
                <text:p>4.81821E+01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.33243E+018">
                <text:p>1.33243E+018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40048E+018">
                <text:p>3.40048E+01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.6035E+017">
                <text:p>6.6035E+01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.3843E+018">
                <text:p>8.3843E+01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.01081E+018">
                <text:p>4.01081E+01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21003E+018">
                <text:p>4.21003E+01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.75304E+018">
                <text:p>2.75304E+01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.3098E+018">
                <text:p>5.3098E+018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14351E+018">
                <text:p>1.14351E+01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.84654E+018">
                <text:p>2.84654E+01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6.70621E+017">
                <text:p>6.70621E+01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81147E+018">
                <text:p>1.81147E+01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3.01051E+018">
                <text:p>3.01051E+01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.7504E+016">
                <text:p>4.7504E+01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25004E+018">
                <text:p>3.25004E+018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.19355E+018">
                <text:p>2.19355E+018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.40597E+017">
                <text:p>9.40597E+017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.25003E+017">
                <text:p>4.25003E+01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.4204E+018">
                <text:p>5.4204E+01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.71452E+017">
                <text:p>1.71452E+017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.15056E+018">
                <text:p>2.15056E+01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07765E+018">
                <text:p>3.07765E+01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.2601E+018">
                <text:p>2.2601E+01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.10461E+018">
                <text:p>2.10461E+01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07232E+018">
                <text:p>3.07232E+01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.76531E+018">
                <text:p>1.76531E+01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.22475E+018">
                <text:p>2.22475E+01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6.4524E+017">
                <text:p>6.4524E+01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.32042E+018">
                <text:p>1.32042E+01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.65332E+017">
                <text:p>1.65332E+01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78035E+018">
                <text:p>3.78035E+01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.10323E+018">
                <text:p>5.10323E+01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.53717E+018">
                <text:p>5.53717E+01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.03824E+017">
                <text:p>8.03824E+01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.2105E+018">
                <text:p>2.2105E+01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.164E+018">
                <text:p>2.164E+01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203E+018">
                <text:p>5.203E+01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.63627E+017">
                <text:p>9.63627E+01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10411E+016">
                <text:p>4.10411E+016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3.55161E+018">
                <text:p>3.55161E+01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.31243E+018">
                <text:p>1.31243E+01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.90074E+018">
                <text:p>2.90074E+01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0071E+018">
                <text:p>3.0071E+01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.05258E+018">
                <text:p>2.05258E+01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.77264E+018">
                <text:p>6.77264E+018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.70809E+018">
                <text:p>5.70809E+01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3.55147E+018">
                <text:p>3.55147E+01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7.31302E+017">
                <text:p>7.31302E+01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.3225E+018">
                <text:p>5.3225E+01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.1453E+018">
                <text:p>2.1453E+018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.10791E+018">
                <text:p>1.10791E+01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3.70106E+018">
                <text:p>3.70106E+01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.43012E+018">
                <text:p>5.43012E+01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3.15077E+017">
                <text:p>3.15077E+01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.15023E+018">
                <text:p>1.15023E+01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.2017E+017">
                <text:p>1.2017E+01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3.14655E+018">
                <text:p>3.14655E+01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4.31262E+017">
                <text:p>4.31262E+017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.62462E+018">
                <text:p>7.62462E+01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6.57829E+018">
                <text:p>6.57829E+01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.11402E+018">
                <text:p>8.11402E+018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.25102E+018">
                <text:p>2.25102E+01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16761E+018">
                <text:p>3.16761E+01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.25468E+018">
                <text:p>1.25468E+01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02457E+018">
                <text:p>2.02457E+018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.13401E+018">
                <text:p>1.13401E+01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.71201E+018">
                <text:p>1.71201E+01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3.47081E+018">
                <text:p>3.47081E+01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.5E+017">
                <text:p>5.5E+017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60702E+018">
                <text:p>2.60702E+01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.18012E+018">
                <text:p>1.18012E+01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.3041E+018">
                <text:p>6.3041E+01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3.83818E+018">
                <text:p>3.83818E+01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4.17338E+018">
                <text:p>4.17338E+01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3.30122E+018">
                <text:p>3.30122E+01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35146E+018">
                <text:p>3.35146E+01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.3303E+017">
                <text:p>2.3303E+01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2.0223E+018">
                <text:p>2.0223E+01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00358E+018">
                <text:p>4.00358E+01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.31114E+017">
                <text:p>5.31114E+01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.27581E+018">
                <text:p>8.27581E+018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.38552E+018">
                <text:p>1.38552E+0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2.414E+018">
                <text:p>2.414E+018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8.31371E+018">
                <text:p>8.31371E+01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.0336E+018">
                <text:p>5.0336E+01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.51303E+018">
                <text:p>2.51303E+01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2.4143E+018">
                <text:p>2.4143E+0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.46976E+018">
                <text:p>1.46976E+01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.27289E+017">
                <text:p>4.27289E+01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3.3103E+018">
                <text:p>3.3103E+0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.55336E+018">
                <text:p>1.55336E+0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4.20227E+018">
                <text:p>4.20227E+0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.17101E+018">
                <text:p>2.17101E+0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.22705E+018">
                <text:p>1.22705E+0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3.33921E+018">
                <text:p>3.33921E+0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.27312E+018">
                <text:p>1.27312E+0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8.06313E+018">
                <text:p>8.06313E+0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7.40932E+018">
                <text:p>7.40932E+0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.47351E+018">
                <text:p>6.47351E+0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.0315E+017">
                <text:p>5.0315E+01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.40112E+018">
                <text:p>5.40112E+0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.27473E+018">
                <text:p>2.27473E+0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.93721E+018">
                <text:p>4.93721E+0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.00562E+016">
                <text:p>5.00562E+01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5.00033E+018">
                <text:p>5.00033E+0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2.31623E+018">
                <text:p>2.31623E+01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.50137E+017">
                <text:p>9.50137E+01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0255E+018">
                <text:p>3.0255E+0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.0651E+018">
                <text:p>1.0651E+0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.28082E+018">
                <text:p>1.28082E+0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71311E+018">
                <text:p>3.71311E+01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2.34322E+018">
                <text:p>2.34322E+0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.00865E+018">
                <text:p>2.00865E+01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.0511E+018">
                <text:p>6.0511E+01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3.027E+018">
                <text:p>3.027E+01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3.53719E+018">
                <text:p>3.53719E+01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.24253E+017">
                <text:p>1.24253E+01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7303540000000000">
                <text:p>730354000000000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2.02101E+018">
                <text:p>2.02101E+01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.62784E+018">
                <text:p>1.62784E+01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45303E+018">
                <text:p>3.45303E+01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44712E+018">
                <text:p>2.44712E+01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51012E+018">
                <text:p>2.51012E+01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02878E+018">
                <text:p>2.02878E+01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30033E+017">
                <text:p>2.30033E+017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5.3013E+018">
                <text:p>5.3013E+01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.71511E+018">
                <text:p>2.71511E+01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.0006E+018">
                <text:p>6.0006E+01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.63732E+018">
                <text:p>4.63732E+01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3.0545E+018">
                <text:p>3.0545E+018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2.3226E+018">
                <text:p>2.3226E+018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.40801E+018">
                <text:p>2.40801E+01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514110000000001">
                <text:p>851411000000000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.02706E+018">
                <text:p>2.02706E+01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5.33246E+018">
                <text:p>5.33246E+01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2.33005E+017">
                <text:p>2.33005E+01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2.0241E+018">
                <text:p>2.0241E+01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.80408E+018">
                <text:p>1.80408E+01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.15119E+018">
                <text:p>1.15119E+01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.30164E+018">
                <text:p>4.30164E+01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.13029E+018">
                <text:p>2.13029E+0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.72074E+018">
                <text:p>5.72074E+01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5.11392E+018">
                <text:p>5.11392E+01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.22577E+018">
                <text:p>4.22577E+01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5.44691E+017">
                <text:p>5.44691E+01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3.17013E+018">
                <text:p>3.17013E+01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2.57343E+018">
                <text:p>2.57343E+01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2.86417E+018">
                <text:p>2.86417E+01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3.62302E+018">
                <text:p>3.62302E+01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.05356E+017">
                <text:p>1.05356E+017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3.10213E+018">
                <text:p>3.10213E+01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3.02561E+018">
                <text:p>3.02561E+01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.13245E+018">
                <text:p>4.13245E+01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7.33253E+018">
                <text:p>7.33253E+01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7.23561E+018">
                <text:p>7.23561E+01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.42441E+018">
                <text:p>2.42441E+01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.11601E+018">
                <text:p>2.11601E+01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8.51244E+018">
                <text:p>8.51244E+01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.56663E+018">
                <text:p>7.56663E+01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86171E+018">
                <text:p>3.86171E+01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.04351E+018">
                <text:p>6.04351E+01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3.07117E+018">
                <text:p>3.07117E+01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.12788E+018">
                <text:p>9.12788E+01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.52542E+018">
                <text:p>2.52542E+01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00717E+018">
                <text:p>2.00717E+01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.12403E+017">
                <text:p>7.12403E+01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3.09151E+018">
                <text:p>3.09151E+01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.3222E+017">
                <text:p>6.3222E+01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.10075E+018">
                <text:p>1.10075E+018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.60116E+018">
                <text:p>1.60116E+01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.2903E+018">
                <text:p>6.2903E+01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.42721E+018">
                <text:p>4.42721E+01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8.42271E+017">
                <text:p>8.42271E+017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.58375E+017">
                <text:p>7.58375E+01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.7052E+018">
                <text:p>1.7052E+01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04452E+018">
                <text:p>3.04452E+01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11312E+017">
                <text:p>3.11312E+01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.54407E+018">
                <text:p>1.54407E+01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965000000000000">
                <text:p>296500000000000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.12129E+018">
                <text:p>7.12129E+01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.35273E+018">
                <text:p>1.35273E+01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151050000000000">
                <text:p>515105000000000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.05071E+017">
                <text:p>5.05071E+01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20065E+018">
                <text:p>3.20065E+01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.01441E+018">
                <text:p>9.01441E+01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.03027E+018">
                <text:p>1.03027E+0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.80505E+018">
                <text:p>4.80505E+01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.522E+018">
                <text:p>3.522E+0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.04484E+018">
                <text:p>1.04484E+01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.211E+018">
                <text:p>5.211E+01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.47713E+018">
                <text:p>3.47713E+01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.35116E+017">
                <text:p>4.35116E+01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.33302E+017">
                <text:p>9.33302E+01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5.0162E+018">
                <text:p>5.0162E+01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2.00952E+018">
                <text:p>2.00952E+01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4.64552E+017">
                <text:p>4.64552E+01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.36544E+016">
                <text:p>1.36544E+0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5.42002E+018">
                <text:p>5.42002E+018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.2264E+017">
                <text:p>1.2264E+01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5.15468E+018">
                <text:p>5.15468E+018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.36054E+018">
                <text:p>5.36054E+018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.20408E+018">
                <text:p>3.20408E+018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.03102E+018">
                <text:p>3.03102E+01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.0543E+018">
                <text:p>1.0543E+018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.61651E+018">
                <text:p>3.61651E+018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5.30324E+018">
                <text:p>5.30324E+01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.61015E+018">
                <text:p>3.61015E+018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.33131E+018">
                <text:p>1.33131E+018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4.03804E+017">
                <text:p>4.03804E+01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.21542E+018">
                <text:p>1.21542E+01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6.20441E+018">
                <text:p>6.20441E+01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.35702E+018">
                <text:p>7.35702E+018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8.08343E+017">
                <text:p>8.08343E+01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.61136E+018">
                <text:p>1.61136E+01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.13629E+018">
                <text:p>1.13629E+018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.05001E+018">
                <text:p>3.05001E+018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.161E+018">
                <text:p>3.161E+018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.00983E+017">
                <text:p>3.00983E+017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.12333E+018">
                <text:p>9.12333E+018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.10303E+018">
                <text:p>5.10303E+01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2.31223E+018">
                <text:p>2.31223E+01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.36167E+018">
                <text:p>1.36167E+018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.4003E+018">
                <text:p>1.4003E+01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.38154E+018">
                <text:p>6.38154E+01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.82112E+018">
                <text:p>6.82112E+01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.51172E+018">
                <text:p>3.51172E+01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.43716E+018">
                <text:p>8.43716E+018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.09362E+018">
                <text:p>1.09362E+018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.35772E+018">
                <text:p>1.35772E+01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.31163E+017">
                <text:p>2.31163E+0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.30741E+018">
                <text:p>3.30741E+018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.63123E+018">
                <text:p>2.63123E+018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.70242E+018">
                <text:p>3.70242E+018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.14252E+018">
                <text:p>1.14252E+018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.09522E+017">
                <text:p>4.09522E+01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421230000000000">
                <text:p>342123000000000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.1109E+018">
                <text:p>1.1109E+01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.52183E+017">
                <text:p>3.52183E+017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6.4831E+017">
                <text:p>6.4831E+01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5.46353E+018">
                <text:p>5.46353E+01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4.179E+018">
                <text:p>4.179E+018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.10855E+018">
                <text:p>1.10855E+01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6.98014E+018">
                <text:p>6.98014E+01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5.40076E+018">
                <text:p>5.40076E+018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.2712E+018">
                <text:p>5.2712E+018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8.03832E+017">
                <text:p>8.03832E+01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6.32242E+018">
                <text:p>6.32242E+01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6.77103E+017">
                <text:p>6.77103E+017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5.72436E+018">
                <text:p>5.72436E+018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.0315E+018">
                <text:p>1.0315E+018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5.625E+018">
                <text:p>5.625E+018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.21301E+017">
                <text:p>5.21301E+01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6.78025E+018">
                <text:p>6.78025E+01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16011E+018">
                <text:p>7.16011E+018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6.5121E+017">
                <text:p>6.5121E+01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6.12032E+018">
                <text:p>6.12032E+018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2.32131E+018">
                <text:p>2.32131E+018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.08221E+018">
                <text:p>1.08221E+018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.11303E+017">
                <text:p>4.11303E+01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.53737E+017">
                <text:p>3.53737E+017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6.30803E+018">
                <text:p>6.30803E+018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6.32053E+018">
                <text:p>6.32053E+0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.21332E+018">
                <text:p>3.21332E+01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.52472E+018">
                <text:p>3.52472E+01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.20942E+018">
                <text:p>3.20942E+018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426180000000000">
                <text:p>142618000000000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.03562E+018">
                <text:p>1.03562E+018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8.52113E+018">
                <text:p>8.52113E+01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50222E+018">
                <text:p>7.50222E+018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2.06224E+018">
                <text:p>2.06224E+01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.05548E+018">
                <text:p>2.05548E+018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5.62157E+018">
                <text:p>5.62157E+01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.0326E+018">
                <text:p>4.0326E+01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.24316E+018">
                <text:p>2.24316E+018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4.54233E+018">
                <text:p>4.54233E+01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.01135E+018">
                <text:p>7.01135E+01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.03061E+018">
                <text:p>3.03061E+018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4.2235E+018">
                <text:p>4.2235E+01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4.346E+018">
                <text:p>4.346E+01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2.34487E+018">
                <text:p>2.34487E+018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4.58738E+018">
                <text:p>4.58738E+01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.32574E+018">
                <text:p>1.32574E+018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.367E+016">
                <text:p>6.367E+01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.73171E+018">
                <text:p>7.73171E+01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.01623E+018">
                <text:p>5.01623E+018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2.17202E+018">
                <text:p>2.17202E+018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.32277E+018">
                <text:p>8.32277E+018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.3333E+018">
                <text:p>1.3333E+018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.50744E+018">
                <text:p>1.50744E+018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.51053E+018">
                <text:p>3.51053E+018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.03204E+018">
                <text:p>3.03204E+018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.12255E+018">
                <text:p>7.12255E+018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.34181E+017">
                <text:p>3.34181E+017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.055E+018">
                <text:p>2.055E+018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2.94453E+018">
                <text:p>2.94453E+018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.47342E+018">
                <text:p>7.47342E+018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.30224E+018">
                <text:p>1.30224E+01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5.36622E+018">
                <text:p>5.36622E+018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4.20406E+017">
                <text:p>4.20406E+0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2.14768E+018">
                <text:p>2.14768E+01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4.0342E+018">
                <text:p>4.0342E+01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2.20533E+018">
                <text:p>2.20533E+01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.554E+018">
                <text:p>3.554E+018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.11164E+018">
                <text:p>7.11164E+018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6.14118E+018">
                <text:p>6.14118E+01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4.10144E+018">
                <text:p>4.10144E+018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6.86204E+018">
                <text:p>6.86204E+01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.33048E+018">
                <text:p>7.33048E+01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.25332E+018">
                <text:p>3.25332E+01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.41407E+017">
                <text:p>3.41407E+01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6.81802E+017">
                <text:p>6.81802E+01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.51433E+018">
                <text:p>7.51433E+018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.0214E+018">
                <text:p>3.0214E+01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.54416E+018">
                <text:p>4.54416E+018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4.3908E+017">
                <text:p>4.3908E+017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.0767E+018">
                <text:p>7.0767E+01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.15933E+016">
                <text:p>1.15933E+016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5.04522E+018">
                <text:p>5.04522E+018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2.00344E+018">
                <text:p>2.00344E+01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.54398E+018">
                <text:p>5.54398E+018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.80111E+018">
                <text:p>1.80111E+018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2.813E+018">
                <text:p>2.813E+018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.51726E+017">
                <text:p>1.51726E+01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4.34071E+018">
                <text:p>4.34071E+018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.06703E+018">
                <text:p>5.06703E+01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.06013E+018">
                <text:p>8.06013E+018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4.24236E+018">
                <text:p>4.24236E+018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4.42332E+018">
                <text:p>4.42332E+018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.91037E+018">
                <text:p>7.91037E+018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.07237E+018">
                <text:p>3.07237E+018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.1053E+018">
                <text:p>2.1053E+01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5.15333E+018">
                <text:p>5.15333E+01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.48332E+018">
                <text:p>3.48332E+018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.16105E+018">
                <text:p>4.16105E+018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.16215E+018">
                <text:p>7.16215E+01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.02147E+017">
                <text:p>1.02147E+01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6.03736E+018">
                <text:p>6.03736E+018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6.06132E+018">
                <text:p>6.06132E+01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4.1538E+018">
                <text:p>4.1538E+01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.30132E+018">
                <text:p>1.30132E+01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2.50248E+018">
                <text:p>2.50248E+018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.05765E+017">
                <text:p>1.05765E+01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6.21647E+018">
                <text:p>6.21647E+018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.44051E+017">
                <text:p>6.44051E+01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4.45413E+018">
                <text:p>4.45413E+01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2.00531E+018">
                <text:p>2.00531E+018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6.23152E+018">
                <text:p>6.23152E+01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.12502E+018">
                <text:p>5.12502E+01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.03301E+018">
                <text:p>7.03301E+01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.11405E+018">
                <text:p>1.11405E+01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.36101E+016">
                <text:p>5.36101E+01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.81453E+018">
                <text:p>2.81453E+01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5.3114E+016">
                <text:p>5.3114E+016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.41015E+018">
                <text:p>4.41015E+01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.13344E+018">
                <text:p>5.13344E+01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.05315E+017">
                <text:p>7.05315E+01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.66021E+018">
                <text:p>2.66021E+01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.10348E+018">
                <text:p>3.10348E+01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.72413E+017">
                <text:p>9.72413E+017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6.20343E+018">
                <text:p>6.20343E+018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4.22032E+018">
                <text:p>4.22032E+01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.37473E+017">
                <text:p>3.37473E+01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4.0145E+018">
                <text:p>4.0145E+01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.04412E+017">
                <text:p>7.04412E+01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.12304E+017">
                <text:p>1.12304E+01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.21564E+018">
                <text:p>3.21564E+01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.6101E+018">
                <text:p>3.6101E+018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4.08212E+018">
                <text:p>4.08212E+01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.45525E+018">
                <text:p>5.45525E+01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4.2643E+018">
                <text:p>4.2643E+01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.13839E+018">
                <text:p>3.13839E+018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.71631E+017">
                <text:p>3.71631E+017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4.16511E+018">
                <text:p>4.16511E+01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.73564E+017">
                <text:p>1.73564E+01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4.42118E+018">
                <text:p>4.42118E+018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.11303E+018">
                <text:p>1.11303E+01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.32347E+018">
                <text:p>3.32347E+018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.31513E+018">
                <text:p>9.31513E+018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5.03865E+018">
                <text:p>5.03865E+018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2.26103E+017">
                <text:p>2.26103E+01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6.33303E+018">
                <text:p>6.33303E+01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.03205E+018">
                <text:p>3.03205E+018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.1128E+018">
                <text:p>3.1128E+01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2.97664E+018">
                <text:p>2.97664E+01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.41076E+018">
                <text:p>1.41076E+018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.30004E+018">
                <text:p>3.30004E+01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.04322E+018">
                <text:p>1.04322E+018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.6172E+018">
                <text:p>6.6172E+01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.11104E+018">
                <text:p>1.11104E+01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8.80317E+018">
                <text:p>8.80317E+01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5.62515E+018">
                <text:p>5.62515E+018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.02023E+018">
                <text:p>3.02023E+018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.0012E+018">
                <text:p>3.0012E+01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.3712E+018">
                <text:p>1.3712E+01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.61106E+018">
                <text:p>5.61106E+018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2.101E+017">
                <text:p>2.101E+017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.21011E+018">
                <text:p>1.21011E+01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4.04012E+018">
                <text:p>4.04012E+01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.40404E+018">
                <text:p>1.40404E+01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.33641E+018">
                <text:p>1.33641E+018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.16073E+018">
                <text:p>8.16073E+018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.01064E+018">
                <text:p>3.01064E+01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.13031E+017">
                <text:p>8.13031E+017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6.03114E+018">
                <text:p>6.03114E+01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.03112E+018">
                <text:p>1.03112E+018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.3321E+017">
                <text:p>3.3321E+017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.50312E+016">
                <text:p>3.50312E+01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.12413E+018">
                <text:p>1.12413E+01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5.2136E+018">
                <text:p>5.2136E+018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.61701E+018">
                <text:p>3.61701E+018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4.33661E+018">
                <text:p>4.33661E+018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7.20503E+018">
                <text:p>7.20503E+01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.85402E+018">
                <text:p>3.85402E+01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4.5251E+018">
                <text:p>4.5251E+01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7.42236E+018">
                <text:p>7.42236E+01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6.1459E+017">
                <text:p>6.1459E+017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.4531E+018">
                <text:p>1.4531E+01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.74301E+018">
                <text:p>1.74301E+018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6.03011E+018">
                <text:p>6.03011E+018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.12366E+018">
                <text:p>1.12366E+018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.2002E+018">
                <text:p>9.2002E+018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5.21344E+018">
                <text:p>5.21344E+01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.07302E+018">
                <text:p>1.07302E+018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6.00055E+018">
                <text:p>6.00055E+01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.04532E+018">
                <text:p>3.04532E+01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.30901E+017">
                <text:p>9.30901E+01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.34337E+018">
                <text:p>8.34337E+01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5.7415E+018">
                <text:p>5.7415E+01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.11831E+018">
                <text:p>1.11831E+01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.44276E+018">
                <text:p>3.44276E+01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.30536E+018">
                <text:p>2.30536E+01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7.10464E+018">
                <text:p>7.10464E+01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4.15036E+017">
                <text:p>4.15036E+01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.4533E+018">
                <text:p>5.4533E+01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7.21572E+018">
                <text:p>7.21572E+01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.2302E+018">
                <text:p>3.2302E+01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4.00158E+018">
                <text:p>4.00158E+01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.00358E+017">
                <text:p>3.00358E+017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.04615E+018">
                <text:p>1.04615E+0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6.01605E+018">
                <text:p>6.01605E+01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.03411E+017">
                <text:p>5.03411E+01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6.01222E+018">
                <text:p>6.01222E+01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.17304E+018">
                <text:p>3.17304E+018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4.08261E+018">
                <text:p>4.08261E+01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6.52423E+018">
                <text:p>6.52423E+01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.66159E+018">
                <text:p>3.66159E+01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.03324E+018">
                <text:p>4.03324E+018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4.2504E+016">
                <text:p>4.2504E+01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.62511E+018">
                <text:p>3.62511E+018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5.5402E+016">
                <text:p>5.5402E+01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.25016E+018">
                <text:p>1.25016E+01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2.51523E+017">
                <text:p>2.51523E+01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2.52602E+018">
                <text:p>2.52602E+01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.42102E+018">
                <text:p>1.42102E+018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.50745E+018">
                <text:p>3.50745E+018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.08231E+018">
                <text:p>1.08231E+018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.32682E+018">
                <text:p>3.32682E+01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.81125E+018">
                <text:p>3.81125E+018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.46151E+018">
                <text:p>7.46151E+018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6.7011E+018">
                <text:p>6.7011E+018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6.253E+018">
                <text:p>6.253E+018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.01633E+018">
                <text:p>1.01633E+018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.81604E+016">
                <text:p>1.81604E+01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.80243E+017">
                <text:p>1.80243E+01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6.67622E+018">
                <text:p>6.67622E+018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.08147E+018">
                <text:p>3.08147E+018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5.01506E+017">
                <text:p>5.01506E+01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.10567E+018">
                <text:p>2.10567E+018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.02302E+018">
                <text:p>1.02302E+018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.02341E+018">
                <text:p>2.02341E+018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6.57231E+018">
                <text:p>6.57231E+01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5.44461E+018">
                <text:p>5.44461E+018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.32135E+017">
                <text:p>3.32135E+01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.53035E+018">
                <text:p>2.53035E+018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.80712E+018">
                <text:p>3.80712E+01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7.34104E+018">
                <text:p>7.34104E+01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6.14356E+018">
                <text:p>6.14356E+018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.6012E+018">
                <text:p>1.6012E+01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.33324E+018">
                <text:p>1.33324E+018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.40315E+016">
                <text:p>1.40315E+01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.33132E+017">
                <text:p>3.33132E+017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.8152E+018">
                <text:p>2.8152E+018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6.65563E+018">
                <text:p>6.65563E+018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.51331E+018">
                <text:p>2.51331E+018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.15404E+017">
                <text:p>2.15404E+017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.50543E+016">
                <text:p>8.50543E+016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5.67134E+018">
                <text:p>5.67134E+01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2.57122E+018">
                <text:p>2.57122E+01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.11043E+018">
                <text:p>1.11043E+018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2.11302E+018">
                <text:p>2.11302E+01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.63633E+018">
                <text:p>3.63633E+018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.42616E+018">
                <text:p>3.42616E+018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6.11447E+018">
                <text:p>6.11447E+018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.10506E+018">
                <text:p>3.10506E+018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.29514E+018">
                <text:p>3.29514E+018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.21024E+016">
                <text:p>3.21024E+01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.02524E+018">
                <text:p>8.02524E+018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.11242E+018">
                <text:p>5.11242E+018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.38431E+018">
                <text:p>1.38431E+018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2.375E+018">
                <text:p>2.375E+01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.28221E+018">
                <text:p>4.28221E+018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.80251E+018">
                <text:p>3.80251E+018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4.48035E+018">
                <text:p>4.48035E+01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4.34723E+018">
                <text:p>4.34723E+018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2.46865E+018">
                <text:p>2.46865E+01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4.20571E+018">
                <text:p>4.20571E+018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.22418E+018">
                <text:p>3.22418E+018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.41019E+018">
                <text:p>1.41019E+01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5.63321E+018">
                <text:p>5.63321E+01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8.14004E+018">
                <text:p>8.14004E+018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.81364E+018">
                <text:p>1.81364E+01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2.10695E+018">
                <text:p>2.10695E+018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.26515E+018">
                <text:p>1.26515E+01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5.14024E+018">
                <text:p>5.14024E+018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2.30632E+017">
                <text:p>2.30632E+01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.07614E+018">
                <text:p>1.07614E+018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5.50244E+018">
                <text:p>5.50244E+018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.60291E+018">
                <text:p>2.60291E+01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4.28151E+018">
                <text:p>4.28151E+018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.66225E+018">
                <text:p>3.66225E+018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.81744E+018">
                <text:p>3.81744E+01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.02206E+018">
                <text:p>6.02206E+01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2.03322E+018">
                <text:p>2.03322E+018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.31005E+018">
                <text:p>1.31005E+018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4.64415E+018">
                <text:p>4.64415E+01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.22769E+018">
                <text:p>1.22769E+01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8.34168E+018">
                <text:p>8.34168E+018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.63169E+018">
                <text:p>1.63169E+01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2.85077E+018">
                <text:p>2.85077E+018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.63013E+018">
                <text:p>1.63013E+01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.50018E+018">
                <text:p>3.50018E+018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5.23206E+017">
                <text:p>5.23206E+01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6.32585E+018">
                <text:p>6.32585E+018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5.58046E+018">
                <text:p>5.58046E+01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8.01242E+018">
                <text:p>8.01242E+018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.52254E+018">
                <text:p>1.52254E+01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.07442E+018">
                <text:p>1.07442E+018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5.42302E+018">
                <text:p>5.42302E+018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.65323E+017">
                <text:p>7.65323E+017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4.61233E+018">
                <text:p>4.61233E+01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.10207E+018">
                <text:p>2.10207E+018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.25108E+018">
                <text:p>1.25108E+018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.04522E+017">
                <text:p>1.04522E+017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.62425E+018">
                <text:p>1.62425E+01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6.13837E+017">
                <text:p>6.13837E+01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.12835E+018">
                <text:p>2.12835E+018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.0801E+018">
                <text:p>2.0801E+018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4.71206E+018">
                <text:p>4.71206E+018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.00171E+018">
                <text:p>1.00171E+018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6.30434E+018">
                <text:p>6.30434E+01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4.40131E+018">
                <text:p>4.40131E+01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6.75312E+018">
                <text:p>6.75312E+018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.17113E+018">
                <text:p>3.17113E+018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.34008E+018">
                <text:p>2.34008E+018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4.34103E+018">
                <text:p>4.34103E+018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.36136E+018">
                <text:p>3.36136E+018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.31416E+018">
                <text:p>3.31416E+018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4.03621E+016">
                <text:p>4.03621E+016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.03014E+015">
                <text:p>2.03014E+01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2.52322E+018">
                <text:p>2.52322E+018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.6253E+018">
                <text:p>3.6253E+018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.11016E+018">
                <text:p>2.11016E+01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.20746E+018">
                <text:p>1.20746E+018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9.65462E+018">
                <text:p>9.65462E+01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.00351E+018">
                <text:p>2.00351E+018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.52332E+018">
                <text:p>2.52332E+01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6.10355E+018">
                <text:p>6.10355E+018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.21216E+018">
                <text:p>1.21216E+01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.43085E+018">
                <text:p>3.43085E+018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5.55457E+017">
                <text:p>5.55457E+01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.23425E+017">
                <text:p>1.23425E+017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.0234E+016">
                <text:p>5.0234E+01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2.20911E+018">
                <text:p>2.20911E+01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4.30173E+018">
                <text:p>4.30173E+018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.43942E+018">
                <text:p>2.43942E+01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5.43534E+018">
                <text:p>5.43534E+018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8.16006E+017">
                <text:p>8.16006E+017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2.85154E+018">
                <text:p>2.85154E+01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5.07875E+018">
                <text:p>5.07875E+018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.18641E+018">
                <text:p>1.18641E+018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8.28131E+018">
                <text:p>8.28131E+018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.33211E+017">
                <text:p>3.33211E+01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.65213E+018">
                <text:p>3.65213E+018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.02012E+018">
                <text:p>1.02012E+018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4.11108E+018">
                <text:p>4.11108E+018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2.16873E+017">
                <text:p>2.16873E+017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2.25203E+017">
                <text:p>2.25203E+017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2.02057E+018">
                <text:p>2.02057E+01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2.32127E+018">
                <text:p>2.32127E+01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2.14427E+017">
                <text:p>2.14427E+017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4.10105E+018">
                <text:p>4.10105E+018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.44415E+018">
                <text:p>3.44415E+018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.11803E+018">
                <text:p>3.11803E+01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2.41207E+018">
                <text:p>2.41207E+01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4.4034E+018">
                <text:p>4.4034E+018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5.05301E+018">
                <text:p>5.05301E+018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6.0111E+018">
                <text:p>6.0111E+018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2.11E+018">
                <text:p>2.11E+018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.43245E+018">
                <text:p>3.43245E+018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.68075E+017">
                <text:p>1.68075E+01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.60403E+018">
                <text:p>1.60403E+018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.2015E+018">
                <text:p>3.2015E+018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.16061E+017">
                <text:p>3.16061E+017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.16356E+018">
                <text:p>1.16356E+018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6.2E+018">
                <text:p>6.2E+018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2.30023E+018">
                <text:p>2.30023E+01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.17237E+018">
                <text:p>1.17237E+018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.21237E+018">
                <text:p>1.21237E+018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4.00304E+018">
                <text:p>4.00304E+018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8.15075E+017">
                <text:p>8.15075E+017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.5506E+018">
                <text:p>1.5506E+01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.3026E+018">
                <text:p>1.3026E+01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4.51051E+018">
                <text:p>4.51051E+018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.29128E+018">
                <text:p>3.29128E+018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.31122E+018">
                <text:p>1.31122E+018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5.01323E+018">
                <text:p>5.01323E+018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6.21131E+018">
                <text:p>6.21131E+018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.84035E+018">
                <text:p>1.84035E+01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2.22248E+018">
                <text:p>2.22248E+01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2.05542E+018">
                <text:p>2.05542E+018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.25131E+018">
                <text:p>5.25131E+018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.20028E+018">
                <text:p>3.20028E+01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6.41641E+018">
                <text:p>6.41641E+018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.2305E+017">
                <text:p>1.2305E+017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6.01442E+018">
                <text:p>6.01442E+018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5.51911E+018">
                <text:p>5.51911E+01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2.56625E+018">
                <text:p>2.56625E+018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8.40432E+016">
                <text:p>8.40432E+01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8.17286E+018">
                <text:p>8.17286E+01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.50044E+018">
                <text:p>1.50044E+01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2.10522E+018">
                <text:p>2.10522E+018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2.61347E+018">
                <text:p>2.61347E+01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.37121E+018">
                <text:p>1.37121E+018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5.02005E+018">
                <text:p>5.02005E+018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4.20407E+018">
                <text:p>4.20407E+01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.27004E+018">
                <text:p>3.27004E+01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2.08486E+018">
                <text:p>2.08486E+018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8.11402E+018">
                <text:p>8.11402E+018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.87062E+018">
                <text:p>1.87062E+018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.53331E+017">
                <text:p>5.53331E+01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.21131E+018">
                <text:p>3.21131E+018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.96502E+017">
                <text:p>1.96502E+01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2.32431E+018">
                <text:p>2.32431E+018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.00419E+018">
                <text:p>1.00419E+01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7.0516E+018">
                <text:p>7.0516E+018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.17933E+018">
                <text:p>1.17933E+018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.33203E+018">
                <text:p>7.33203E+01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2.43731E+018">
                <text:p>2.43731E+018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4.6211E+018">
                <text:p>4.6211E+018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2.24201E+018">
                <text:p>2.24201E+018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2.50576E+017">
                <text:p>2.50576E+01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2.45477E+018">
                <text:p>2.45477E+01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.28832E+018">
                <text:p>3.28832E+018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.2214E+018">
                <text:p>3.2214E+018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4.01067E+018">
                <text:p>4.01067E+018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2.10403E+016">
                <text:p>2.10403E+016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2.23031E+016">
                <text:p>2.23031E+01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2.34933E+017">
                <text:p>2.34933E+017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5.31511E+018">
                <text:p>5.31511E+018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2.61938E+018">
                <text:p>2.61938E+018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2.21632E+017">
                <text:p>2.21632E+01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.61074E+018">
                <text:p>1.61074E+018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5.10644E+016">
                <text:p>5.10644E+016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.36285E+018">
                <text:p>1.36285E+018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.31042E+017">
                <text:p>3.31042E+017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.15502E+018">
                <text:p>3.15502E+018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8.11355E+018">
                <text:p>8.11355E+01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7.05875E+018">
                <text:p>7.05875E+018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2.05107E+018">
                <text:p>2.05107E+018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6.38342E+018">
                <text:p>6.38342E+01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2.22444E+018">
                <text:p>2.22444E+018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.52342E+017">
                <text:p>3.52342E+017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2.14311E+018">
                <text:p>2.14311E+018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.62702E+018">
                <text:p>1.62702E+018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5.53701E+018">
                <text:p>5.53701E+018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6.21545E+017">
                <text:p>6.21545E+01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.307E+018">
                <text:p>1.307E+018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6.0354E+018">
                <text:p>6.0354E+01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2.41673E+018">
                <text:p>2.41673E+018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6.9005E+017">
                <text:p>6.9005E+01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.12118E+018">
                <text:p>1.12118E+018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4.35262E+018">
                <text:p>4.35262E+01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2.00682E+017">
                <text:p>2.00682E+01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.85203E+018">
                <text:p>5.85203E+01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.55104E+018">
                <text:p>4.55104E+018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.69368E+018">
                <text:p>1.69368E+01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.18381E+018">
                <text:p>1.18381E+018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5.05657E+017">
                <text:p>5.05657E+01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.13352E+018">
                <text:p>3.13352E+018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7.43527E+017">
                <text:p>7.43527E+017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4.81532E+018">
                <text:p>4.81532E+01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5.22401E+018">
                <text:p>5.22401E+018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6.35033E+018">
                <text:p>6.35033E+018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2.10273E+017">
                <text:p>2.10273E+017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.65715E+017">
                <text:p>5.65715E+017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2.50322E+018">
                <text:p>2.50322E+018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.76116E+018">
                <text:p>3.76116E+018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.05503E+017">
                <text:p>2.05503E+017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5.38244E+018">
                <text:p>5.38244E+01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.44383E+018">
                <text:p>1.44383E+01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2.04255E+017">
                <text:p>2.04255E+017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.41508E+018">
                <text:p>4.41508E+018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.03611E+018">
                <text:p>1.03611E+01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2.2451E+018">
                <text:p>2.2451E+018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.63507E+018">
                <text:p>3.63507E+018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4.4821E+018">
                <text:p>4.4821E+018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2.43142E+018">
                <text:p>2.43142E+01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.21334E+018">
                <text:p>3.21334E+018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.20603E+018">
                <text:p>1.20603E+018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2.04245E+017">
                <text:p>2.04245E+01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4.0174E+018">
                <text:p>4.0174E+01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2.52443E+018">
                <text:p>2.52443E+01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4.2415E+018">
                <text:p>4.2415E+018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.21173E+018">
                <text:p>8.21173E+01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2.26667E+018">
                <text:p>2.26667E+01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.21336E+018">
                <text:p>3.21336E+01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8.27861E+018">
                <text:p>8.27861E+01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2.00202E+018">
                <text:p>2.00202E+018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2.05785E+016">
                <text:p>2.05785E+016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4.10567E+018">
                <text:p>4.10567E+01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7.23351E+018">
                <text:p>7.23351E+01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9.60132E+018">
                <text:p>9.60132E+01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2.11633E+018">
                <text:p>2.11633E+018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4.17422E+018">
                <text:p>4.17422E+01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4.61255E+018">
                <text:p>4.61255E+018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5.07794E+018">
                <text:p>5.07794E+01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5.56622E+018">
                <text:p>5.56622E+018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.22763E+018">
                <text:p>7.22763E+01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2.43201E+017">
                <text:p>2.43201E+017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5.13842E+018">
                <text:p>5.13842E+018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.21302E+018">
                <text:p>1.21302E+01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2.33375E+018">
                <text:p>2.33375E+01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.04516E+018">
                <text:p>1.04516E+01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9.43263E+018">
                <text:p>9.43263E+01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.64615E+018">
                <text:p>3.64615E+018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4.25792E+017">
                <text:p>4.25792E+01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2.72441E+018">
                <text:p>2.72441E+018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2.25512E+018">
                <text:p>2.25512E+01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.74265E+018">
                <text:p>1.74265E+018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5.03032E+018">
                <text:p>5.03032E+01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9.6008E+017">
                <text:p>9.6008E+01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.21003E+018">
                <text:p>1.21003E+018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.2021E+018">
                <text:p>1.2021E+018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.31029E+018">
                <text:p>3.31029E+01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5.06414E+018">
                <text:p>5.06414E+018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4.00204E+018">
                <text:p>4.00204E+018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7.75857E+017">
                <text:p>7.75857E+017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.41003E+018">
                <text:p>3.41003E+01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4.7346E+018">
                <text:p>4.7346E+01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4.50437E+017">
                <text:p>4.50437E+017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7.162E+018">
                <text:p>7.162E+01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4.408E+018">
                <text:p>4.408E+01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.05101E+018">
                <text:p>3.05101E+01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.5005E+018">
                <text:p>3.5005E+018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5.04563E+018">
                <text:p>5.04563E+018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6.1212E+018">
                <text:p>6.1212E+018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2.70415E+018">
                <text:p>2.70415E+018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.21302E+018">
                <text:p>3.21302E+018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2.12522E+018">
                <text:p>2.12522E+018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.10271E+018">
                <text:p>1.10271E+018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.40301E+018">
                <text:p>7.40301E+018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6.08011E+018">
                <text:p>6.08011E+018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5.12001E+017">
                <text:p>5.12001E+017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4.51539E+018">
                <text:p>4.51539E+018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2.30208E+018">
                <text:p>2.30208E+01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9.73813E+018">
                <text:p>9.73813E+018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2.0455E+018">
                <text:p>2.0455E+01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5.41515E+017">
                <text:p>5.41515E+01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.04123E+018">
                <text:p>1.04123E+018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.65532E+018">
                <text:p>3.65532E+01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2.10455E+017">
                <text:p>2.10455E+017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.43234E+018">
                <text:p>7.43234E+018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4.76211E+018">
                <text:p>4.76211E+018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4.22166E+018">
                <text:p>4.22166E+018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.27231E+018">
                <text:p>1.27231E+018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.0024E+018">
                <text:p>1.0024E+018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7.32318E+018">
                <text:p>7.32318E+018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.50268E+018">
                <text:p>1.50268E+01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4.47617E+018">
                <text:p>4.47617E+018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.01218E+017">
                <text:p>1.01218E+017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8.12624E+018">
                <text:p>8.12624E+018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.62272E+018">
                <text:p>3.62272E+018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2.26143E+018">
                <text:p>2.26143E+018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.90327E+018">
                <text:p>2.90327E+018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5.15212E+018">
                <text:p>5.15212E+018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6.47016E+018">
                <text:p>6.47016E+018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4.00283E+018">
                <text:p>4.00283E+01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6.46016E+018">
                <text:p>6.46016E+018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8.04863E+018">
                <text:p>8.04863E+01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2.6442E+018">
                <text:p>2.6442E+01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.50623E+018">
                <text:p>1.50623E+018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.25341E+018">
                <text:p>1.25341E+018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7.30511E+018">
                <text:p>7.30511E+01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9.85204E+017">
                <text:p>9.85204E+017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2.62213E+018">
                <text:p>2.62213E+018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.45154E+018">
                <text:p>3.45154E+018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4.8552E+018">
                <text:p>4.8552E+01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7.60878E+018">
                <text:p>7.60878E+018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.50361E+018">
                <text:p>5.50361E+018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.77144E+017">
                <text:p>3.77144E+017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.02245E+018">
                <text:p>3.02245E+018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.12451E+018">
                <text:p>7.12451E+018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.3341E+016">
                <text:p>2.3341E+01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2.61041E+018">
                <text:p>2.61041E+018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.34121E+018">
                <text:p>7.34121E+01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2.51821E+018">
                <text:p>2.51821E+018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.44627E+018">
                <text:p>1.44627E+018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.83044E+018">
                <text:p>3.83044E+018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210301000000000">
                <text:p>21030100000000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.27057E+018">
                <text:p>3.27057E+01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.33672E+018">
                <text:p>1.33672E+01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5.2341E+018">
                <text:p>5.2341E+01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4.01412E+018">
                <text:p>4.01412E+018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.20418E+017">
                <text:p>1.20418E+017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7.25706E+018">
                <text:p>7.25706E+01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.44327E+018">
                <text:p>1.44327E+018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.17025E+018">
                <text:p>1.17025E+01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2.49103E+017">
                <text:p>2.49103E+01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5.06133E+017">
                <text:p>5.06133E+017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2.20103E+018">
                <text:p>2.20103E+018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.57003E+018">
                <text:p>3.57003E+018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4.04217E+018">
                <text:p>4.04217E+018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.54041E+017">
                <text:p>1.54041E+017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.7383E+018">
                <text:p>3.7383E+018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2.11283E+018">
                <text:p>2.11283E+01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5.01013E+018">
                <text:p>5.01013E+018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5.52363E+018">
                <text:p>5.52363E+018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.62218E+018">
                <text:p>1.62218E+01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2.1511E+018">
                <text:p>2.1511E+018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.60736E+018">
                <text:p>3.60736E+01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6.40318E+017">
                <text:p>6.40318E+017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5.18331E+017">
                <text:p>5.18331E+017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.41573E+018">
                <text:p>1.41573E+01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.04458E+016">
                <text:p>3.04458E+016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.11253E+018">
                <text:p>1.11253E+01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.03547E+018">
                <text:p>2.03547E+018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9.75552E+017">
                <text:p>9.75552E+01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2.23637E+018">
                <text:p>2.23637E+018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7.05047E+018">
                <text:p>7.05047E+01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.1602E+017">
                <text:p>1.1602E+017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2.70032E+018">
                <text:p>2.70032E+018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7.7423E+018">
                <text:p>7.7423E+018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.44803E+018">
                <text:p>3.44803E+01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.51452E+018">
                <text:p>1.51452E+01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.50427E+018">
                <text:p>1.50427E+018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.13268E+017">
                <text:p>3.13268E+017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5.08732E+018">
                <text:p>5.08732E+018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5.13402E+018">
                <text:p>5.13402E+018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2.20306E+018">
                <text:p>2.20306E+018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5.15203E+018">
                <text:p>5.15203E+01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.2046E+018">
                <text:p>1.2046E+018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.12219E+018">
                <text:p>3.12219E+018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.24333E+018">
                <text:p>3.24333E+018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8.15722E+018">
                <text:p>8.15722E+018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4.27203E+017">
                <text:p>4.27203E+017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2.0052E+018">
                <text:p>2.0052E+018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6.74511E+018">
                <text:p>6.74511E+018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5.652E+017">
                <text:p>5.652E+017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.53113E+016">
                <text:p>4.53113E+016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.25627E+017">
                <text:p>1.25627E+017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.21122E+018">
                <text:p>4.21122E+01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8.54005E+018">
                <text:p>8.54005E+018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2.8102E+018">
                <text:p>2.8102E+018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.50002E+017">
                <text:p>4.50002E+017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2.03269E+018">
                <text:p>2.03269E+01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7.01034E+018">
                <text:p>7.01034E+01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8.91054E+018">
                <text:p>8.91054E+018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.00333E+018">
                <text:p>4.00333E+01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3.014E+018">
                <text:p>3.014E+01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3.60332E+018">
                <text:p>3.60332E+018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5.61052E+018">
                <text:p>5.61052E+018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.24901E+018">
                <text:p>4.24901E+01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.10357E+018">
                <text:p>3.10357E+018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3.04342E+018">
                <text:p>3.04342E+018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5.48611E+018">
                <text:p>5.48611E+018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7.32353E+018">
                <text:p>7.32353E+018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.82121E+017">
                <text:p>4.82121E+017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5.72036E+018">
                <text:p>5.72036E+018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6.1583E+018">
                <text:p>6.1583E+018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.21302E+018">
                <text:p>1.21302E+018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2.7123E+018">
                <text:p>2.7123E+018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5.13454E+018">
                <text:p>5.13454E+018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.22453E+018">
                <text:p>3.22453E+018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2.51021E+018">
                <text:p>2.51021E+018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6.7516E+018">
                <text:p>6.7516E+01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.11247E+018">
                <text:p>1.11247E+018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6.10221E+018">
                <text:p>6.10221E+018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.14145E+018">
                <text:p>1.14145E+018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2.40522E+018">
                <text:p>2.40522E+01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2.06273E+018">
                <text:p>2.06273E+018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6.04568E+018">
                <text:p>6.04568E+018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8.60011E+018">
                <text:p>8.60011E+018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4.68144E+018">
                <text:p>4.68144E+018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.24714E+016">
                <text:p>1.24714E+016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3.1E+018">
                <text:p>3.1E+01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8.66244E+018">
                <text:p>8.66244E+018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7.26082E+018">
                <text:p>7.26082E+018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8.02128E+018">
                <text:p>8.02128E+018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9.47005E+018">
                <text:p>9.47005E+018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5.35274E+017">
                <text:p>5.35274E+017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2710080000000000">
                <text:p>2710080000000000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3.2236E+018">
                <text:p>3.2236E+018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5.07245E+017">
                <text:p>5.07245E+017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9.4122E+018">
                <text:p>9.4122E+01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5.02417E+017">
                <text:p>5.02417E+017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4.80417E+018">
                <text:p>4.80417E+018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8.40054E+018">
                <text:p>8.40054E+018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.26306E+017">
                <text:p>3.26306E+017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.5304E+018">
                <text:p>1.5304E+018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.25441E+018">
                <text:p>1.25441E+018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5.34441E+018">
                <text:p>5.34441E+018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.53112E+018">
                <text:p>1.53112E+018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3.14427E+018">
                <text:p>3.14427E+018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4.36333E+018">
                <text:p>4.36333E+018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2.55721E+018">
                <text:p>2.55721E+018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4.33221E+017">
                <text:p>4.33221E+017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2.90116E+018">
                <text:p>2.90116E+018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4.21042E+018">
                <text:p>4.21042E+01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3.56152E+018">
                <text:p>3.56152E+018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4.34131E+016">
                <text:p>4.34131E+016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.61202E+018">
                <text:p>1.61202E+018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4.62137E+017">
                <text:p>4.62137E+017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6.24106E+018">
                <text:p>6.24106E+01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.16011E+018">
                <text:p>1.16011E+018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6.02223E+018">
                <text:p>6.02223E+018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2.16211E+018">
                <text:p>2.16211E+018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.20215E+018">
                <text:p>2.20215E+018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5.22013E+018">
                <text:p>5.22013E+018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5.5812E+018">
                <text:p>5.5812E+018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7.11112E+016">
                <text:p>7.11112E+016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.32366E+018">
                <text:p>4.32366E+018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230043000000000">
                <text:p>23004300000000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3.54014E+018">
                <text:p>3.54014E+018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4.15593E+018">
                <text:p>4.15593E+018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4.61337E+018">
                <text:p>4.61337E+018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2.00401E+018">
                <text:p>2.00401E+018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7.0213E+018">
                <text:p>7.0213E+018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.03322E+018">
                <text:p>1.03322E+018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.41403E+017">
                <text:p>1.41403E+017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7.03151E+018">
                <text:p>7.03151E+018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2.34248E+017">
                <text:p>2.34248E+017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2.20504E+016">
                <text:p>2.20504E+016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.05066E+018">
                <text:p>1.05066E+018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.02411E+017">
                <text:p>1.02411E+01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.00434E+018">
                <text:p>1.00434E+018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.42044E+018">
                <text:p>3.42044E+018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3.51003E+017">
                <text:p>3.51003E+01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.20236E+018">
                <text:p>1.20236E+018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.28108E+018">
                <text:p>1.28108E+018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5.35204E+018">
                <text:p>5.35204E+018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6.01115E+018">
                <text:p>6.01115E+018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2.64912E+018">
                <text:p>2.64912E+018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2.32722E+017">
                <text:p>2.32722E+017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2.04812E+018">
                <text:p>2.04812E+018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.39226E+018">
                <text:p>1.39226E+018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.51361E+018">
                <text:p>1.51361E+018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.71612E+018">
                <text:p>1.71612E+018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.00248E+018">
                <text:p>1.00248E+018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.59514E+018">
                <text:p>1.59514E+01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.23822E+018">
                <text:p>4.23822E+018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2.5012E+018">
                <text:p>2.5012E+018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6.13154E+018">
                <text:p>6.13154E+01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2.11333E+018">
                <text:p>2.11333E+01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4.07832E+017">
                <text:p>4.07832E+017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6.12001E+018">
                <text:p>6.12001E+018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.43131E+017">
                <text:p>1.43131E+017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4.131E+018">
                <text:p>4.131E+018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3.70351E+018">
                <text:p>3.70351E+018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6.16326E+018">
                <text:p>6.16326E+018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.22411E+017">
                <text:p>1.22411E+01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.073E+018">
                <text:p>1.073E+018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3.74032E+018">
                <text:p>3.74032E+01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3.05602E+018">
                <text:p>3.05602E+018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2.15116E+018">
                <text:p>2.15116E+018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7.16407E+018">
                <text:p>7.16407E+018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3.21895E+018">
                <text:p>3.21895E+01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3.25206E+016">
                <text:p>3.25206E+016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2.30405E+018">
                <text:p>2.30405E+018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2.31815E+018">
                <text:p>2.31815E+018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6.27601E+018">
                <text:p>6.27601E+018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6.10743E+017">
                <text:p>6.10743E+017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6.11783E+018">
                <text:p>6.11783E+018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.40112E+018">
                <text:p>1.40112E+018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6.16071E+017">
                <text:p>6.16071E+017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3.03916E+017">
                <text:p>3.03916E+01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3.21644E+018">
                <text:p>3.21644E+018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9.17143E+017">
                <text:p>9.17143E+017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3.30535E+018">
                <text:p>3.30535E+01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5.63044E+018">
                <text:p>5.63044E+018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.31255E+018">
                <text:p>7.31255E+018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3.02031E+017">
                <text:p>3.02031E+017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6.72374E+018">
                <text:p>6.72374E+018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.2663E+018">
                <text:p>1.2663E+01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.54725E+018">
                <text:p>1.54725E+018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2.21283E+017">
                <text:p>2.21283E+017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.06341E+018">
                <text:p>1.06341E+01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.02651E+018">
                <text:p>7.02651E+018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5.34E+018">
                <text:p>5.34E+018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.28242E+018">
                <text:p>4.28242E+018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9.73334E+018">
                <text:p>9.73334E+018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3.30372E+018">
                <text:p>3.30372E+01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.31341E+018">
                <text:p>1.31341E+018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.1501E+018">
                <text:p>1.1501E+018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5.25467E+018">
                <text:p>5.25467E+018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2.23522E+018">
                <text:p>2.23522E+018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.14654E+018">
                <text:p>1.14654E+018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4.70285E+018">
                <text:p>4.70285E+018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.00977E+018">
                <text:p>3.00977E+018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7.31023E+018">
                <text:p>7.31023E+018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6.31408E+018">
                <text:p>6.31408E+018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.5135E+017">
                <text:p>3.5135E+017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9.42032E+018">
                <text:p>9.42032E+018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.03852E+018">
                <text:p>1.03852E+018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.27505E+018">
                <text:p>3.27505E+018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.53185E+018">
                <text:p>1.53185E+018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2.63606E+018">
                <text:p>2.63606E+018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5.02214E+018">
                <text:p>5.02214E+018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.22309E+018">
                <text:p>1.22309E+018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6.51104E+017">
                <text:p>6.51104E+017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2.44164E+018">
                <text:p>2.44164E+01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2.20344E+018">
                <text:p>2.20344E+018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2.25407E+018">
                <text:p>2.25407E+018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.62024E+018">
                <text:p>6.62024E+018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4.01361E+018">
                <text:p>4.01361E+01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2.83261E+018">
                <text:p>2.83261E+018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2.00161E+018">
                <text:p>2.00161E+018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4.71333E+018">
                <text:p>4.71333E+018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.64113E+018">
                <text:p>1.64113E+018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5.25038E+018">
                <text:p>5.25038E+01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2.04003E+018">
                <text:p>2.04003E+018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5.93419E+018">
                <text:p>5.93419E+018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3.20201E+017">
                <text:p>3.20201E+017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4.33308E+018">
                <text:p>4.33308E+01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6.40058E+017">
                <text:p>6.40058E+01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4.784E+017">
                <text:p>4.784E+017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2.53053E+017">
                <text:p>2.53053E+017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3.30029E+018">
                <text:p>3.30029E+01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2.2451E+017">
                <text:p>2.2451E+017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2.1884E+018">
                <text:p>2.1884E+018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.54812E+017">
                <text:p>1.54812E+017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.12159E+017">
                <text:p>1.12159E+017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4.62041E+018">
                <text:p>4.62041E+018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2.652E+018">
                <text:p>2.652E+018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4.43562E+018">
                <text:p>4.43562E+018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4.31303E+018">
                <text:p>4.31303E+018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.1161E+018">
                <text:p>7.1161E+018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3.5421E+018">
                <text:p>3.5421E+018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2.02111E+018">
                <text:p>2.02111E+018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5.98613E+017">
                <text:p>5.98613E+017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.14625E+017">
                <text:p>1.14625E+01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.23421E+018">
                <text:p>5.23421E+01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8.1405E+018">
                <text:p>8.1405E+018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.35365E+017">
                <text:p>1.35365E+01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.1166E+018">
                <text:p>1.1166E+01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4.41911E+018">
                <text:p>4.41911E+018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2.13203E+018">
                <text:p>2.13203E+018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3.39263E+018">
                <text:p>3.39263E+018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2.46143E+018">
                <text:p>2.46143E+01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2.31416E+018">
                <text:p>2.31416E+018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.25003E+018">
                <text:p>1.25003E+018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2.53133E+018">
                <text:p>2.53133E+018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3.23131E+017">
                <text:p>3.23131E+017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4.09328E+018">
                <text:p>4.09328E+018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4.70203E+018">
                <text:p>4.70203E+018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.81114E+018">
                <text:p>1.81114E+018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.80333E+018">
                <text:p>5.80333E+018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6.19505E+018">
                <text:p>6.19505E+018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.00011E+018">
                <text:p>1.00011E+01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.21264E+018">
                <text:p>1.21264E+01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.60612E+018">
                <text:p>1.60612E+018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4.43001E+018">
                <text:p>4.43001E+018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5.30426E+018">
                <text:p>5.30426E+018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2.51024E+018">
                <text:p>2.51024E+018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.19704E+018">
                <text:p>1.19704E+018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.38034E+018">
                <text:p>1.38034E+018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.01121E+018">
                <text:p>1.01121E+018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3.85332E+017">
                <text:p>3.85332E+017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.11025E+017">
                <text:p>1.11025E+017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3.51425E+017">
                <text:p>3.51425E+017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5.65209E+018">
                <text:p>5.65209E+018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3.20043E+017">
                <text:p>3.20043E+01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2.5264E+018">
                <text:p>2.5264E+01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3.41143E+018">
                <text:p>3.41143E+018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.21301E+018">
                <text:p>7.21301E+018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.46452E+017">
                <text:p>4.46452E+017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4.15614E+018">
                <text:p>4.15614E+018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.70888E+017">
                <text:p>1.70888E+017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6.02925E+016">
                <text:p>6.02925E+016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3.16273E+017">
                <text:p>3.16273E+017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2.51219E+018">
                <text:p>2.51219E+018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9.62064E+017">
                <text:p>9.62064E+017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6.07105E+018">
                <text:p>6.07105E+018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.65651E+018">
                <text:p>7.65651E+018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3.20411E+017">
                <text:p>3.20411E+017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.7281E+018">
                <text:p>2.7281E+018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.84251E+018">
                <text:p>3.84251E+018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.07566E+018">
                <text:p>1.07566E+018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2.12074E+018">
                <text:p>2.12074E+018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6.91362E+018">
                <text:p>6.91362E+018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4.00112E+018">
                <text:p>4.00112E+018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2.39881E+018">
                <text:p>2.39881E+01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.03724E+018">
                <text:p>1.03724E+018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3.2401E+018">
                <text:p>3.2401E+01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9.15291E+018">
                <text:p>9.15291E+018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3.07551E+017">
                <text:p>3.07551E+017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3.246E+018">
                <text:p>3.246E+018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4.01002E+018">
                <text:p>4.01002E+01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5.2014E+017">
                <text:p>5.2014E+017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.3013E+018">
                <text:p>1.3013E+018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6.53002E+016">
                <text:p>6.53002E+016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2.165E+018">
                <text:p>2.165E+01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.57465E+017">
                <text:p>1.57465E+017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5.50165E+018">
                <text:p>5.50165E+018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2.25422E+018">
                <text:p>2.25422E+018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.84358E+017">
                <text:p>1.84358E+017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2.2154E+017">
                <text:p>2.2154E+017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4.243E+018">
                <text:p>4.243E+018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.04571E+018">
                <text:p>1.04571E+018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4.23512E+016">
                <text:p>4.23512E+016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4.1342E+018">
                <text:p>4.1342E+018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4.1518E+018">
                <text:p>4.1518E+018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.87261E+018">
                <text:p>1.87261E+018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6.55323E+018">
                <text:p>6.55323E+01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6.31441E+018">
                <text:p>6.31441E+01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3.47462E+018">
                <text:p>3.47462E+018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4.11064E+018">
                <text:p>4.11064E+018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.16942E+017">
                <text:p>5.16942E+017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9.02384E+018">
                <text:p>9.02384E+018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.26427E+017">
                <text:p>1.26427E+017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3563250000000000">
                <text:p>356325000000000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.4876E+018">
                <text:p>3.4876E+018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4.40243E+018">
                <text:p>4.40243E+018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.12782E+018">
                <text:p>1.12782E+018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2.65112E+018">
                <text:p>2.65112E+018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2.31436E+018">
                <text:p>2.31436E+018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.07645E+018">
                <text:p>1.07645E+018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7.31346E+018">
                <text:p>7.31346E+01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5.03635E+017">
                <text:p>5.03635E+017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2.66172E+018">
                <text:p>2.66172E+018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5.59012E+018">
                <text:p>5.59012E+018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6.75302E+018">
                <text:p>6.75302E+018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6.172E+016">
                <text:p>6.172E+01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2.01764E+018">
                <text:p>2.01764E+018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2.20183E+018">
                <text:p>2.20183E+018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2.24714E+018">
                <text:p>2.24714E+018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2.11917E+018">
                <text:p>2.11917E+018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.72131E+017">
                <text:p>1.72131E+017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.1228E+018">
                <text:p>1.1228E+018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4.42261E+018">
                <text:p>4.42261E+018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5.00523E+017">
                <text:p>5.00523E+017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4.01002E+018">
                <text:p>4.01002E+018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2.55521E+018">
                <text:p>2.55521E+018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3.78842E+018">
                <text:p>3.78842E+018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.3033E+016">
                <text:p>2.3033E+01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3.60812E+017">
                <text:p>3.60812E+017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4.10695E+017">
                <text:p>4.10695E+01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3.14103E+018">
                <text:p>3.14103E+018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6.05514E+018">
                <text:p>6.05514E+01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5.42558E+018">
                <text:p>5.42558E+018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2.31661E+018">
                <text:p>2.31661E+018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2.29041E+018">
                <text:p>2.29041E+018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.71335E+018">
                <text:p>1.71335E+018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2.26335E+018">
                <text:p>2.26335E+018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6.34413E+018">
                <text:p>6.34413E+01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6.10102E+017">
                <text:p>6.10102E+017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2.31224E+018">
                <text:p>2.31224E+018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.4207E+018">
                <text:p>1.4207E+018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2.2433E+018">
                <text:p>2.2433E+018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4.30341E+018">
                <text:p>4.30341E+01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3.02002E+018">
                <text:p>3.02002E+018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6.23354E+018">
                <text:p>6.23354E+018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4.84612E+018">
                <text:p>4.84612E+018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5.7401E+018">
                <text:p>5.7401E+01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.00521E+018">
                <text:p>1.00521E+018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2.70102E+018">
                <text:p>2.70102E+018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.10707E+018">
                <text:p>1.10707E+018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2.43621E+018">
                <text:p>2.43621E+018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3.79523E+018">
                <text:p>3.79523E+01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2.4685E+018">
                <text:p>2.4685E+018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.90714E+018">
                <text:p>1.90714E+01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3.21302E+018">
                <text:p>3.21302E+018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2.50142E+018">
                <text:p>2.50142E+018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4.2366E+018">
                <text:p>4.2366E+018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.23015E+018">
                <text:p>1.23015E+018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5.00508E+018">
                <text:p>5.00508E+018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6.11545E+018">
                <text:p>6.11545E+01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.2507E+018">
                <text:p>1.2507E+01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7.20523E+018">
                <text:p>7.20523E+018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4.18251E+018">
                <text:p>4.18251E+01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4.73341E+018">
                <text:p>4.73341E+01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3.66533E+016">
                <text:p>3.66533E+016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4.33304E+017">
                <text:p>4.33304E+017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7.02202E+018">
                <text:p>7.02202E+018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2.00644E+018">
                <text:p>2.00644E+018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2.61223E+018">
                <text:p>2.61223E+01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.45473E+018">
                <text:p>1.45473E+018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.67322E+018">
                <text:p>4.67322E+018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3.4272E+018">
                <text:p>3.4272E+018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3.08213E+018">
                <text:p>3.08213E+018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.38777E+017">
                <text:p>1.38777E+01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2.21043E+018">
                <text:p>2.21043E+018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9.44404E+018">
                <text:p>9.44404E+018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4.1712E+018">
                <text:p>4.1712E+01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.30677E+018">
                <text:p>1.30677E+018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5.21175E+018">
                <text:p>5.21175E+018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9.08043E+018">
                <text:p>9.08043E+018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.20411E+018">
                <text:p>1.20411E+018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2.25003E+018">
                <text:p>2.25003E+018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.11515E+017">
                <text:p>1.11515E+01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.03112E+018">
                <text:p>8.03112E+01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3.40133E+018">
                <text:p>3.40133E+018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2.0121E+018">
                <text:p>2.0121E+01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3.92421E+018">
                <text:p>3.92421E+018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3.7352E+018">
                <text:p>3.7352E+018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.46236E+018">
                <text:p>1.46236E+018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.50613E+018">
                <text:p>2.50613E+018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.02342E+018">
                <text:p>5.02342E+018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7.67011E+018">
                <text:p>7.67011E+01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.8166E+018">
                <text:p>5.8166E+018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7.12813E+018">
                <text:p>7.12813E+018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.14532E+018">
                <text:p>1.14532E+01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.71604E+018">
                <text:p>3.71604E+018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.24574E+018">
                <text:p>3.24574E+018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8.73731E+018">
                <text:p>8.73731E+018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.13736E+018">
                <text:p>3.13736E+01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3.24482E+018">
                <text:p>3.24482E+018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7.12503E+018">
                <text:p>7.12503E+018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9.83301E+018">
                <text:p>9.83301E+01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.30112E+018">
                <text:p>1.30112E+018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8.41271E+018">
                <text:p>8.41271E+018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4.60102E+016">
                <text:p>4.60102E+01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.87295E+018">
                <text:p>8.87295E+018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.34767E+018">
                <text:p>1.34767E+018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3.60226E+018">
                <text:p>3.60226E+018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.0443E+018">
                <text:p>1.0443E+018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4.61558E+018">
                <text:p>4.61558E+018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.46633E+018">
                <text:p>3.46633E+018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2.2126E+016">
                <text:p>2.2126E+01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.522E+018">
                <text:p>1.522E+018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.1362E+018">
                <text:p>1.1362E+018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.09141E+018">
                <text:p>1.09141E+018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3.70661E+018">
                <text:p>3.70661E+018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2.31449E+018">
                <text:p>2.31449E+018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4.17722E+018">
                <text:p>4.17722E+018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6.8583E+018">
                <text:p>6.8583E+01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3.01217E+018">
                <text:p>3.01217E+018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9.03627E+018">
                <text:p>9.03627E+018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6.2635E+018">
                <text:p>6.2635E+01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2.88284E+018">
                <text:p>2.88284E+01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.75008E+018">
                <text:p>1.75008E+018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3.21233E+018">
                <text:p>3.21233E+018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2.11138E+018">
                <text:p>2.11138E+018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2.53283E+017">
                <text:p>2.53283E+017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3.51531E+017">
                <text:p>3.51531E+017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6.30352E+018">
                <text:p>6.30352E+018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7.5528E+018">
                <text:p>7.5528E+018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7.20311E+018">
                <text:p>7.20311E+018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2.55143E+018">
                <text:p>2.55143E+018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.1064E+018">
                <text:p>1.1064E+01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8.91039E+018">
                <text:p>8.91039E+018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2.063E+017">
                <text:p>2.063E+017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4.97151E+018">
                <text:p>4.97151E+01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.1E+018">
                <text:p>1.1E+018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5.691E+018">
                <text:p>5.691E+01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.06443E+018">
                <text:p>1.06443E+018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3.64101E+018">
                <text:p>3.64101E+018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6.50211E+018">
                <text:p>6.50211E+018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2.53044E+018">
                <text:p>2.53044E+01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7.0054E+017">
                <text:p>7.0054E+017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.03036E+017">
                <text:p>1.03036E+017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3.06243E+018">
                <text:p>3.06243E+018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.038E+018">
                <text:p>1.038E+018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6.78966E+018">
                <text:p>6.78966E+018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.40714E+018">
                <text:p>1.40714E+018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5.4E+016">
                <text:p>5.4E+01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3.20235E+018">
                <text:p>3.20235E+018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6.52313E+018">
                <text:p>6.52313E+018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5.52282E+018">
                <text:p>5.52282E+018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2.44073E+018">
                <text:p>2.44073E+018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4.55702E+018">
                <text:p>4.55702E+018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2.20172E+018">
                <text:p>2.20172E+018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.2233E+018">
                <text:p>1.2233E+018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9.51251E+018">
                <text:p>9.51251E+018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2.1512E+017">
                <text:p>2.1512E+017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4.22062E+017">
                <text:p>4.22062E+017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3.35638E+018">
                <text:p>3.35638E+01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4.22939E+018">
                <text:p>4.22939E+018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.7144E+018">
                <text:p>1.7144E+018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.13214E+018">
                <text:p>1.13214E+018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7.33835E+017">
                <text:p>7.33835E+017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9.11612E+017">
                <text:p>9.11612E+017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5.13105E+018">
                <text:p>5.13105E+018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6.12352E+018">
                <text:p>6.12352E+018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.68054E+018">
                <text:p>1.68054E+018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4.04234E+018">
                <text:p>4.04234E+018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2.55053E+018">
                <text:p>2.55053E+018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.73302E+018">
                <text:p>1.73302E+018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9.00055E+018">
                <text:p>9.00055E+018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3.23101E+018">
                <text:p>3.23101E+018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5.51343E+018">
                <text:p>5.51343E+018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.44448E+018">
                <text:p>1.44448E+01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4.07943E+018">
                <text:p>4.07943E+018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2.51203E+018">
                <text:p>2.51203E+018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6.40246E+018">
                <text:p>6.40246E+018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.36701E+018">
                <text:p>1.36701E+018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4.0226E+018">
                <text:p>4.0226E+01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7.77253E+018">
                <text:p>7.77253E+018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6.61916E+017">
                <text:p>6.61916E+017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4.03801E+018">
                <text:p>4.03801E+018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2.24021E+018">
                <text:p>2.24021E+018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6.24614E+018">
                <text:p>6.24614E+018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4.3102E+018">
                <text:p>4.3102E+018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4.33102E+018">
                <text:p>4.33102E+018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.6342E+018">
                <text:p>1.6342E+01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.36123E+018">
                <text:p>1.36123E+018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2.90317E+018">
                <text:p>2.90317E+01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4.07761E+018">
                <text:p>4.07761E+018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.51071E+018">
                <text:p>1.51071E+018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5.74273E+018">
                <text:p>5.74273E+01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8.2015E+017">
                <text:p>8.2015E+017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4.35458E+018">
                <text:p>4.35458E+018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5.12345E+018">
                <text:p>5.12345E+018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8.70133E+018">
                <text:p>8.70133E+018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6.60142E+018">
                <text:p>6.60142E+01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2.84512E+017">
                <text:p>2.84512E+01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7.27249E+018">
                <text:p>7.27249E+018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3.03205E+017">
                <text:p>3.03205E+017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8.30733E+017">
                <text:p>8.30733E+017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4.20142E+018">
                <text:p>4.20142E+018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4.22062E+018">
                <text:p>4.22062E+018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3.20002E+018">
                <text:p>3.20002E+018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.51135E+018">
                <text:p>1.51135E+018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6.12341E+018">
                <text:p>6.12341E+018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2.52212E+018">
                <text:p>2.52212E+018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7.21101E+018">
                <text:p>7.21101E+018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.03243E+018">
                <text:p>1.03243E+018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2.12501E+018">
                <text:p>2.12501E+018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7.23201E+018">
                <text:p>7.23201E+01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2.50743E+018">
                <text:p>2.50743E+018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5.41739E+018">
                <text:p>5.41739E+018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6.06716E+016">
                <text:p>6.06716E+016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3.41205E+018">
                <text:p>3.41205E+018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2.64024E+018">
                <text:p>2.64024E+018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6.42345E+018">
                <text:p>6.42345E+01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3.46034E+018">
                <text:p>3.46034E+018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.20139E+018">
                <text:p>1.20139E+018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2.24417E+018">
                <text:p>2.24417E+018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2.70311E+017">
                <text:p>2.70311E+017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6.40171E+018">
                <text:p>6.40171E+018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5.36445E+018">
                <text:p>5.36445E+018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6.35006E+018">
                <text:p>6.35006E+018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5.02238E+016">
                <text:p>5.02238E+016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6.03536E+018">
                <text:p>6.03536E+018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8.01114E+018">
                <text:p>8.01114E+018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.04302E+018">
                <text:p>1.04302E+018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5.02751E+018">
                <text:p>5.02751E+018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3.30523E+018">
                <text:p>3.30523E+018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3.3306E+018">
                <text:p>3.3306E+018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.2221E+018">
                <text:p>1.2221E+018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3.25697E+018">
                <text:p>3.25697E+01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.54514E+017">
                <text:p>1.54514E+017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3.13435E+018">
                <text:p>3.13435E+01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.52001E+018">
                <text:p>1.52001E+018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3.25122E+017">
                <text:p>3.25122E+017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2.3131E+017">
                <text:p>2.3131E+017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8.43082E+018">
                <text:p>8.43082E+018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6.44211E+018">
                <text:p>6.44211E+018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5.05326E+017">
                <text:p>5.05326E+017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.78522E+018">
                <text:p>1.78522E+018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4.25315E+018">
                <text:p>4.25315E+018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2.02201E+017">
                <text:p>2.02201E+017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3.42423E+018">
                <text:p>3.42423E+01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6.32246E+016">
                <text:p>6.32246E+016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2.47105E+018">
                <text:p>2.47105E+018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8.22031E+017">
                <text:p>8.22031E+017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6.62111E+018">
                <text:p>6.62111E+018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.10122E+018">
                <text:p>1.10122E+01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3.32101E+018">
                <text:p>3.32101E+018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5.23422E+018">
                <text:p>5.23422E+018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.21242E+018">
                <text:p>1.21242E+018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8.42033E+018">
                <text:p>8.42033E+018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6.77004E+017">
                <text:p>6.77004E+017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.71622E+016">
                <text:p>1.71622E+016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6.46856E+018">
                <text:p>6.46856E+018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7.62334E+018">
                <text:p>7.62334E+018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3.32301E+018">
                <text:p>3.32301E+018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4.44162E+018">
                <text:p>4.44162E+018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.108E+018">
                <text:p>1.108E+018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6.72403E+018">
                <text:p>6.72403E+018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7.71256E+018">
                <text:p>7.71256E+018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.3942E+018">
                <text:p>1.3942E+018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2.02123E+018">
                <text:p>2.02123E+018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6.42538E+018">
                <text:p>6.42538E+018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.53711E+018">
                <text:p>1.53711E+018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7.33113E+018">
                <text:p>7.33113E+018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7.04463E+018">
                <text:p>7.04463E+018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4.00347E+018">
                <text:p>4.00347E+018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2.00124E+018">
                <text:p>2.00124E+018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4.76722E+018">
                <text:p>4.76722E+018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8.60006E+018">
                <text:p>8.60006E+018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3.30536E+018">
                <text:p>3.30536E+018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3.85452E+018">
                <text:p>3.85452E+018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.43331E+018">
                <text:p>1.43331E+018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2.31524E+018">
                <text:p>2.31524E+018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2.05051E+018">
                <text:p>2.05051E+018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4.68211E+018">
                <text:p>4.68211E+018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2.64024E+018">
                <text:p>2.64024E+01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4.35512E+018">
                <text:p>4.35512E+018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2.02801E+017">
                <text:p>2.02801E+017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2.21402E+018">
                <text:p>2.21402E+018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.13713E+018">
                <text:p>1.13713E+018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3.55109E+018">
                <text:p>3.55109E+018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.311E+018">
                <text:p>1.311E+018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8.62114E+017">
                <text:p>8.62114E+017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.60058E+018">
                <text:p>1.60058E+018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3.10261E+017">
                <text:p>3.10261E+017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2.40647E+018">
                <text:p>2.40647E+018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.21333E+018">
                <text:p>1.21333E+018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3.44111E+018">
                <text:p>3.44111E+018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6.00131E+018">
                <text:p>6.00131E+018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8.30565E+018">
                <text:p>8.30565E+018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6.80586E+018">
                <text:p>6.80586E+018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6.4751E+018">
                <text:p>6.4751E+018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5.11133E+018">
                <text:p>5.11133E+018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.56115E+018">
                <text:p>1.56115E+018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6.49036E+018">
                <text:p>6.49036E+018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2.78164E+018">
                <text:p>2.78164E+018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3.00205E+018">
                <text:p>3.00205E+018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3.24401E+018">
                <text:p>3.24401E+018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2.00512E+018">
                <text:p>2.00512E+018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7.1245E+018">
                <text:p>7.1245E+018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.01234E+018">
                <text:p>1.01234E+018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2.11621E+018">
                <text:p>2.11621E+018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2.20633E+017">
                <text:p>2.20633E+017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2.2106E+018">
                <text:p>2.2106E+018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5.37232E+018">
                <text:p>5.37232E+018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6.08411E+018">
                <text:p>6.08411E+018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5.06105E+018">
                <text:p>5.06105E+018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2.35161E+018">
                <text:p>2.35161E+018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6.13042E+017">
                <text:p>6.13042E+017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2.43639E+018">
                <text:p>2.43639E+018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5.29285E+018">
                <text:p>5.29285E+018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.51506E+018">
                <text:p>1.51506E+018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2.97335E+018">
                <text:p>2.97335E+018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5.25123E+018">
                <text:p>5.25123E+018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.12378E+018">
                <text:p>1.12378E+018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4.43105E+018">
                <text:p>4.43105E+018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2.01125E+018">
                <text:p>2.01125E+018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5.92616E+018">
                <text:p>5.92616E+018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8.88343E+018">
                <text:p>8.88343E+018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.50115E+018">
                <text:p>1.50115E+018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4.42351E+016">
                <text:p>4.42351E+016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3.33367E+018">
                <text:p>3.33367E+018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2.22013E+018">
                <text:p>2.22013E+01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7.73401E+017">
                <text:p>7.73401E+017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7.27626E+017">
                <text:p>7.27626E+017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7.13405E+017">
                <text:p>7.13405E+017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8.79522E+018">
                <text:p>8.79522E+018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7.26434E+016">
                <text:p>7.26434E+016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8.11202E+018">
                <text:p>8.11202E+018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3.31018E+018">
                <text:p>3.31018E+018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3.3112E+018">
                <text:p>3.3112E+018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2.33407E+018">
                <text:p>2.33407E+01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3.38035E+017">
                <text:p>3.38035E+017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5.03312E+016">
                <text:p>5.03312E+016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.35482E+018">
                <text:p>1.35482E+018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2.13055E+018">
                <text:p>2.13055E+018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4.00453E+018">
                <text:p>4.00453E+018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4.2E+018">
                <text:p>4.2E+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_64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